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content.xml" manifest:media-type="text/xml"/>
  <manifest:file-entry manifest:full-path="Object 2"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細明體" svg:font-family="細明體, MingLiU" style:font-family-generic="modern"/>
    <style:font-face style:name="serif" svg:font-family="serif, 'Times New Roman'" style:font-family-generic="roman"/>
    <style:font-face style:name="標楷體" svg:font-family="標楷體" style:font-family-generic="script"/>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automatic-styles>
    <style:style style:name="表格1" style:family="table">
      <style:table-properties style:width="17.145cm" fo:margin-left="0.635cm" table:align="left" style:writing-mode="lr-tb"/>
    </style:style>
    <style:style style:name="表格1.A" style:family="table-column">
      <style:table-column-properties style:column-width="1.482cm"/>
    </style:style>
    <style:style style:name="表格1.B" style:family="table-column">
      <style:table-column-properties style:column-width="2.328cm"/>
    </style:style>
    <style:style style:name="表格1.C" style:family="table-column">
      <style:table-column-properties style:column-width="0.423cm"/>
    </style:style>
    <style:style style:name="表格1.D" style:family="table-column">
      <style:table-column-properties style:column-width="12.488cm"/>
    </style:style>
    <style:style style:name="表格1.E" style:family="table-column">
      <style:table-column-properties style:column-width="0.139cm"/>
    </style:style>
    <style:style style:name="表格1.F" style:family="table-column">
      <style:table-column-properties style:column-width="0.284cm"/>
    </style:style>
    <style:style style:name="表格1.1" style:family="table-row">
      <style:table-row-properties fo:keep-together="always"/>
    </style:style>
    <style:style style:name="表格1.A1" style:family="table-cell">
      <style:table-cell-properties style:vertical-align="top" fo:padding-left="0.049cm" fo:padding-right="0.049cm" fo:padding-top="0cm" fo:padding-bottom="0cm" fo:border="none" style:writing-mode="lr-tb"/>
    </style:style>
    <style:style style:name="表格1.E1" style:family="table-cell">
      <style:table-cell-properties fo:padding="0cm" fo:border="none"/>
    </style:style>
    <style:style style:name="表格1.E2" style:family="table-cell">
      <style:table-cell-properties fo:padding="0cm" fo:border="none"/>
    </style:style>
    <style:style style:name="表格1.E3" style:family="table-cell">
      <style:table-cell-properties fo:padding="0cm" fo:border="none"/>
    </style:style>
    <style:style style:name="表格1.4" style:family="table-row">
      <style:table-row-properties style:min-row-height="0.556cm" fo:keep-together="always"/>
    </style:style>
    <style:style style:name="表格1.E4" style:family="table-cell">
      <style:table-cell-properties fo:padding="0cm" fo:border="none"/>
    </style:style>
    <style:style style:name="表格1.5" style:family="table-row">
      <style:table-row-properties style:min-row-height="2.117cm" fo:keep-together="always"/>
    </style:style>
    <style:style style:name="表格1.E5" style:family="table-cell">
      <style:table-cell-properties fo:padding="0cm" fo:border="none"/>
    </style:style>
    <style:style style:name="表格1.6" style:family="table-row">
      <style:table-row-properties style:min-row-height="4.022cm" fo:keep-together="always"/>
    </style:style>
    <style:style style:name="表格1.E6" style:family="table-cell">
      <style:table-cell-properties fo:padding="0cm" fo:border="none"/>
    </style:style>
    <style:style style:name="表格1.7" style:family="table-row">
      <style:table-row-properties style:min-row-height="3.03cm" fo:keep-together="always"/>
    </style:style>
    <style:style style:name="表格1.E7" style:family="table-cell">
      <style:table-cell-properties fo:padding="0cm" fo:border="none"/>
    </style:style>
    <style:style style:name="表格1.8" style:family="table-row">
      <style:table-row-properties style:min-row-height="3.029cm" fo:keep-together="always"/>
    </style:style>
    <style:style style:name="表格1.E8" style:family="table-cell">
      <style:table-cell-properties fo:padding="0cm" fo:border="none"/>
    </style:style>
    <style:style style:name="表格1.9" style:family="table-row">
      <style:table-row-properties style:min-row-height="2.208cm" fo:keep-together="always"/>
    </style:style>
    <style:style style:name="表格1.E9" style:family="table-cell">
      <style:table-cell-properties fo:padding="0cm" fo:border="none"/>
    </style:style>
    <style:style style:name="表格1.10" style:family="table-row">
      <style:table-row-properties style:min-row-height="4.736cm" fo:keep-together="always"/>
    </style:style>
    <style:style style:name="表格1.E10" style:family="table-cell">
      <style:table-cell-properties fo:padding="0cm" fo:border="none"/>
    </style:style>
    <style:style style:name="表格1.11" style:family="table-row">
      <style:table-row-properties style:min-row-height="1.296cm" fo:keep-together="always"/>
    </style:style>
    <style:style style:name="表格1.E11" style:family="table-cell">
      <style:table-cell-properties fo:padding="0cm" fo:border="none"/>
    </style:style>
    <style:style style:name="表格1.E12" style:family="table-cell">
      <style:table-cell-properties fo:padding="0cm" fo:border="none"/>
    </style:style>
    <style:style style:name="表格1.13" style:family="table-row">
      <style:table-row-properties style:min-row-height="0.688cm" fo:keep-together="always"/>
    </style:style>
    <style:style style:name="表格1.E13" style:family="table-cell">
      <style:table-cell-properties fo:padding="0cm" fo:border="none"/>
    </style:style>
    <style:style style:name="表格1.14" style:family="table-row">
      <style:table-row-properties style:min-row-height="0.609cm" fo:keep-together="always"/>
    </style:style>
    <style:style style:name="表格1.E14" style:family="table-cell">
      <style:table-cell-properties fo:padding="0cm" fo:border="none"/>
    </style:style>
    <style:style style:name="表格1.15" style:family="table-row">
      <style:table-row-properties style:min-row-height="1.191cm" fo:keep-together="always"/>
    </style:style>
    <style:style style:name="表格1.E15" style:family="table-cell">
      <style:table-cell-properties fo:padding="0cm" fo:border="none"/>
    </style:style>
    <style:style style:name="表格1.16" style:family="table-row">
      <style:table-row-properties style:min-row-height="0.702cm" fo:keep-together="always"/>
    </style:style>
    <style:style style:name="表格1.E16" style:family="table-cell">
      <style:table-cell-properties fo:padding="0cm" fo:border="none"/>
    </style:style>
    <style:style style:name="表格1.E17" style:family="table-cell">
      <style:table-cell-properties fo:padding="0cm" fo:border="none"/>
    </style:style>
    <style:style style:name="表格1.E18" style:family="table-cell">
      <style:table-cell-properties fo:padding="0cm" fo:border="none"/>
    </style:style>
    <style:style style:name="表格1.19" style:family="table-row">
      <style:table-row-properties style:min-row-height="1.893cm" fo:keep-together="always"/>
    </style:style>
    <style:style style:name="表格1.E19" style:family="table-cell">
      <style:table-cell-properties fo:padding="0cm" fo:border="none"/>
    </style:style>
    <style:style style:name="表格1.20" style:family="table-row">
      <style:table-row-properties style:min-row-height="1.64cm" fo:keep-together="always"/>
    </style:style>
    <style:style style:name="表格1.E20" style:family="table-cell">
      <style:table-cell-properties fo:padding="0cm" fo:border="none"/>
    </style:style>
    <style:style style:name="表格1.21" style:family="table-row">
      <style:table-row-properties style:min-row-height="1.074cm" fo:keep-together="always"/>
    </style:style>
    <style:style style:name="表格1.E21" style:family="table-cell">
      <style:table-cell-properties fo:padding="0cm" fo:border="none"/>
    </style:style>
    <style:style style:name="表格1.22" style:family="table-row">
      <style:table-row-properties style:min-row-height="1.244cm" fo:keep-together="always"/>
    </style:style>
    <style:style style:name="表格1.E22" style:family="table-cell">
      <style:table-cell-properties fo:padding="0cm" fo:border="none"/>
    </style:style>
    <style:style style:name="表格1.23" style:family="table-row">
      <style:table-row-properties style:min-row-height="9.804cm" fo:keep-together="always"/>
    </style:style>
    <style:style style:name="表格1.E23" style:family="table-cell">
      <style:table-cell-properties fo:padding="0cm" fo:border="none"/>
    </style:style>
    <style:style style:name="表格1.24" style:family="table-row">
      <style:table-row-properties style:min-row-height="10.132cm" fo:keep-together="always"/>
    </style:style>
    <style:style style:name="表格1.E24" style:family="table-cell">
      <style:table-cell-properties fo:padding="0cm" fo:border="none"/>
    </style:style>
    <style:style style:name="表格1.E25" style:family="table-cell">
      <style:table-cell-properties fo:padding="0cm" fo:border="none"/>
    </style:style>
    <style:style style:name="表格1.E26" style:family="table-cell">
      <style:table-cell-properties fo:padding="0cm" fo:border="none"/>
    </style:style>
    <style:style style:name="表格1.27" style:family="table-row">
      <style:table-row-properties style:min-row-height="0.423cm" fo:keep-together="always"/>
    </style:style>
    <style:style style:name="表格1.E27" style:family="table-cell">
      <style:table-cell-properties fo:padding="0cm" fo:border="none"/>
    </style:style>
    <style:style style:name="表格1.F28" style:family="table-cell">
      <style:table-cell-properties fo:padding="0cm" fo:border="none"/>
    </style:style>
    <style:style style:name="表格1.F29" style:family="table-cell">
      <style:table-cell-properties fo:padding="0cm" fo:border="none"/>
    </style:style>
    <style:style style:name="表格1.30" style:family="table-row">
      <style:table-row-properties style:min-row-height="2.196cm" fo:keep-together="always"/>
    </style:style>
    <style:style style:name="表格1.F30" style:family="table-cell">
      <style:table-cell-properties fo:padding="0cm" fo:border="none"/>
    </style:style>
    <style:style style:name="表格1.31" style:family="table-row">
      <style:table-row-properties style:min-row-height="0.635cm" fo:keep-together="always"/>
    </style:style>
    <style:style style:name="表格1.F31" style:family="table-cell">
      <style:table-cell-properties fo:padding="0cm" fo:border="none"/>
    </style:style>
    <style:style style:name="表格1.E32" style:family="table-cell">
      <style:table-cell-properties fo:padding="0cm" fo:border="none"/>
    </style:style>
    <style:style style:name="表格1.33" style:family="table-row">
      <style:table-row-properties style:min-row-height="0.926cm" fo:keep-together="always"/>
    </style:style>
    <style:style style:name="表格1.E33" style:family="table-cell">
      <style:table-cell-properties fo:padding="0cm" fo:border="none"/>
    </style:style>
    <style:style style:name="表格1.34" style:family="table-row">
      <style:table-row-properties style:min-row-height="0.582cm" fo:keep-together="always"/>
    </style:style>
    <style:style style:name="表格1.E34" style:family="table-cell">
      <style:table-cell-properties fo:padding="0cm" fo:border="none"/>
    </style:style>
    <style:style style:name="表格1.35" style:family="table-row">
      <style:table-row-properties style:min-row-height="0.661cm" fo:keep-together="always"/>
    </style:style>
    <style:style style:name="表格1.E35" style:family="table-cell">
      <style:table-cell-properties fo:padding="0cm" fo:border="none"/>
    </style:style>
    <style:style style:name="表格1.36" style:family="table-row">
      <style:table-row-properties style:min-row-height="1.508cm" fo:keep-together="always"/>
    </style:style>
    <style:style style:name="表格1.E36" style:family="table-cell">
      <style:table-cell-properties fo:padding="0cm" fo:border="none"/>
    </style:style>
    <style:style style:name="表格1.37" style:family="table-row">
      <style:table-row-properties style:min-row-height="1.429cm" fo:keep-together="always"/>
    </style:style>
    <style:style style:name="表格1.E37" style:family="table-cell">
      <style:table-cell-properties fo:padding="0cm" fo:border="none"/>
    </style:style>
    <style:style style:name="表格1.38" style:family="table-row">
      <style:table-row-properties style:min-row-height="0.489cm" fo:keep-together="always"/>
    </style:style>
    <style:style style:name="表格1.E38" style:family="table-cell">
      <style:table-cell-properties fo:padding="0cm" fo:border="none"/>
    </style:style>
    <style:style style:name="表格1.39" style:family="table-row">
      <style:table-row-properties style:min-row-height="1.852cm" fo:keep-together="always"/>
    </style:style>
    <style:style style:name="表格1.E39" style:family="table-cell">
      <style:table-cell-properties fo:padding="0cm" fo:border="none"/>
    </style:style>
    <style:style style:name="表格1.40" style:family="table-row">
      <style:table-row-properties style:min-row-height="1.111cm" fo:keep-together="always"/>
    </style:style>
    <style:style style:name="表格1.E40" style:family="table-cell">
      <style:table-cell-properties fo:padding="0cm" fo:border="none"/>
    </style:style>
    <style:style style:name="表格1.E41" style:family="table-cell">
      <style:table-cell-properties fo:padding="0cm" fo:border="none"/>
    </style:style>
    <style:style style:name="表格1.42" style:family="table-row">
      <style:table-row-properties style:min-row-height="1.376cm" fo:keep-together="always"/>
    </style:style>
    <style:style style:name="表格1.E42" style:family="table-cell">
      <style:table-cell-properties fo:padding="0cm" fo:border="none"/>
    </style:style>
    <style:style style:name="表格1.E43" style:family="table-cell">
      <style:table-cell-properties fo:padding="0cm" fo:border="none"/>
    </style:style>
    <style:style style:name="表格1.E44" style:family="table-cell">
      <style:table-cell-properties fo:padding="0cm" fo:border="none"/>
    </style:style>
    <style:style style:name="表格1.45" style:family="table-row">
      <style:table-row-properties style:min-row-height="2.461cm" fo:keep-together="always"/>
    </style:style>
    <style:style style:name="表格1.E45" style:family="table-cell">
      <style:table-cell-properties fo:padding="0cm" fo:border="none"/>
    </style:style>
    <style:style style:name="表格1.46" style:family="table-row">
      <style:table-row-properties style:min-row-height="4.392cm" fo:keep-together="always"/>
    </style:style>
    <style:style style:name="表格1.E46" style:family="table-cell">
      <style:table-cell-properties fo:padding="0cm" fo:border="none"/>
    </style:style>
    <style:style style:name="表格1.47" style:family="table-row">
      <style:table-row-properties style:min-row-height="0.291cm" fo:keep-together="always"/>
    </style:style>
    <style:style style:name="表格1.E47" style:family="table-cell">
      <style:table-cell-properties fo:padding="0cm" fo:border="none"/>
    </style:style>
    <style:style style:name="表格1.E48" style:family="table-cell">
      <style:table-cell-properties fo:padding="0cm" fo:border="none"/>
    </style:style>
    <style:style style:name="表格1.49" style:family="table-row">
      <style:table-row-properties style:min-row-height="7.214cm" fo:keep-together="always"/>
    </style:style>
    <style:style style:name="表格1.E49" style:family="table-cell">
      <style:table-cell-properties fo:padding="0cm" fo:border="none"/>
    </style:style>
    <style:style style:name="表格1.E50" style:family="table-cell">
      <style:table-cell-properties fo:padding="0cm" fo:border="none"/>
    </style:style>
    <style:style style:name="表格1.51" style:family="table-row">
      <style:table-row-properties style:min-row-height="0.529cm" fo:keep-together="always"/>
    </style:style>
    <style:style style:name="表格1.E51" style:family="table-cell">
      <style:table-cell-properties fo:padding="0cm" fo:border="none"/>
    </style:style>
    <style:style style:name="表格1.E52" style:family="table-cell">
      <style:table-cell-properties fo:padding="0cm" fo:border="none"/>
    </style:style>
    <style:style style:name="表格1.53" style:family="table-row">
      <style:table-row-properties style:min-row-height="1.561cm" fo:keep-together="always"/>
    </style:style>
    <style:style style:name="表格1.E53" style:family="table-cell">
      <style:table-cell-properties fo:padding="0cm" fo:border="none"/>
    </style:style>
    <style:style style:name="表格1.54" style:family="table-row">
      <style:table-row-properties style:min-row-height="14.79cm" fo:keep-together="always"/>
    </style:style>
    <style:style style:name="表格1.E54" style:family="table-cell">
      <style:table-cell-properties fo:padding="0cm" fo:border="none"/>
    </style:style>
    <style:style style:name="表格1.55" style:family="table-row">
      <style:table-row-properties style:min-row-height="5.706cm" fo:keep-together="always"/>
    </style:style>
    <style:style style:name="表格1.E55" style:family="table-cell">
      <style:table-cell-properties fo:padding="0cm" fo:border="none"/>
    </style:style>
    <style:style style:name="表格1.E56" style:family="table-cell">
      <style:table-cell-properties fo:padding="0cm" fo:border="none"/>
    </style:style>
    <style:style style:name="表格1.57" style:family="table-row">
      <style:table-row-properties style:min-row-height="1.217cm" fo:keep-together="always"/>
    </style:style>
    <style:style style:name="表格1.E57" style:family="table-cell">
      <style:table-cell-properties fo:padding="0cm" fo:border="none"/>
    </style:style>
    <style:style style:name="表格1.58" style:family="table-row">
      <style:table-row-properties style:min-row-height="1.164cm" fo:keep-together="always"/>
    </style:style>
    <style:style style:name="表格1.E58" style:family="table-cell">
      <style:table-cell-properties fo:padding="0cm" fo:border="none"/>
    </style:style>
    <style:style style:name="表格1.62" style:family="table-row">
      <style:table-row-properties style:min-row-height="0.836cm" fo:keep-together="always"/>
    </style:style>
    <style:style style:name="表格2" style:family="table">
      <style:table-properties style:width="16.799cm" fo:margin-left="-0.058cm" table:align="left" style:writing-mode="lr-tb"/>
    </style:style>
    <style:style style:name="表格2.A" style:family="table-column">
      <style:table-column-properties style:column-width="1.531cm"/>
    </style:style>
    <style:style style:name="表格2.B" style:family="table-column">
      <style:table-column-properties style:column-width="1.319cm"/>
    </style:style>
    <style:style style:name="表格2.C" style:family="table-column">
      <style:table-column-properties style:column-width="0.586cm"/>
    </style:style>
    <style:style style:name="表格2.D" style:family="table-column">
      <style:table-column-properties style:column-width="2.54cm"/>
    </style:style>
    <style:style style:name="表格2.E" style:family="table-column">
      <style:table-column-properties style:column-width="1.96cm"/>
    </style:style>
    <style:style style:name="表格2.F" style:family="table-column">
      <style:table-column-properties style:column-width="0.157cm"/>
    </style:style>
    <style:style style:name="表格2.G" style:family="table-column">
      <style:table-column-properties style:column-width="1.609cm"/>
    </style:style>
    <style:style style:name="表格2.H" style:family="table-column">
      <style:table-column-properties style:column-width="1.143cm"/>
    </style:style>
    <style:style style:name="表格2.I" style:family="table-column">
      <style:table-column-properties style:column-width="2.963cm"/>
    </style:style>
    <style:style style:name="表格2.J" style:family="table-column">
      <style:table-column-properties style:column-width="2.992cm"/>
    </style:style>
    <style:style style:name="表格2.1" style:family="table-row">
      <style:table-row-properties fo:keep-together="always"/>
    </style:style>
    <style:style style:name="表格2.A1" style:family="table-cell">
      <style:table-cell-properties style:vertical-align="top" fo:padding-left="0.049cm" fo:padding-right="0.049cm" fo:padding-top="0cm" fo:padding-bottom="0cm" fo:border-left="0.5pt solid #000000" fo:border-right="none" fo:border-top="0.5pt solid #000000" fo:border-bottom="0.5pt solid #000000" style:writing-mode="lr-tb"/>
    </style:style>
    <style:style style:name="表格2.J1" style:family="table-cell">
      <style:table-cell-properties style:vertical-align="top" fo:padding-left="0.049cm" fo:padding-right="0.049cm" fo:padding-top="0cm" fo:padding-bottom="0cm" fo:border="0.5pt solid #000000" style:writing-mode="lr-tb"/>
    </style:style>
    <style:style style:name="表格2.5" style:family="table-row">
      <style:table-row-properties style:min-row-height="0.635cm" fo:keep-together="always"/>
    </style:style>
    <style:style style:name="表格2.6" style:family="table-row">
      <style:table-row-properties style:min-row-height="0.199cm" fo:keep-together="always"/>
    </style:style>
    <style:style style:name="表格3" style:family="table">
      <style:table-properties style:width="16.799cm" fo:margin-left="-0.058cm" table:align="left" style:writing-mode="lr-tb"/>
    </style:style>
    <style:style style:name="表格3.A" style:family="table-column">
      <style:table-column-properties style:column-width="16.799cm"/>
    </style:style>
    <style:style style:name="表格3.1" style:family="table-row">
      <style:table-row-properties fo:keep-together="auto"/>
    </style:style>
    <style:style style:name="表格3.A1" style:family="table-cell">
      <style:table-cell-properties style:vertical-align="top" fo:padding-left="0.049cm" fo:padding-right="0.049cm" fo:padding-top="0cm" fo:padding-bottom="0cm" fo:border="0.5pt solid #000000" style:writing-mode="lr-tb"/>
    </style:style>
    <style:style style:name="表格4" style:family="table">
      <style:table-properties style:width="16.577cm" fo:margin-left="-0.058cm" table:align="left" style:writing-mode="lr-tb"/>
    </style:style>
    <style:style style:name="表格4.A" style:family="table-column">
      <style:table-column-properties style:column-width="1.108cm"/>
    </style:style>
    <style:style style:name="表格4.B" style:family="table-column">
      <style:table-column-properties style:column-width="2.328cm"/>
    </style:style>
    <style:style style:name="表格4.C" style:family="table-column">
      <style:table-column-properties style:column-width="2.54cm"/>
    </style:style>
    <style:style style:name="表格4.D" style:family="table-column">
      <style:table-column-properties style:column-width="2.963cm"/>
    </style:style>
    <style:style style:name="表格4.E" style:family="table-column">
      <style:table-column-properties style:column-width="2.434cm"/>
    </style:style>
    <style:style style:name="表格4.F" style:family="table-column">
      <style:table-column-properties style:column-width="5.203cm"/>
    </style:style>
    <style:style style:name="表格4.1" style:family="table-row">
      <style:table-row-properties style:min-row-height="0.238cm" fo:keep-together="always"/>
    </style:style>
    <style:style style:name="表格4.A1" style:family="table-cell">
      <style:table-cell-properties style:vertical-align="middle" fo:padding-left="0.049cm" fo:padding-right="0.049cm" fo:padding-top="0cm" fo:padding-bottom="0cm" fo:border-left="0.5pt solid #000000" fo:border-right="none" fo:border-top="0.5pt solid #000000" fo:border-bottom="0.5pt solid #000000" style:writing-mode="lr-tb"/>
    </style:style>
    <style:style style:name="表格4.F1" style:family="table-cell">
      <style:table-cell-properties style:vertical-align="middle" fo:padding-left="0.049cm" fo:padding-right="0.049cm" fo:padding-top="0cm" fo:padding-bottom="0cm" fo:border="0.5pt solid #000000" style:writing-mode="lr-tb"/>
    </style:style>
    <style:style style:name="表格4.2" style:family="table-row">
      <style:table-row-properties style:min-row-height="0.57cm" fo:keep-together="always"/>
    </style:style>
    <style:style style:name="表格4.3" style:family="table-row">
      <style:table-row-properties style:min-row-height="0.982cm" fo:keep-together="always"/>
    </style:style>
    <style:style style:name="表格4.4" style:family="table-row">
      <style:table-row-properties style:min-row-height="0.908cm" fo:keep-together="always"/>
    </style:style>
    <style:style style:name="表格4.D5" style:family="table-cell">
      <style:table-cell-properties style:vertical-align="top" fo:padding-left="0.049cm" fo:padding-right="0.049cm" fo:padding-top="0cm" fo:padding-bottom="0cm" fo:border-left="0.5pt solid #000000" fo:border-right="none" fo:border-top="0.5pt solid #000000" fo:border-bottom="0.5pt solid #000000" style:writing-mode="lr-tb"/>
    </style:style>
    <style:style style:name="表格5" style:family="table">
      <style:table-properties style:width="16.577cm" fo:margin-left="-0.058cm" table:align="left" style:writing-mode="lr-tb"/>
    </style:style>
    <style:style style:name="表格5.A" style:family="table-column">
      <style:table-column-properties style:column-width="1.531cm"/>
    </style:style>
    <style:style style:name="表格5.B" style:family="table-column">
      <style:table-column-properties style:column-width="1.482cm"/>
    </style:style>
    <style:style style:name="表格5.C" style:family="table-column">
      <style:table-column-properties style:column-width="1.905cm"/>
    </style:style>
    <style:style style:name="表格5.E" style:family="table-column">
      <style:table-column-properties style:column-width="2.328cm"/>
    </style:style>
    <style:style style:name="表格5.F" style:family="table-column">
      <style:table-column-properties style:column-width="2.752cm"/>
    </style:style>
    <style:style style:name="表格5.G" style:family="table-column">
      <style:table-column-properties style:column-width="4.674cm"/>
    </style:style>
    <style:style style:name="表格5.1" style:family="table-row">
      <style:table-row-properties style:min-row-height="0.238cm" fo:keep-together="always"/>
    </style:style>
    <style:style style:name="表格5.A1" style:family="table-cell">
      <style:table-cell-properties style:vertical-align="middle" fo:padding-left="0.049cm" fo:padding-right="0.049cm" fo:padding-top="0cm" fo:padding-bottom="0cm" fo:border-left="0.5pt solid #000000" fo:border-right="none" fo:border-top="0.5pt solid #000000" fo:border-bottom="0.5pt solid #000000" style:writing-mode="lr-tb"/>
    </style:style>
    <style:style style:name="表格5.G1" style:family="table-cell">
      <style:table-cell-properties style:vertical-align="middle" fo:padding-left="0.049cm" fo:padding-right="0.049cm" fo:padding-top="0cm" fo:padding-bottom="0cm" fo:border="0.5pt solid #000000" style:writing-mode="lr-tb"/>
    </style:style>
    <style:style style:name="表格5.2" style:family="table-row">
      <style:table-row-properties style:min-row-height="0.57cm" fo:keep-together="always"/>
    </style:style>
    <style:style style:name="表格5.3" style:family="table-row">
      <style:table-row-properties style:min-row-height="0.982cm" fo:keep-together="always"/>
    </style:style>
    <style:style style:name="表格5.4" style:family="table-row">
      <style:table-row-properties style:min-row-height="0.908cm" fo:keep-together="always"/>
    </style:style>
    <style:style style:name="表格5.D5" style:family="table-cell">
      <style:table-cell-properties style:vertical-align="top" fo:padding-left="0.049cm" fo:padding-right="0.049cm" fo:padding-top="0cm" fo:padding-bottom="0cm" fo:border-left="0.5pt solid #000000" fo:border-right="none" fo:border-top="0.5pt solid #000000" fo:border-bottom="0.5pt solid #000000" style:writing-mode="lr-tb"/>
    </style:style>
    <style:style style:name="表格6" style:family="table">
      <style:table-properties style:width="16.401cm" table:align="left" style:writing-mode="lr-tb"/>
    </style:style>
    <style:style style:name="表格6.A" style:family="table-column">
      <style:table-column-properties style:column-width="2.914cm"/>
    </style:style>
    <style:style style:name="表格6.B" style:family="table-column">
      <style:table-column-properties style:column-width="2.304cm"/>
    </style:style>
    <style:style style:name="表格6.C" style:family="table-column">
      <style:table-column-properties style:column-width="2.016cm"/>
    </style:style>
    <style:style style:name="表格6.D" style:family="table-column">
      <style:table-column-properties style:column-width="2.589cm"/>
    </style:style>
    <style:style style:name="表格6.E" style:family="table-column">
      <style:table-column-properties style:column-width="1.445cm"/>
    </style:style>
    <style:style style:name="表格6.F" style:family="table-column">
      <style:table-column-properties style:column-width="5.133cm"/>
    </style:style>
    <style:style style:name="表格6.1" style:family="table-row">
      <style:table-row-properties fo:keep-together="auto"/>
    </style:style>
    <style:style style:name="表格6.A1" style:family="table-cell">
      <style:table-cell-properties style:vertical-align="top" fo:padding-left="0.049cm" fo:padding-right="0.049cm" fo:padding-top="0cm" fo:padding-bottom="0cm" fo:border-left="1.5pt solid #000000" fo:border-right="none" fo:border-top="1.5pt solid #000000" fo:border-bottom="0.75pt solid #000000" style:writing-mode="lr-tb"/>
    </style:style>
    <style:style style:name="表格6.B1" style:family="table-cell">
      <style:table-cell-properties style:vertical-align="top" fo:padding-left="0.049cm" fo:padding-right="0.049cm" fo:padding-top="0cm" fo:padding-bottom="0cm" fo:border-left="0.75pt solid #000000" fo:border-right="none" fo:border-top="1.5pt solid #000000" fo:border-bottom="0.75pt solid #000000" style:writing-mode="lr-tb"/>
    </style:style>
    <style:style style:name="表格6.F1" style:family="table-cell">
      <style:table-cell-properties style:vertical-align="top" fo:padding-left="0.049cm" fo:padding-right="0.049cm" fo:padding-top="0cm" fo:padding-bottom="0cm" fo:border-left="0.75pt solid #000000" fo:border-right="1.5pt solid #000000" fo:border-top="1.5pt solid #000000" fo:border-bottom="0.75pt solid #000000" style:writing-mode="lr-tb"/>
    </style:style>
    <style:style style:name="表格6.A2" style:family="table-cell">
      <style:table-cell-properties style:vertical-align="middle" fo:padding-left="0.049cm" fo:padding-right="0.049cm" fo:padding-top="0cm" fo:padding-bottom="0cm" fo:border-left="1.5pt solid #000000" fo:border-right="none" fo:border-top="0.75pt solid #000000" fo:border-bottom="0.75pt solid #000000" style:writing-mode="lr-tb"/>
    </style:style>
    <style:style style:name="表格6.B2"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表格6.F2" style:family="table-cell">
      <style:table-cell-properties style:vertical-align="top" fo:padding-left="0.049cm" fo:padding-right="0.049cm" fo:padding-top="0cm" fo:padding-bottom="0cm" fo:border-left="0.75pt solid #000000" fo:border-right="1.5pt solid #000000" fo:border-top="0.75pt solid #000000" fo:border-bottom="0.75pt solid #000000" style:writing-mode="lr-tb"/>
    </style:style>
    <style:style style:name="表格6.A4" style:family="table-cell">
      <style:table-cell-properties style:vertical-align="top" fo:padding-left="0.049cm" fo:padding-right="0.049cm" fo:padding-top="0cm" fo:padding-bottom="0cm" fo:border-left="1.5pt solid #000000" fo:border-right="none" fo:border-top="0.75pt solid #000000" fo:border-bottom="0.75pt solid #000000" style:writing-mode="lr-tb"/>
    </style:style>
    <style:style style:name="表格6.B4" style:family="table-cell">
      <style:table-cell-properties style:vertical-align="top" fo:padding-left="0.049cm" fo:padding-right="0.049cm" fo:padding-top="0cm" fo:padding-bottom="0cm" fo:border-left="0.75pt solid #000000" fo:border-right="none" fo:border-top="0.75pt solid #000000" fo:border-bottom="0.75pt solid #000000" style:writing-mode="lr-tb"/>
    </style:style>
    <style:style style:name="表格6.A5" style:family="table-cell">
      <style:table-cell-properties style:vertical-align="top" fo:padding-left="0.049cm" fo:padding-right="0.049cm" fo:padding-top="0cm" fo:padding-bottom="0cm" fo:border-left="1.5pt solid #000000" fo:border-right="none" fo:border-top="0.75pt solid #000000" fo:border-bottom="1.5pt solid #000000" style:writing-mode="lr-tb"/>
    </style:style>
    <style:style style:name="表格6.B5" style:family="table-cell">
      <style:table-cell-properties style:vertical-align="top" fo:padding-left="0.049cm" fo:padding-right="0.049cm" fo:padding-top="0cm" fo:padding-bottom="0cm" fo:border-left="0.75pt solid #000000" fo:border-right="none" fo:border-top="0.75pt solid #000000" fo:border-bottom="1.5pt solid #000000" style:writing-mode="lr-tb"/>
    </style:style>
    <style:style style:name="表格6.F5" style:family="table-cell">
      <style:table-cell-properties style:vertical-align="top" fo:padding-left="0.049cm" fo:padding-right="0.049cm" fo:padding-top="0cm" fo:padding-bottom="0cm" fo:border-left="0.75pt solid #000000" fo:border-right="1.5pt solid #000000" fo:border-top="0.75pt solid #000000" fo:border-bottom="1.5pt solid #000000" style:writing-mode="lr-tb"/>
    </style:style>
    <style:style style:name="P1" style:family="paragraph" style:parent-style-name="Standard">
      <style:paragraph-properties fo:line-height="25%"/>
    </style:style>
    <style:style style:name="P2" style:family="paragraph" style:parent-style-name="Standard">
      <style:paragraph-properties fo:line-height="25%" fo:text-align="center" style:justify-single-word="false"/>
    </style:style>
    <style:style style:name="P3" style:family="paragraph" style:parent-style-name="Standard">
      <style:text-properties fo:font-weight="bold" style:font-name-asian="標楷體" style:font-weight-asian="bold" style:font-weight-complex="bold"/>
    </style:style>
    <style:style style:name="P4" style:family="paragraph" style:parent-style-name="Standard">
      <style:paragraph-properties fo:line-height="25%" fo:text-align="center" style:justify-single-word="false"/>
      <style:text-properties fo:font-size="28pt" fo:font-weight="bold" style:font-name-asian="標楷體" style:font-size-asian="28pt"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line-height="25%" fo:text-align="center" style:justify-single-word="false"/>
      <style:text-properties fo:font-size="26pt" fo:font-weight="bold" style:font-name-asian="標楷體" style:font-size-asian="26pt" style:font-weight-asian="bold" style:font-weight-complex="bold"/>
    </style:style>
    <style:style style:name="P8" style:family="paragraph" style:parent-style-name="Standard">
      <style:paragraph-properties fo:line-height="25%"/>
      <style:text-properties fo:font-size="18pt" fo:language="zh" fo:country="TW" fo:font-weight="bold" style:font-name-asian="標楷體" style:font-size-asian="18pt" style:language-asian="zh" style:country-asian="TW" style:font-weight-asian="bold" style:font-weight-complex="bold"/>
    </style:style>
    <style:style style:name="P9" style:family="paragraph" style:parent-style-name="Standard">
      <style:paragraph-properties fo:line-height="25%"/>
      <style:text-properties fo:font-size="18pt" fo:font-weight="bold" style:font-name-asian="標楷體" style:font-size-asian="18pt" style:font-weight-asian="bold" style:font-weight-complex="bold"/>
    </style:style>
    <style:style style:name="P10" style:family="paragraph" style:parent-style-name="Standard">
      <style:paragraph-properties fo:line-height="25%" fo:text-align="center" style:justify-single-word="false"/>
      <style:text-properties fo:font-size="18pt" fo:font-weight="bold" style:font-name-asian="標楷體" style:font-size-asian="18pt" style:font-weight-asian="bold" style:font-weight-complex="bold"/>
    </style:style>
    <style:style style:name="P11" style:family="paragraph" style:parent-style-name="Standard">
      <style:text-properties fo:font-size="8pt" style:font-size-asian="8pt"/>
    </style:style>
    <style:style style:name="P12" style:family="paragraph" style:parent-style-name="Standard">
      <style:text-properties style:font-name="標楷體" fo:font-weight="bold" style:font-name-asian="標楷體" style:font-weight-asian="bold" style:font-weight-complex="bold"/>
    </style:style>
    <style:style style:name="P13" style:family="paragraph" style:parent-style-name="Standard">
      <style:paragraph-properties style:snap-to-layout-grid="false"/>
      <style:text-properties style:font-name="標楷體" fo:font-weight="bold" style:font-name-asian="標楷體" style:font-weight-asian="bold" style:font-weight-complex="bold"/>
    </style:style>
    <style:style style:name="P14" style:family="paragraph" style:parent-style-name="Standard">
      <style:paragraph-properties style:snap-to-layout-grid="false"/>
      <style:text-properties style:font-name="標楷體" fo:font-weight="bold" style:font-name-asian="標楷體" style:font-weight-asian="bold" style:font-weight-complex="bold"/>
    </style:style>
    <style:style style:name="P15" style:family="paragraph" style:parent-style-name="Standard">
      <style:paragraph-properties fo:text-align="justify" style:justify-single-word="false"/>
      <style:text-properties style:font-name="標楷體" fo:font-weight="bold" style:font-name-asian="標楷體" style:font-weight-asian="bold" style:font-name-complex="新細明體" style:font-weight-complex="bold"/>
    </style:style>
    <style:style style:name="P16" style:family="paragraph" style:parent-style-name="Standard">
      <style:paragraph-properties style:snap-to-layout-grid="false"/>
      <style:text-properties style:font-name="標楷體" fo:font-weight="bold" style:font-name-asian="標楷體" style:font-weight-asian="bold" style:font-name-complex="新細明體" style:font-weight-complex="bold"/>
    </style:style>
    <style:style style:name="P17" style:family="paragraph" style:parent-style-name="Standard">
      <style:paragraph-properties style:snap-to-layout-grid="false"/>
      <style:text-properties style:font-name="標楷體" fo:font-weight="bold" style:font-name-asian="標楷體" style:font-weight-asian="bold" style:font-name-complex="標楷體" style:font-weight-complex="bold"/>
    </style:style>
    <style:style style:name="P18" style:family="paragraph" style:parent-style-name="Standard">
      <style:paragraph-properties fo:text-align="center"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標楷體" fo:font-weight="bold" style:font-name-asian="標楷體" style:font-weight-asian="bold" style:font-name-complex="標楷體" style:font-weight-complex="bold"/>
    </style:style>
    <style:style style:name="P19" style:family="paragraph" style:parent-style-name="Standard">
      <style:paragraph-properties fo:text-align="center" style:justify-single-word="false" fo:orphans="2" fo:widows="2" style:snap-to-layout-gri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標楷體" fo:font-weight="bold" style:font-name-asian="標楷體" style:font-weight-asian="bold" style:font-name-complex="標楷體" style:font-weight-complex="bold"/>
    </style:style>
    <style:style style:name="P20" style:family="paragraph" style:parent-style-name="Standard">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標楷體" fo:font-weight="bold" style:font-name-asian="標楷體" style:font-weight-asian="bold" style:font-name-complex="標楷體" style:font-weight-complex="bold"/>
    </style:style>
    <style:style style:name="P21" style:family="paragraph" style:parent-style-name="Standard">
      <style:text-properties style:font-name="標楷體" fo:font-size="8pt" style:font-name-asian="標楷體" style:font-size-asian="8pt" style:font-size-complex="8pt" style:font-weight-complex="bold"/>
    </style:style>
    <style:style style:name="P22" style:family="paragraph" style:parent-style-name="Standard">
      <style:paragraph-properties fo:text-align="end" style:justify-single-word="false"/>
      <style:text-properties style:font-name="標楷體" fo:font-size="8pt" style:font-name-asian="標楷體" style:font-size-asian="8pt" style:font-size-complex="8pt" style:font-weight-complex="bold"/>
    </style:style>
    <style:style style:name="P23" style:family="paragraph" style:parent-style-name="Standard">
      <style:paragraph-properties style:snap-to-layout-grid="false"/>
      <style:text-properties style:font-name="標楷體" fo:font-size="8pt" style:font-name-asian="標楷體" style:font-size-asian="8pt" style:font-size-complex="8pt" style:font-weight-complex="bold"/>
    </style:style>
    <style:style style:name="P24" style:family="paragraph" style:parent-style-name="Standard">
      <style:text-properties style:font-name="標楷體" style:font-name-asian="標楷體"/>
    </style:style>
    <style:style style:name="P25" style:family="paragraph" style:parent-style-name="Standard">
      <style:paragraph-properties style:snap-to-layout-grid="false"/>
      <style:text-properties style:font-name="標楷體" style:font-name-asian="標楷體"/>
    </style:style>
    <style:style style:name="P26" style:family="paragraph" style:parent-style-name="Standard">
      <style:text-properties style:font-name="標楷體" style:font-name-asian="標楷體"/>
    </style:style>
    <style:style style:name="P27" style:family="paragraph" style:parent-style-name="Standard">
      <style:paragraph-properties style:snap-to-layout-grid="false"/>
      <style:text-properties style:font-name="標楷體" style:font-name-asian="標楷體"/>
    </style:style>
    <style:style style:name="P28" style:family="paragraph" style:parent-style-name="Standard">
      <style:text-properties style:font-name="標楷體" style:font-name-asian="標楷體" style:font-name-complex="新細明體"/>
    </style:style>
    <style:style style:name="P29" style:family="paragraph" style:parent-style-name="Standard">
      <style:paragraph-properties style:snap-to-layout-grid="false"/>
      <style:text-properties style:font-name="標楷體" style:font-name-asian="標楷體" style:font-name-complex="新細明體"/>
    </style:style>
    <style:style style:name="P30" style:family="paragraph" style:parent-style-name="Standard">
      <style:text-properties style:font-name="標楷體" style:font-name-asian="標楷體" style:font-name-complex="標楷體"/>
    </style:style>
    <style:style style:name="P31" style:family="paragraph" style:parent-style-name="Standard">
      <style:text-properties style:font-name="標楷體" style:font-name-asian="標楷體" style:font-name-complex="標楷體"/>
    </style:style>
    <style:style style:name="P32" style:family="paragraph" style:parent-style-name="Standard">
      <style:paragraph-properties style:snap-to-layout-grid="false"/>
      <style:text-properties style:font-name="標楷體" style:font-name-asian="標楷體" style:font-name-complex="標楷體"/>
    </style:style>
    <style:style style:name="P33" style:family="paragraph" style:parent-style-name="Standard">
      <style:paragraph-properties fo:text-align="center"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標楷體" style:font-name-asian="標楷體" style:font-name-complex="標楷體"/>
    </style:style>
    <style:style style:name="P34" style:family="paragraph" style:parent-style-name="Standard">
      <style:paragraph-properties fo:text-align="center" style:justify-single-word="false" fo:orphans="2" fo:widows="2" style:snap-to-layout-gri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標楷體" style:font-name-asian="標楷體" style:font-name-complex="標楷體"/>
    </style:style>
    <style:style style:name="P35" style:family="paragraph" style:parent-style-name="Standard">
      <style:paragraph-properties fo:line-height="25%"/>
      <style:text-properties style:font-name="標楷體" style:font-name-asian="標楷體" style:font-name-complex="標楷體"/>
    </style:style>
    <style:style style:name="P36" style:family="paragraph" style:parent-style-name="Standard">
      <style:paragraph-properties style:snap-to-layout-grid="false"/>
      <style:text-properties style:font-name="標楷體" style:font-name-asian="標楷體" style:font-name-complex="標楷體"/>
    </style:style>
    <style:style style:name="P37" style:family="paragraph" style:parent-style-name="Standard" style:list-style-name="WW8Num41">
      <style:text-properties style:font-name="標楷體" style:font-name-asian="標楷體"/>
    </style:style>
    <style:style style:name="P38" style:family="paragraph" style:parent-style-name="Standard">
      <style:paragraph-properties style:snap-to-layout-grid="false"/>
      <style:text-properties style:font-name="標楷體" fo:language="zh" fo:country="TW" style:font-name-asian="標楷體" style:language-asian="zh" style:country-asian="TW"/>
    </style:style>
    <style:style style:name="P39" style:family="paragraph" style:parent-style-name="Standard">
      <style:paragraph-properties style:snap-to-layout-grid="false"/>
      <style:text-properties style:font-name="標楷體" fo:language="zh" fo:country="TW" style:font-name-asian="標楷體" style:language-asian="zh" style:country-asian="TW"/>
    </style:style>
    <style:style style:name="P40" style:family="paragraph" style:parent-style-name="Standard">
      <style:paragraph-properties style:snap-to-layout-grid="false"/>
      <style:text-properties style:font-name="標楷體" fo:language="zh" fo:country="TW" style:font-name-asian="標楷體" style:language-asian="zh" style:country-asian="TW" style:font-name-complex="新細明體"/>
    </style:style>
    <style:style style:name="P41" style:family="paragraph" style:parent-style-name="Standard">
      <style:paragraph-properties style:snap-to-layout-grid="false"/>
      <style:text-properties style:font-name="標楷體" fo:font-size="14pt" style:font-name-asian="標楷體" style:font-size-asian="14pt" style:font-name-complex="新細明體"/>
    </style:style>
    <style:style style:name="P42" style:family="paragraph" style:parent-style-name="Standard">
      <style:paragraph-properties style:snap-to-layout-grid="false"/>
      <style:text-properties style:font-name="標楷體" fo:font-size="14pt" style:font-name-asian="標楷體" style:font-size-asian="14pt"/>
    </style:style>
    <style:style style:name="P43" style:family="paragraph" style:parent-style-name="Standard">
      <style:paragraph-properties fo:text-align="end" style:justify-single-word="false"/>
    </style:style>
    <style:style style:name="P44" style:family="paragraph" style:parent-style-name="Standard">
      <style:paragraph-properties style:snap-to-layout-grid="false"/>
      <style:text-properties fo:color="#ff0000" style:font-name="標楷體" style:font-name-asian="標楷體"/>
    </style:style>
    <style:style style:name="P45" style:family="paragraph" style:parent-style-name="Standard">
      <style:paragraph-properties fo:text-align="justify" style:justify-single-word="false"/>
    </style:style>
    <style:style style:name="P46" style:family="paragraph" style:parent-style-name="Standard">
      <style:text-properties style:font-name-asian="標楷體"/>
    </style:style>
    <style:style style:name="P47" style:family="paragraph" style:parent-style-name="Standard">
      <style:text-properties style:font-name-asian="標楷體"/>
    </style:style>
    <style:style style:name="P48" style:family="paragraph" style:parent-style-name="Standard" style:list-style-name="WW8Num43">
      <style:text-properties style:font-name-asian="標楷體"/>
    </style:style>
    <style:style style:name="P49" style:family="paragraph" style:parent-style-name="Standard">
      <style:paragraph-properties fo:text-align="justify" style:justify-single-word="false"/>
      <style:text-properties style:font-name-asian="標楷體"/>
    </style:style>
    <style:style style:name="P50" style:family="paragraph" style:parent-style-name="Standard" style:list-style-name="WW8Num14">
      <style:text-properties style:font-name-asian="標楷體"/>
    </style:style>
    <style:style style:name="P51" style:family="paragraph" style:parent-style-name="Standard" style:list-style-name="WW8Num41">
      <style:text-properties style:font-name-asian="標楷體"/>
    </style:style>
    <style:style style:name="P52" style:family="paragraph" style:parent-style-name="Standard">
      <style:paragraph-properties fo:text-align="justify" style:justify-single-word="false"/>
      <style:text-properties style:font-name-asian="標楷體"/>
    </style:style>
    <style:style style:name="P53" style:family="paragraph" style:parent-style-name="Standard">
      <style:text-properties style:font-name="新細明體" style:font-name-asian="標楷體" style:font-name-complex="新細明體"/>
    </style:style>
    <style:style style:name="P54" style:family="paragraph" style:parent-style-name="Standard">
      <style:text-properties style:font-name="新細明體" fo:font-weight="bold" style:font-name-asian="標楷體" style:font-weight-asian="bold" style:font-name-complex="新細明體" style:font-weight-complex="bold"/>
    </style:style>
    <style:style style:name="P55" style:family="paragraph" style:parent-style-name="Standard">
      <style:paragraph-properties fo:margin-left="-0.046cm" fo:margin-right="0cm" fo:text-indent="0.046cm" style:auto-text-indent="false"/>
      <style:text-properties style:font-name="標楷體" fo:font-weight="bold" style:font-name-asian="標楷體" style:font-weight-asian="bold" style:font-weight-complex="bold"/>
    </style:style>
    <style:style style:name="P56" style:family="paragraph" style:parent-style-name="Standard">
      <style:paragraph-properties fo:margin-left="-0.004cm" fo:margin-right="0cm" fo:text-indent="-0.042cm" style:auto-text-indent="false"/>
    </style:style>
    <style:style style:name="P57" style:family="paragraph" style:parent-style-name="Standard">
      <style:paragraph-properties fo:margin-left="-0.004cm" fo:margin-right="0cm" fo:text-indent="-0.042cm" style:auto-text-indent="false"/>
      <style:text-properties fo:color="#ff0000" style:font-name="標楷體" style:font-name-asian="標楷體"/>
    </style:style>
    <style:style style:name="P58" style:family="paragraph" style:parent-style-name="Standard">
      <style:paragraph-properties fo:margin-left="-0.004cm" fo:margin-right="0cm" fo:text-indent="0cm" style:auto-text-indent="false"/>
    </style:style>
    <style:style style:name="P59" style:family="paragraph" style:parent-style-name="Standard">
      <style:paragraph-properties fo:margin-left="-0.004cm" fo:margin-right="0cm" fo:text-indent="0cm" style:auto-text-indent="false"/>
      <style:text-properties style:font-name="標楷體" style:font-name-asian="標楷體" style:font-name-complex="新細明體"/>
    </style:style>
    <style:style style:name="P60" style:family="paragraph" style:parent-style-name="Standard">
      <style:paragraph-properties fo:margin-left="-0.004cm" fo:margin-right="0cm" fo:text-indent="0cm" style:auto-text-indent="false"/>
      <style:text-properties style:font-name="標楷體" style:font-name-asian="標楷體"/>
    </style:style>
    <style:style style:name="P61" style:family="paragraph" style:parent-style-name="Standard">
      <style:paragraph-properties fo:margin-left="-0.004cm" fo:margin-right="0cm" fo:text-indent="0cm" style:auto-text-indent="false"/>
      <style:text-properties style:font-name-asian="標楷體"/>
    </style:style>
    <style:style style:name="P62" style:family="paragraph" style:parent-style-name="Standard">
      <style:paragraph-properties fo:margin-left="-0.004cm" fo:margin-right="0cm" fo:text-indent="0cm" style:auto-text-indent="false"/>
      <style:text-properties style:font-name="新細明體" style:font-name-asian="標楷體" style:font-name-complex="新細明體"/>
    </style:style>
    <style:style style:name="P63" style:family="paragraph" style:parent-style-name="Standard">
      <style:paragraph-properties fo:margin-left="0.847cm" fo:margin-right="0cm" fo:text-indent="-0.847cm" style:auto-text-indent="false"/>
    </style:style>
    <style:style style:name="P64" style:family="paragraph" style:parent-style-name="Standard">
      <style:paragraph-properties fo:margin-left="0.847cm" fo:margin-right="0cm" fo:text-indent="-0.847cm" style:auto-text-indent="false"/>
      <style:text-properties style:font-name="標楷體" style:font-name-asian="標楷體" style:font-name-complex="新細明體"/>
    </style:style>
    <style:style style:name="P65" style:family="paragraph" style:parent-style-name="Standard">
      <style:paragraph-properties fo:margin-left="1.752cm" fo:margin-right="0cm" fo:text-indent="-1.752cm" style:auto-text-indent="false"/>
      <style:text-properties style:font-name="標楷體" style:font-name-asian="標楷體" style:font-name-complex="新細明體"/>
    </style:style>
    <style:style style:name="P66" style:family="paragraph" style:parent-style-name="Standard">
      <style:paragraph-properties fo:margin-left="1.741cm" fo:margin-right="0cm" fo:text-indent="-1.152cm" style:auto-text-indent="false"/>
      <style:text-properties style:font-name="標楷體" style:font-name-asian="標楷體" style:font-name-complex="新細明體"/>
    </style:style>
    <style:style style:name="P67" style:family="paragraph" style:parent-style-name="Standard">
      <style:paragraph-properties fo:margin-left="-0.051cm" fo:margin-right="0cm" fo:text-indent="0.004cm" style:auto-text-indent="false"/>
      <style:text-properties style:font-name-asian="標楷體"/>
    </style:style>
    <style:style style:name="P68" style:family="paragraph" style:parent-style-name="Standard">
      <style:paragraph-properties fo:margin-left="-0.049cm" fo:margin-right="0cm" fo:text-indent="0.049cm" style:auto-text-indent="false"/>
      <style:text-properties style:font-name="標楷體" style:font-name-asian="標楷體" style:font-name-complex="新細明體"/>
    </style:style>
    <style:style style:name="P69" style:family="paragraph" style:parent-style-name="Standard">
      <style:paragraph-properties fo:margin-left="0.004cm" fo:margin-right="0cm" fo:text-indent="0cm" style:auto-text-indent="false"/>
    </style:style>
    <style:style style:name="P70" style:family="paragraph" style:parent-style-name="Standard">
      <style:paragraph-properties fo:margin-left="0.004cm" fo:margin-right="0cm" fo:text-indent="0cm" style:auto-text-indent="false"/>
      <style:text-properties style:font-name="標楷體" fo:font-weight="bold" style:font-name-asian="標楷體" style:font-weight-asian="bold" style:font-weight-complex="bold"/>
    </style:style>
    <style:style style:name="P71" style:family="paragraph" style:parent-style-name="Standard">
      <style:paragraph-properties fo:margin-left="0.004cm" fo:margin-right="0cm" fo:text-indent="0cm" style:auto-text-indent="false"/>
      <style:text-properties style:font-name="標楷體" style:font-name-asian="標楷體" style:font-name-complex="新細明體"/>
    </style:style>
    <style:style style:name="P72" style:family="paragraph" style:parent-style-name="Standard">
      <style:paragraph-properties fo:margin-left="0.004cm" fo:margin-right="0cm" fo:text-indent="0cm" style:auto-text-indent="false"/>
      <style:text-properties style:font-name="標楷體" style:font-name-asian="標楷體" style:font-name-complex="標楷體"/>
    </style:style>
    <style:style style:name="P73" style:family="paragraph" style:parent-style-name="Standard">
      <style:paragraph-properties fo:margin-left="0.004cm" fo:margin-right="0cm" fo:text-indent="0cm" style:auto-text-indent="false"/>
      <style:text-properties style:font-name="serif" style:font-name-asian="標楷體" style:font-name-complex="serif"/>
    </style:style>
    <style:style style:name="P74" style:family="paragraph" style:parent-style-name="Standard">
      <style:paragraph-properties fo:margin-left="0.796cm" fo:margin-right="0cm" fo:text-indent="-0.796cm" style:auto-text-indent="false"/>
    </style:style>
    <style:style style:name="P75" style:family="paragraph" style:parent-style-name="Standard">
      <style:paragraph-properties fo:margin-left="0.796cm" fo:margin-right="0cm" fo:text-indent="-0.796cm" style:auto-text-indent="false"/>
      <style:text-properties style:font-name="標楷體" style:font-name-asian="標楷體" style:font-name-complex="新細明體"/>
    </style:style>
    <style:style style:name="P76" style:family="paragraph" style:parent-style-name="Standard">
      <style:paragraph-properties fo:margin-left="0.85cm" fo:margin-right="0cm" fo:text-indent="-0.847cm" style:auto-text-indent="false"/>
      <style:text-properties style:font-name="標楷體" style:font-name-asian="標楷體" style:font-name-complex="新細明體"/>
    </style:style>
    <style:style style:name="P77" style:family="paragraph" style:parent-style-name="Standard">
      <style:paragraph-properties fo:margin-left="0.004cm" fo:margin-right="0cm" fo:text-indent="0.002cm" style:auto-text-indent="false"/>
      <style:text-properties style:font-name="標楷體" style:font-name-asian="標楷體" style:font-name-complex="新細明體"/>
    </style:style>
    <style:style style:name="P78" style:family="paragraph" style:parent-style-name="Standard">
      <style:paragraph-properties fo:margin-left="1.693cm" fo:margin-right="0cm" fo:text-indent="-1.693cm" style:auto-text-indent="false"/>
      <style:text-properties style:font-name="標楷體" style:font-name-asian="標楷體" style:font-name-complex="新細明體"/>
    </style:style>
    <style:style style:name="P79" style:family="paragraph" style:parent-style-name="Standard">
      <style:paragraph-properties fo:margin-left="0.166cm" fo:margin-right="0cm" fo:text-align="justify" style:justify-single-word="false" fo:text-indent="-0.166cm" style:auto-text-indent="false"/>
      <style:text-properties style:font-name="標楷體" style:font-name-asian="標楷體" style:font-name-complex="標楷體"/>
    </style:style>
    <style:style style:name="P80" style:family="paragraph" style:parent-style-name="Standard">
      <style:paragraph-properties fo:margin-left="4.025cm" fo:margin-right="0cm" fo:text-align="center" style:justify-single-word="false" fo:orphans="2" fo:widows="2" fo:text-indent="-3.39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1" style:family="paragraph" style:parent-style-name="Standard">
      <style:paragraph-properties fo:margin-left="-1.27cm" fo:margin-right="0cm" fo:text-indent="2.963cm" style:auto-text-indent="false"/>
    </style:style>
    <style:style style:name="P82" style:family="paragraph" style:parent-style-name="Standard">
      <style:paragraph-properties fo:margin-left="-0.529cm" fo:margin-right="0cm" fo:text-align="center" style:justify-single-word="false" fo:text-indent="0cm" style:auto-text-indent="false"/>
      <style:text-properties style:font-name="標楷體" fo:font-size="10pt" style:font-name-asian="標楷體" style:font-size-asian="10pt"/>
    </style:style>
    <style:style style:name="P83" style:family="paragraph" style:parent-style-name="Standard">
      <style:paragraph-properties fo:margin-left="-0.529cm" fo:margin-right="0cm" fo:text-align="center" style:justify-single-word="false" fo:text-indent="0cm" style:auto-text-indent="false" style:snap-to-layout-grid="false"/>
      <style:text-properties style:font-name="標楷體" fo:font-size="10pt" style:font-name-asian="標楷體" style:font-size-asian="10pt"/>
    </style:style>
    <style:style style:name="P84" style:family="paragraph" style:parent-style-name="Standard">
      <style:paragraph-properties fo:margin-left="-0.529cm" fo:margin-right="0cm" fo:text-indent="0cm" style:auto-text-indent="false" style:snap-to-layout-grid="false"/>
      <style:text-properties style:font-name="標楷體" fo:font-size="10pt" style:font-name-asian="標楷體" style:font-size-asian="10pt"/>
    </style:style>
    <style:style style:name="P85" style:family="paragraph" style:parent-style-name="Standard">
      <style:paragraph-properties fo:margin-left="-0.529cm" fo:margin-right="0cm" fo:text-align="center" style:justify-single-word="false" fo:text-indent="0cm" style:auto-text-indent="false" style:snap-to-layout-grid="false"/>
      <style:text-properties style:font-name="標楷體" style:font-name-asian="標楷體"/>
    </style:style>
    <style:style style:name="P86" style:family="paragraph" style:parent-style-name="Standard">
      <style:paragraph-properties fo:margin-left="-0.529cm" fo:margin-right="0cm" fo:text-align="center" style:justify-single-word="false" fo:text-indent="0cm" style:auto-text-indent="false"/>
      <style:text-properties style:font-name="標楷體" style:font-name-asian="標楷體" style:font-name-complex="標楷體"/>
    </style:style>
    <style:style style:name="P87" style:family="paragraph" style:parent-style-name="Standard">
      <style:paragraph-properties fo:margin-left="-0.529cm" fo:margin-right="0cm" fo:text-align="center" style:justify-single-word="false" fo:text-indent="0cm" style:auto-text-indent="false"/>
      <style:text-properties style:font-name="標楷體" style:font-name-asian="標楷體" style:font-name-complex="標楷體"/>
    </style:style>
    <style:style style:name="P88" style:family="paragraph" style:parent-style-name="Standard">
      <style:paragraph-properties fo:margin-left="-0.529cm" fo:margin-right="0cm" fo:text-align="center" style:justify-single-word="false" fo:text-indent="0cm" style:auto-text-indent="false" style:snap-to-layout-grid="false"/>
      <style:text-properties style:font-name="標楷體" style:font-name-asian="標楷體" style:font-name-complex="標楷體"/>
    </style:style>
    <style:style style:name="P89" style:family="paragraph" style:parent-style-name="Standard">
      <style:paragraph-properties fo:margin-left="-0.529cm" fo:margin-right="0cm" fo:text-indent="0cm" style:auto-text-indent="false" style:snap-to-layout-grid="false"/>
      <style:text-properties style:font-name="標楷體" style:font-name-asian="標楷體" style:font-name-complex="標楷體"/>
    </style:style>
    <style:style style:name="P90" style:family="paragraph" style:parent-style-name="Standard">
      <style:paragraph-properties fo:margin-left="-0.529cm" fo:margin-right="0cm" fo:text-indent="0cm" style:auto-text-indent="false"/>
      <style:text-properties style:font-name="標楷體" fo:font-size="14pt" style:font-name-asian="標楷體" style:font-size-asian="14pt" style:font-name-complex="標楷體" style:font-size-complex="14pt"/>
    </style:style>
    <style:style style:name="P91" style:family="paragraph" style:parent-style-name="Standard">
      <style:paragraph-properties fo:margin-left="-0.529cm" fo:margin-right="0cm" fo:text-indent="0cm" style:auto-text-indent="false"/>
      <style:text-properties style:font-name-asian="Times New Roman"/>
    </style:style>
    <style:style style:name="P92" style:family="paragraph" style:parent-style-name="Standard">
      <style:paragraph-properties fo:margin-left="-0.529cm" fo:margin-right="0cm" fo:text-indent="0cm" style:auto-text-indent="false"/>
    </style:style>
    <style:style style:name="P93" style:family="paragraph" style:parent-style-name="Standard">
      <style:paragraph-properties fo:margin-left="-0.635cm" fo:margin-right="0cm" fo:text-indent="0cm" style:auto-text-indent="false"/>
    </style:style>
    <style:style style:name="P94" style:family="paragraph" style:parent-style-name="Standard">
      <style:paragraph-properties fo:margin-left="-1.27cm" fo:margin-right="0cm" fo:text-indent="2.469cm" style:auto-text-indent="false"/>
      <style:text-properties style:font-name="標楷體" fo:font-size="14pt" style:font-name-asian="標楷體" style:font-size-asian="14pt" style:font-name-complex="標楷體" style:font-size-complex="14pt"/>
    </style:style>
    <style:style style:name="P95" style:family="paragraph" style:parent-style-name="Standard" style:master-page-name="Standard">
      <style:paragraph-properties fo:line-height="25%" fo:text-align="center" style:justify-single-word="false" style:page-number="auto"/>
      <style:text-properties fo:font-size="28pt" fo:font-weight="bold" style:font-size-asian="28pt" style:font-weight-asian="bold" style:font-weight-complex="bold"/>
    </style:style>
    <style:style style:name="P96" style:family="paragraph" style:parent-style-name="Text_20_body_20_indent">
      <style:paragraph-properties fo:margin-left="-1.088cm" fo:margin-right="0cm" fo:text-indent="1.088cm" style:auto-text-indent="false"/>
      <style:text-properties fo:font-weight="bold" style:font-weight-asian="bold" style:font-weight-complex="bold"/>
    </style:style>
    <style:style style:name="P97" style:family="paragraph" style:parent-style-name="Text_20_body_20_indent">
      <style:paragraph-properties fo:margin-left="2.014cm" fo:margin-right="0cm" fo:text-indent="-0.796cm" style:auto-text-indent="false" style:snap-to-layout-grid="false"/>
      <style:text-properties style:font-name="標楷體" style:font-name-asian="標楷體"/>
    </style:style>
    <style:style style:name="P98" style:family="paragraph" style:parent-style-name="註解文字">
      <style:text-properties style:font-name-asian="標楷體"/>
    </style:style>
    <style:style style:name="P99" style:family="paragraph" style:parent-style-name="註解文字">
      <style:text-properties style:font-name-asian="標楷體"/>
    </style:style>
    <style:style style:name="P100" style:family="paragraph" style:parent-style-name="註解文字">
      <style:text-properties style:font-name="標楷體" style:font-name-asian="標楷體" style:font-name-complex="新細明體"/>
    </style:style>
    <style:style style:name="P101" style:family="paragraph" style:parent-style-name="註解文字" style:list-style-name="WW8Num41">
      <style:text-properties style:font-name="標楷體" style:font-name-asian="標楷體" style:font-name-complex="新細明體"/>
    </style:style>
    <style:style style:name="P102" style:family="paragraph" style:parent-style-name="註解文字">
      <style:text-properties style:font-name="標楷體" style:font-name-asian="標楷體"/>
    </style:style>
    <style:style style:name="P103" style:family="paragraph" style:parent-style-name="註解文字" style:list-style-name="WW8Num41">
      <style:text-properties style:font-name="標楷體" style:font-name-asian="標楷體"/>
    </style:style>
    <style:style style:name="P104" style:family="paragraph" style:parent-style-name="註解文字">
      <style:text-properties style:font-name="標楷體" style:font-name-asian="標楷體" style:font-name-complex="標楷體"/>
    </style:style>
    <style:style style:name="P105" style:family="paragraph" style:parent-style-name="註解文字">
      <style:paragraph-properties fo:text-align="center"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標楷體" style:font-name-asian="標楷體" style:font-name-complex="標楷體"/>
    </style:style>
    <style:style style:name="P106" style:family="paragraph" style:parent-style-name="註解文字">
      <style:paragraph-properties fo:margin-left="0cm" fo:margin-right="0cm" fo:text-indent="-0.004cm" style:auto-text-indent="false"/>
    </style:style>
    <style:style style:name="P107" style:family="paragraph" style:parent-style-name="註解文字">
      <style:paragraph-properties fo:margin-left="0cm" fo:margin-right="0cm" fo:text-indent="-0.004cm" style:auto-text-indent="false"/>
      <style:text-properties style:font-name-asian="標楷體"/>
    </style:style>
    <style:style style:name="P108" style:family="paragraph" style:parent-style-name="註解文字">
      <style:paragraph-properties fo:margin-left="0cm" fo:margin-right="0cm" fo:text-indent="-0.004cm" style:auto-text-indent="false"/>
      <style:text-properties style:font-name="標楷體" style:font-name-asian="標楷體"/>
    </style:style>
    <style:style style:name="P109" style:family="paragraph" style:parent-style-name="註解文字" style:list-style-name="WW8Num41">
      <style:paragraph-properties fo:margin-left="3.33cm" fo:margin-right="0cm" fo:text-indent="-2.956cm" style:auto-text-indent="false">
        <style:tab-stops>
          <style:tab-stop style:position="1.432cm"/>
        </style:tab-stops>
      </style:paragraph-properties>
      <style:text-properties style:font-name="標楷體" style:font-name-asian="標楷體" style:font-name-complex="新細明體"/>
    </style:style>
    <style:style style:name="P110" style:family="paragraph" style:parent-style-name="註解文字">
      <style:paragraph-properties fo:margin-left="-0.004cm" fo:margin-right="0cm" fo:text-indent="0cm" style:auto-text-indent="false"/>
    </style:style>
    <style:style style:name="P111" style:family="paragraph" style:parent-style-name="註解文字">
      <style:paragraph-properties fo:margin-left="-0.004cm" fo:margin-right="0cm" fo:text-indent="0cm" style:auto-text-indent="false"/>
      <style:text-properties style:font-name="標楷體" style:font-name-asian="標楷體"/>
    </style:style>
    <style:style style:name="P112" style:family="paragraph" style:parent-style-name="註解文字">
      <style:paragraph-properties fo:margin-left="-0.004cm" fo:margin-right="0cm" fo:text-indent="0cm" style:auto-text-indent="false"/>
      <style:text-properties style:font-name="標楷體" style:font-name-asian="標楷體" style:font-name-complex="新細明體"/>
    </style:style>
    <style:style style:name="P113" style:family="paragraph" style:parent-style-name="註解文字" style:list-style-name="WW8Num43">
      <style:paragraph-properties fo:margin-left="-0.004cm" fo:margin-right="0cm" fo:text-indent="0cm" style:auto-text-indent="false"/>
      <style:text-properties style:font-name="標楷體" style:font-name-asian="標楷體" style:font-name-complex="新細明體"/>
    </style:style>
    <style:style style:name="P114" style:family="paragraph" style:parent-style-name="註解文字">
      <style:paragraph-properties fo:margin-left="0.843cm" fo:margin-right="0cm" fo:text-indent="-0.847cm" style:auto-text-indent="false"/>
      <style:text-properties style:font-name-asian="標楷體"/>
    </style:style>
    <style:style style:name="P115" style:family="paragraph" style:parent-style-name="註解文字">
      <style:paragraph-properties fo:margin-left="0.843cm" fo:margin-right="0cm" fo:text-indent="-0.847cm" style:auto-text-indent="false"/>
      <style:text-properties style:font-name="標楷體" style:font-name-asian="標楷體" style:font-name-complex="新細明體"/>
    </style:style>
    <style:style style:name="P116" style:family="paragraph" style:parent-style-name="註解文字">
      <style:paragraph-properties fo:margin-left="0.847cm" fo:margin-right="0cm" fo:text-indent="-0.847cm" style:auto-text-indent="false"/>
    </style:style>
    <style:style style:name="P117" style:family="paragraph" style:parent-style-name="註解文字">
      <style:paragraph-properties fo:margin-left="0.847cm" fo:margin-right="0cm" fo:text-indent="-0.847cm" style:auto-text-indent="false"/>
      <style:text-properties style:font-name-asian="標楷體"/>
    </style:style>
    <style:style style:name="P118" style:family="paragraph" style:parent-style-name="註解文字">
      <style:paragraph-properties fo:margin-left="0.847cm" fo:margin-right="0cm" fo:text-indent="-0.847cm" style:auto-text-indent="false"/>
      <style:text-properties style:font-name="標楷體" fo:font-weight="bold" style:font-name-asian="標楷體" style:font-weight-asian="bold" style:font-weight-complex="bold"/>
    </style:style>
    <style:style style:name="P119" style:family="paragraph" style:parent-style-name="Footer">
      <style:paragraph-properties style:snap-to-layout-grid="true">
        <style:tab-stops/>
      </style:paragraph-properties>
      <style:text-properties style:font-name-asian="標楷體" style:font-size-complex="12pt"/>
    </style:style>
    <style:style style:name="P120" style:family="paragraph" style:parent-style-name="Footer">
      <style:paragraph-properties fo:text-align="center" style:justify-single-word="false"/>
    </style:style>
    <style:style style:name="P121" style:family="paragraph" style:parent-style-name="日期">
      <style:paragraph-properties fo:line-height="25%"/>
      <style:text-properties fo:font-size="18pt" fo:font-weight="normal" style:font-name-asian="標楷體" style:font-size-asian="18pt" style:font-weight-asian="normal" style:font-weight-complex="normal"/>
    </style:style>
    <style:style style:name="P122" style:family="paragraph" style:parent-style-name="日期">
      <style:paragraph-properties fo:line-height="25%" fo:text-align="center" style:justify-single-word="false"/>
      <style:text-properties fo:font-size="18pt" style:font-size-asian="18pt"/>
    </style:style>
    <style:style style:name="T1" style:family="text">
      <style:text-properties style:font-name-asian="標楷體"/>
    </style:style>
    <style:style style:name="T2" style:family="text">
      <style:text-properties style:font-name-asian="標楷體"/>
    </style:style>
    <style:style style:name="T3" style:family="text">
      <style:text-properties style:font-name-asian="標楷體" style:font-size-complex="12pt"/>
    </style:style>
    <style:style style:name="T4" style:family="text">
      <style:text-properties style:font-name-asian="Times New Roman"/>
    </style:style>
    <style:style style:name="T5" style:family="text">
      <style:text-properties style:font-name-asian="Times New Roman"/>
    </style:style>
    <style:style style:name="T6" style:family="text">
      <style:text-properties style:font-name="標楷體"/>
    </style:style>
    <style:style style:name="T7" style:family="text">
      <style:text-properties style:font-name="標楷體" fo:font-weight="bold" style:font-name-asian="標楷體" style:font-weight-asian="bold" style:font-weight-complex="bold"/>
    </style:style>
    <style:style style:name="T8" style:family="text">
      <style:text-properties style:font-name="標楷體" fo:font-weight="bold" style:font-name-asian="標楷體" style:font-weight-asian="bold" style:font-weight-complex="bold"/>
    </style:style>
    <style:style style:name="T9" style:family="text">
      <style:text-properties style:font-name="標楷體" fo:font-weight="bold" style:font-name-asian="標楷體" style:font-weight-asian="bold" style:font-name-complex="新細明體" style:font-weight-complex="bold"/>
    </style:style>
    <style:style style:name="T10" style:family="text">
      <style:text-properties style:font-name="標楷體" fo:font-size="8pt" style:font-name-asian="標楷體" style:font-size-asian="8pt" style:font-size-complex="8pt" style:font-weight-complex="bold"/>
    </style:style>
    <style:style style:name="T11" style:family="text">
      <style:text-properties style:font-name="標楷體" style:font-name-asian="標楷體"/>
    </style:style>
    <style:style style:name="T12" style:family="text">
      <style:text-properties style:font-name="標楷體" style:font-name-asian="標楷體"/>
    </style:style>
    <style:style style:name="T13" style:family="text">
      <style:text-properties style:font-name="標楷體" style:font-name-asian="標楷體" style:font-name-complex="新細明體"/>
    </style:style>
    <style:style style:name="T14" style:family="text">
      <style:text-properties style:font-name="標楷體" style:font-name-asian="標楷體" style:font-name-complex="新細明體"/>
    </style:style>
    <style:style style:name="T15" style:family="text">
      <style:text-properties style:font-name="標楷體" style:font-name-asian="標楷體" style:font-name-complex="標楷體"/>
    </style:style>
    <style:style style:name="T16" style:family="text">
      <style:text-properties style:font-name="標楷體" style:font-name-asian="標楷體" style:font-name-complex="標楷體"/>
    </style:style>
    <style:style style:name="T17" style:family="text">
      <style:text-properties style:font-name="標楷體"/>
    </style:style>
    <style:style style:name="T18" style:family="text">
      <style:text-properties style:font-name="標楷體" style:font-name-complex="新細明體"/>
    </style:style>
    <style:style style:name="T19" style:family="text">
      <style:text-properties style:font-name="標楷體" style:font-name-complex="新細明體"/>
    </style:style>
    <style:style style:name="T20" style:family="text">
      <style:text-properties style:font-name="標楷體" fo:letter-spacing="0.035cm" style:font-name-asian="標楷體" style:font-name-complex="標楷體"/>
    </style:style>
    <style:style style:name="T21" style:family="text">
      <style:text-properties style:font-name="標楷體" fo:font-size="16pt" fo:font-weight="bold" style:font-name-asian="標楷體" style:font-size-asian="16pt" style:font-weight-asian="bold" style:font-name-complex="標楷體" style:font-weight-complex="bold"/>
    </style:style>
    <style:style style:name="T22" style:family="text">
      <style:text-properties style:font-name="標楷體" fo:font-size="16pt" fo:font-weight="bold" style:font-name-asian="標楷體" style:font-size-asian="16pt" style:font-weight-asian="bold" style:font-name-complex="標楷體" style:font-size-complex="16pt"/>
    </style:style>
    <style:style style:name="T23" style:family="text">
      <style:text-properties style:font-name="標楷體" fo:font-size="16pt" fo:font-weight="bold" style:font-name-asian="標楷體" style:font-size-asian="16pt" style:font-weight-asian="bold" style:font-name-complex="標楷體" style:font-size-complex="16pt"/>
    </style:style>
    <style:style style:name="T24" style:family="text">
      <style:text-properties style:font-name="標楷體" fo:font-size="14pt" style:font-name-asian="標楷體" style:font-size-asian="14pt" style:font-name-complex="標楷體" style:font-size-complex="14pt"/>
    </style:style>
    <style:style style:name="T25" style:family="text">
      <style:text-properties style:font-name-complex="標楷體"/>
    </style:style>
    <style:style style:name="T26" style:family="text">
      <style:text-properties style:font-name-complex="新細明體"/>
    </style:style>
    <style:style style:name="T27" style:family="text">
      <style:text-properties fo:color="#ff0000" style:font-name="標楷體" style:font-name-asian="標楷體"/>
    </style:style>
    <style:style style:name="T28" style:family="text">
      <style:text-properties fo:language="zh" fo:country="TW" style:language-asian="zh" style:country-asian="TW"/>
    </style:style>
    <style:style style:name="T29" style:family="text">
      <style:text-properties style:font-name="新細明體"/>
    </style:style>
    <style:style style:name="T30" style:family="text">
      <style:text-properties style:font-name="新細明體" style:font-name-asian="標楷體"/>
    </style:style>
    <style:style style:name="T31" style:family="text">
      <style:text-properties style:font-name="新細明體" style:font-name-asian="標楷體" style:font-name-complex="新細明體"/>
    </style:style>
    <style:style style:name="T32" style:family="text">
      <style:text-properties style:font-name="新細明體" style:font-name-asian="標楷體" style:font-name-complex="新細明體"/>
    </style:style>
    <style:style style:name="T33" style:family="text">
      <style:text-properties style:font-name="新細明體" style:font-name-asian="標楷體" style:font-name-complex="新細明體"/>
    </style:style>
    <style:style style:name="T34" style:family="text">
      <style:text-properties style:font-name="Times New Roman" style:font-name-asian="標楷體" style:font-name-complex="Times New Roman" style:font-size-complex="10pt"/>
    </style:style>
    <style:style style:name="T35" style:family="text">
      <style:text-properties fo:font-size="16pt" style:font-name-asian="標楷體" style:font-size-asian="16pt"/>
    </style:style>
    <style:style style:name="T36" style:family="text">
      <style:text-properties fo:font-size="12pt" style:font-size-asian="12pt" style:font-size-complex="12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ffffff"/>
    </style:style>
    <style:style style:name="fr2" style:family="graphic" style:parent-style-name="Frame">
      <style:graphic-properties fo:margin-left="0.318cm" fo:margin-right="0.318cm" style:wrap="parallel"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3" style:family="graphic" style:parent-style-name="OLE">
      <style:graphic-properties fo:margin-left="0.319cm" fo:margin-right="0.319cm" style:wrap="run-through" style:number-wrapped-paragraphs="no-limit" style:vertical-pos="from-top" style:vertical-rel="paragraph" style:horizontal-pos="from-left" style:horizontal-rel="paragraph" fo:padding="0.002cm" fo:border="none" draw:ole-draw-aspect="1" draw:visible-area-top="0cm" draw:visible-area-width="2.99cm" draw:visible-area-height="2.99cm"/>
    </style:style>
    <style:style style:name="fr4" style:family="graphic" style:parent-style-name="OLE">
      <style:graphic-properties fo:margin-left="0cm" fo:margin-right="0cm" style:vertical-pos="top" style:vertical-rel="baseline" fo:padding="0.002cm" fo:border="none" draw:ole-draw-aspect="1" draw:visible-area-top="0cm" draw:visible-area-width="15.003cm" draw:visible-area-height="27.01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1" draw:name="框架1" text:anchor-type="char" svg:x="-0.224cm" svg:y="-1.6cm" svg:width="2.147cm" svg:height="0.977cm" draw:z-index="4"><draw:text-box><text:p text:style-name="Standard">附件</text:p></draw:text-box></draw:frame><text:span text:style-name="T1">國</text:span><text:span text:style-name="T4"> </text:span><text:span text:style-name="T1">立</text:span><text:span text:style-name="T4"> </text:span><text:span text:style-name="T1">暨</text:span><text:span text:style-name="T4"> </text:span><text:span text:style-name="T1">南</text:span><text:span text:style-name="T4"> </text:span><text:span text:style-name="T1">國</text:span><text:span text:style-name="T4"> </text:span><text:span text:style-name="T1">際</text:span><text:span text:style-name="T4"> </text:span><text:span text:style-name="T1">大</text:span><text:span text:style-name="T4"> </text:span><text:span text:style-name="T1">學</text:span></text:p>
      <text:p text:style-name="P7"/>
      <text:p text:style-name="P7"/>
      <text:p text:style-name="P4">輻射防護計畫</text:p>
      <text:p text:style-name="P8"><draw:frame draw:style-name="fr3" draw:name="物件1" text:anchor-type="char" svg:x="3.81cm" svg:y="0.953cm" svg:width="10.795cm" svg:height="10.795cm" draw:z-index="2"><draw:object-ole xlink:href="./Object 1" xlink:type="simple" xlink:show="embed" xlink:actuate="onLoad"/><draw:image xlink:href="./ObjectReplacements/Object 1" xlink:type="simple" xlink:show="embed" xlink:actuate="onLoad"/></draw:frame></text:p>
      <text:p text:style-name="P10"/>
      <text:p text:style-name="P9"/>
      <text:p text:style-name="P9"/>
      <text:p text:style-name="P10"/>
      <text:p text:style-name="P10"/>
      <text:p text:style-name="P10"/>
      <text:p text:style-name="P10"/>
      <text:p text:style-name="P10"/>
      <text:p text:style-name="P10"/>
      <text:p text:style-name="P9"/>
      <text:p text:style-name="P9"/>
      <text:p text:style-name="P121"/>
      <text:p text:style-name="P122"/>
      <text:p text:style-name="P11"/>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row table:style-name="表格1.1">
          <table:table-cell table:style-name="表格1.A1" office:value-type="string">
            <text:p text:style-name="P55">第一章</text:p>
          </table:table-cell>
          <table:table-cell table:style-name="表格1.A1" office:value-type="string">
            <text:p text:style-name="P13"/>
          </table:table-cell>
          <table:table-cell table:style-name="表格1.A1" table:number-columns-spanned="2" office:value-type="string">
            <text:p text:style-name="P43"><text:span text:style-name="T7">總則 <text:s text:c="14"/></text:span><text:span text:style-name="T10">中華民國九十三年八月十一日九十三年度第二次環安衛委員會會議通過</text:span></text:p>
            <text:p text:style-name="P21"><text:span text:style-name="T25"><text:s text:c="14"/></text:span>行政院原子能委員會於中華民國九十三年九月七日會輻字第0930031068號書函同意備查</text:p>
            <text:p text:style-name="P22">中華民國九十三年十月十三日九十三年度第三次環安衛委員會會議通過</text:p>
          </table:table-cell>
          <table:covered-table-cell/>
          <table:table-cell table:style-name="表格1.E1" table:number-columns-spanned="2" office:value-type="string">
            <text:p text:style-name="P23"/>
          </table:table-cell>
          <table:covered-table-cell/>
        </table:table-row>
        <text:soft-page-break/>
        <table:table-row table:style-name="表格1.1">
          <table:table-cell table:style-name="表格1.A1" office:value-type="string">
            <text:p text:style-name="P25"/>
          </table:table-cell>
          <table:table-cell table:style-name="表格1.A1" office:value-type="string">
            <text:p text:style-name="P24">第一條</text:p>
            <text:p text:style-name="P24">為加強本校可發生游離輻射設備之使用管理及防護工作，確保全校教職員工生之健康及校園環境之安全，特訂定本計畫以執行輻射防護管制作業。</text:p>
            <text:p text:style-name="P24"/>
          </table:table-cell>
          <table:table-cell table:style-name="表格1.A1" table:number-columns-spanned="2" office:value-type="string">
            <text:p text:style-name="P25"/>
          </table:table-cell>
          <table:covered-table-cell/>
          <table:table-cell table:style-name="表格1.E2" table:number-columns-spanned="2" office:value-type="string">
            <text:p text:style-name="P24"/>
          </table:table-cell>
          <table:covered-table-cell/>
        </table:table-row>
        <table:table-row table:style-name="表格1.1">
          <table:table-cell table:style-name="表格1.A1" office:value-type="string">
            <text:p text:style-name="P25"/>
          </table:table-cell>
          <table:table-cell table:style-name="表格1.A1" office:value-type="string">
            <text:p text:style-name="P24">第二條</text:p>
          </table:table-cell>
          <table:table-cell table:style-name="表格1.A1" table:number-columns-spanned="2" office:value-type="string">
            <text:p text:style-name="P56"><text:span text:style-name="T13">本計畫依據「游離輻射防護法」﹙以下簡稱「輻防法」﹚第七條第二項及「游離輻射防護法施行細則」﹙以下簡稱「施行細則」﹚第二條等相關法規訂定之。</text:span><text:span text:style-name="T27"> </text:span></text:p>
            <text:p text:style-name="P57"/>
          </table:table-cell>
          <table:covered-table-cell/>
          <table:table-cell table:style-name="表格1.E3" table:number-columns-spanned="2" office:value-type="string">
            <text:p text:style-name="P44"/>
          </table:table-cell>
          <table:covered-table-cell/>
        </table:table-row>
        <table:table-row table:style-name="表格1.4">
          <table:table-cell table:style-name="表格1.A1" office:value-type="string">
            <text:p text:style-name="P12">第二章</text:p>
          </table:table-cell>
          <table:table-cell table:style-name="表格1.A1" office:value-type="string">
            <text:p text:style-name="P13"/>
          </table:table-cell>
          <table:table-cell table:style-name="表格1.A1" table:number-columns-spanned="2" office:value-type="string">
            <text:p text:style-name="P15">輻射防護管理組織及權責</text:p>
            <text:p text:style-name="P15"/>
          </table:table-cell>
          <table:covered-table-cell/>
          <table:table-cell table:style-name="表格1.E4" table:number-columns-spanned="2" office:value-type="string">
            <text:p text:style-name="P25"/>
          </table:table-cell>
          <table:covered-table-cell/>
        </table:table-row>
        <table:table-row table:style-name="表格1.5">
          <table:table-cell table:style-name="表格1.A1" office:value-type="string">
            <text:p text:style-name="P25"/>
          </table:table-cell>
          <table:table-cell table:style-name="表格1.A1" office:value-type="string">
            <text:p text:style-name="P24">第三條</text:p>
          </table:table-cell>
          <table:table-cell table:style-name="表格1.A1" table:number-columns-spanned="2" office:value-type="string">
            <text:p text:style-name="P107">本校之輻射防護事宜，由環境保護暨安全衛生委員會（以下簡稱：環安衛委員會）研議、規劃及定期檢討輻射防護計畫；環境保護暨安全衛生中心（以下簡稱：環安衛中心）為管理單位，督導、推行輻射防護計畫。</text:p>
            <text:p text:style-name="P108"/>
          </table:table-cell>
          <table:covered-table-cell/>
          <table:table-cell table:style-name="表格1.E5" table:number-columns-spanned="2" office:value-type="string">
            <text:p text:style-name="P25"/>
          </table:table-cell>
          <table:covered-table-cell/>
        </table:table-row>
        <table:table-row table:style-name="表格1.6">
          <table:table-cell table:style-name="表格1.A1" office:value-type="string">
            <text:p text:style-name="P38"/>
          </table:table-cell>
          <table:table-cell table:style-name="表格1.A1" office:value-type="string">
            <text:p text:style-name="P24">第四條</text:p>
          </table:table-cell>
          <table:table-cell table:style-name="表格1.A1" table:number-columns-spanned="2" office:value-type="string">
            <text:p text:style-name="P106"><text:span text:style-name="T11">環安衛委員會</text:span><text:span text:style-name="T13">由以下人員組成：</text:span></text:p>
            <text:list xml:id="list2089843520075359016" text:style-name="WW8Num41">
              <text:list-item>
                <text:p text:style-name="P101">主任委員：校長。</text:p>
              </text:list-item>
              <text:list-item>
                <text:p text:style-name="P103">當然委員：總務長、各學院院長、環安衛中心主任。</text:p>
              </text:list-item>
              <text:list-item>
                <text:p text:style-name="P103">一般委員：</text:p>
                <text:list>
                  <text:list-item>
                    <text:p text:style-name="P109">教師三人、職員二人、技工工友二人，各以選舉方式產生。</text:p>
                  </text:list-item>
                  <text:list-item>
                    <text:p text:style-name="P109">使用輻射系所推派具有相關專長教職員二人。</text:p>
                  </text:list-item>
                </text:list>
              </text:list-item>
            </text:list>
            <text:p text:style-name="P111">前項委員任期二年，連聘得連任，且均為無給職。</text:p>
            <text:p text:style-name="P111"/>
          </table:table-cell>
          <table:covered-table-cell/>
          <table:table-cell table:style-name="表格1.E6" table:number-columns-spanned="2" office:value-type="string">
            <text:p text:style-name="P25"/>
          </table:table-cell>
          <table:covered-table-cell/>
        </table:table-row>
        <text:soft-page-break/>
        <table:table-row table:style-name="表格1.7">
          <table:table-cell table:style-name="表格1.A1" table:number-rows-spanned="2" office:value-type="string">
            <text:p text:style-name="P38"/>
          </table:table-cell>
          <table:table-cell table:style-name="表格1.A1" office:value-type="string">
            <text:p text:style-name="P111">第五條</text:p>
          </table:table-cell>
          <table:table-cell table:style-name="表格1.A1" table:number-columns-spanned="2" office:value-type="string">
            <text:p text:style-name="P112">環安衛委員會應輻防法規定每六個月至少開會一次，辦理下列事項並應製備紀錄保存三年：</text:p>
            <text:list xml:id="list9125417631717986479" text:style-name="WW8Num43">
              <text:list-item>
                <text:p text:style-name="P113">研議輻射防護措施計畫。</text:p>
              </text:list-item>
            </text:list>
            <text:p text:style-name="P112">二、研議輻射防護管理、檢測、管制措施。</text:p>
            <text:p text:style-name="P112">三、研議輻射防護教育訓練。</text:p>
            <text:p text:style-name="P112">四、研議輻射防護工作人員健康管理事項。</text:p>
            <text:p text:style-name="P112">五、研議校內各類輻射意外事故原因及改善措施。</text:p>
            <text:p text:style-name="P112">六、考核本校輻射防護管理執行情形。</text:p>
            <text:p text:style-name="P112">七、校長交付之輻射防護管理業務。</text:p>
            <text:p text:style-name="P112">八、原子能委員會相關規定及注意事項。</text:p>
            <text:p text:style-name="P112"/>
          </table:table-cell>
          <table:covered-table-cell/>
          <table:table-cell table:style-name="表格1.E7" table:number-columns-spanned="2" office:value-type="string">
            <text:p text:style-name="P29"/>
          </table:table-cell>
          <table:covered-table-cell/>
        </table:table-row>
        <table:table-row table:style-name="表格1.8">
          <table:covered-table-cell/>
          <table:table-cell table:style-name="表格1.A1" office:value-type="string">
            <text:p text:style-name="P24">第六條</text:p>
          </table:table-cell>
          <table:table-cell table:style-name="表格1.A1" table:number-columns-spanned="2" office:value-type="string">
            <text:p text:style-name="P112">環安衛中心職責如下：</text:p>
            <text:p text:style-name="P112">一、釐訂輻射防護計畫，並督導有關單位實施。</text:p>
            <text:p text:style-name="P114">二、釐訂輻射源請購、接受、貯存、領用、汰換、運送及放射性廢棄物處理之輻射防護管制措施，並督導有關單位實施。</text:p>
            <text:list xml:id="list131236504488573" text:continue-list="list2089843520075359016" text:style-name="WW8Num41">
              <text:list-item>
                <text:p text:style-name="P101">規劃、督導各單位之輻射防護管理。</text:p>
              </text:list-item>
            </text:list>
            <text:p text:style-name="P117">四、規劃、督導各單位實施可發生游離輻射設備之輻射防護檢測。</text:p>
            <text:p text:style-name="P112">五、規劃、實施輻射防護宣導及教育訓練。</text:p>
            <text:p text:style-name="P112">六、規劃輻射工作人員健康檢查、實施健康管理。</text:p>
          </table:table-cell>
          <table:covered-table-cell/>
          <table:table-cell table:style-name="表格1.E8" table:number-columns-spanned="2" office:value-type="string">
            <text:p text:style-name="P29"/>
          </table:table-cell>
          <table:covered-table-cell/>
        </table:table-row>
        <table:table-row table:style-name="表格1.9">
          <table:table-cell table:style-name="表格1.A1" office:value-type="string">
            <text:p text:style-name="P38"/>
          </table:table-cell>
          <table:table-cell table:style-name="表格1.A1" office:value-type="string">
            <text:p text:style-name="P38"/>
          </table:table-cell>
          <table:table-cell table:style-name="表格1.A1" table:number-columns-spanned="2" office:value-type="string">
            <text:p text:style-name="P115">七、定期申報原子能委員會要求之輻射防護相關報告及紀錄。</text:p>
            <text:p text:style-name="P112">八、提供使用單位諮詢輻射防護相關業務。</text:p>
            <text:p text:style-name="P112">九、負責推行環安衛委員會決議之輻射防護工作。</text:p>
            <text:p text:style-name="P112">十、向校長提供有關輻射防護管理資訊及建議。</text:p>
            <text:p text:style-name="P112"/>
          </table:table-cell>
          <table:covered-table-cell/>
          <table:table-cell table:style-name="表格1.E9" table:number-columns-spanned="2" office:value-type="string">
            <text:p text:style-name="P29"/>
          </table:table-cell>
          <table:covered-table-cell/>
        </table:table-row>
        <table:table-row table:style-name="表格1.10">
          <table:table-cell table:style-name="表格1.A1" office:value-type="string">
            <text:p text:style-name="P38"/>
          </table:table-cell>
          <table:table-cell table:style-name="表格1.A1" office:value-type="string">
            <text:p text:style-name="P24">第七條</text:p>
          </table:table-cell>
          <table:table-cell table:style-name="表格1.A1" table:number-columns-spanned="2" office:value-type="string">
            <text:p text:style-name="P46">凡實際從事輻射作業之輻射工作人員，其職責如下：</text:p>
            <text:p text:style-name="P28">一、操作輻射作業前應向所屬單位申請運作許可。</text:p>
            <text:p text:style-name="P64">二、操作輻射作業前應參加環安衛中心辦理之輻射防護講習。</text:p>
            <text:p text:style-name="P28">三、每年定期參加環安衛中心辦理輻射防護講習。</text:p>
            <text:p text:style-name="P28">四、定期接受體格檢查及健康檢查。</text:p>
            <text:p text:style-name="P28">五、執行輻射作業自動檢查或檢點紀錄，並置成紀錄備查。</text:p>
            <text:p text:style-name="P28">六、維護輻射實驗之正常運作及安全。</text:p>
            <text:p text:style-name="P28">七、執行其他有關輻射防護管理事項。</text:p>
            <text:p text:style-name="P28"/>
          </table:table-cell>
          <table:covered-table-cell/>
          <table:table-cell table:style-name="表格1.E10" table:number-columns-spanned="2" office:value-type="string">
            <text:p text:style-name="P29"/>
          </table:table-cell>
          <table:covered-table-cell/>
        </table:table-row>
        <table:table-row table:style-name="表格1.11">
          <table:table-cell table:style-name="表格1.A1" office:value-type="string">
            <text:p text:style-name="P38"/>
          </table:table-cell>
          <table:table-cell table:style-name="表格1.A1" office:value-type="string">
            <text:p text:style-name="P24">第八條</text:p>
          </table:table-cell>
          <table:table-cell table:style-name="表格1.A1" table:number-columns-spanned="2" office:value-type="string">
            <text:p text:style-name="P110"><text:span text:style-name="T13">本校指派輻射防護管理人員，負責審核並管理輻射源，所有申請案都要經其審核並簽章</text:span><text:span text:style-name="T4">﹙</text:span><text:span text:style-name="T1">如附件一</text:span><text:span text:style-name="T4">﹚</text:span><text:span text:style-name="T13">。</text:span></text:p>
            <text:p text:style-name="P112"/>
          </table:table-cell>
          <table:covered-table-cell/>
          <table:table-cell table:style-name="表格1.E11" table:number-columns-spanned="2" office:value-type="string">
            <text:p text:style-name="P29"/>
          </table:table-cell>
          <table:covered-table-cell/>
        </table:table-row>
        <text:soft-page-break/>
        <table:table-row table:style-name="表格1.11">
          <table:table-cell table:style-name="表格1.A1" office:value-type="string">
            <text:p text:style-name="P38"/>
          </table:table-cell>
          <table:table-cell table:style-name="表格1.A1" office:value-type="string">
            <text:p text:style-name="P24">第九條</text:p>
          </table:table-cell>
          <table:table-cell table:style-name="表格1.A1" table:number-columns-spanned="2" office:value-type="string">
            <text:p text:style-name="P110"><text:span text:style-name="T15">建立本校各使用單位之可發生游離輻射設備</text:span><text:span text:style-name="T15">帳料</text:span><text:span text:style-name="T15">清冊</text:span><text:span text:style-name="T15">(</text:span><text:span text:style-name="T1">如附件二)。</text:span></text:p>
          </table:table-cell>
          <table:covered-table-cell/>
          <table:table-cell table:style-name="表格1.E12" table:number-columns-spanned="2" office:value-type="string">
            <text:p text:style-name="P29"/>
          </table:table-cell>
          <table:covered-table-cell/>
        </table:table-row>
        <table:table-row table:style-name="表格1.13">
          <table:table-cell table:style-name="表格1.A1" office:value-type="string">
            <text:p text:style-name="P12">第三章</text:p>
          </table:table-cell>
          <table:table-cell table:style-name="表格1.A1" office:value-type="string">
            <text:p text:style-name="P13"/>
          </table:table-cell>
          <table:table-cell table:style-name="表格1.A1" table:number-columns-spanned="2" office:value-type="string">
            <text:p text:style-name="P12">人員防護</text:p>
            <text:p text:style-name="P12"/>
          </table:table-cell>
          <table:covered-table-cell/>
          <table:table-cell table:style-name="表格1.E13" table:number-columns-spanned="2" office:value-type="string">
            <text:p text:style-name="P13"/>
          </table:table-cell>
          <table:covered-table-cell/>
        </table:table-row>
        <table:table-row table:style-name="表格1.14">
          <table:table-cell table:style-name="表格1.A1" office:value-type="string">
            <text:p text:style-name="P25"/>
          </table:table-cell>
          <table:table-cell table:style-name="表格1.A1" office:value-type="string">
            <text:p text:style-name="P24">第十條</text:p>
          </table:table-cell>
          <table:table-cell table:style-name="表格1.A1" table:number-columns-spanned="2" office:value-type="string">
            <text:p text:style-name="Standard"><text:span text:style-name="f121"><text:span text:style-name="T31">未滿十八歲者不得從事或參與輻射作業。</text:span></text:span></text:p>
            <text:p text:style-name="Standard"><text:span text:style-name="f121"><text:span text:style-name="T13"/></text:span></text:p>
          </table:table-cell>
          <table:covered-table-cell/>
          <table:table-cell table:style-name="表格1.E14" table:number-columns-spanned="2" office:value-type="string">
            <text:p text:style-name="P25"/>
          </table:table-cell>
          <table:covered-table-cell/>
        </table:table-row>
        <table:table-row table:style-name="表格1.15">
          <table:table-cell table:style-name="表格1.A1" office:value-type="string">
            <text:p text:style-name="P25"/>
          </table:table-cell>
          <table:table-cell table:style-name="表格1.A1" office:value-type="string">
            <text:p text:style-name="P24">第十一條</text:p>
          </table:table-cell>
          <table:table-cell table:style-name="表格1.A1" table:number-columns-spanned="2" office:value-type="string">
            <text:p text:style-name="Standard"><text:span text:style-name="T15">本校操作登記</text:span><text:span text:style-name="T15">證</text:span><text:span text:style-name="T15">之</text:span><text:span text:style-name="T20">可發生游離輻射設備</text:span><text:span text:style-name="T15">之</text:span><text:span text:style-name="T15">合格</text:span><text:span text:style-name="T15">人員，得以由原子能委員會認可訓練機構之18小時游離輻射訓練證明代替輻射安全證書。</text:span></text:p>
            <text:p text:style-name="P28"/>
          </table:table-cell>
          <table:covered-table-cell/>
          <table:table-cell table:style-name="表格1.E15" table:number-columns-spanned="2" office:value-type="string">
            <text:p text:style-name="P29"/>
          </table:table-cell>
          <table:covered-table-cell/>
        </table:table-row>
        <table:table-row table:style-name="表格1.16">
          <table:table-cell table:style-name="表格1.A1" office:value-type="string">
            <text:p text:style-name="P25"/>
          </table:table-cell>
          <table:table-cell table:style-name="表格1.A1" office:value-type="string">
            <text:p text:style-name="P24">第十二條</text:p>
          </table:table-cell>
          <table:table-cell table:style-name="表格1.A1" table:number-columns-spanned="2" office:value-type="string">
            <text:p text:style-name="Standard"><text:span text:style-name="T1">本校</text:span><text:span text:style-name="T1">教職員工</text:span><text:span text:style-name="T1">生基於教學需要，得在</text:span><text:span text:style-name="T1">合格人員</text:span><text:span text:style-name="T1">指導下從事可發生游離輻射設備</text:span><text:span text:style-name="T1">操作訓練。</text:span><text:span text:style-name="T1">操作前須已接受</text:span><text:span text:style-name="T1">合格人員</text:span><text:span text:style-name="T1">規</text:span><text:span text:style-name="T1">劃</text:span><text:span text:style-name="T1">之操作程序及輻射防護講習</text:span><text:span text:style-name="T1">訓練。</text:span></text:p>
            <text:p text:style-name="Standard"><text:span text:style-name="T1">前項操作程序及輻射防護講習，應先將包括講習課程、</text:span><text:span text:style-name="T1">授課</text:span><text:span text:style-name="T1">人員及講習地點等講習計畫先報經</text:span><text:span text:style-name="T1">原子能委員會</text:span><text:span text:style-name="T1">核准後實施</text:span><text:span text:style-name="T1">，</text:span><text:span text:style-name="T1">講習時數不得少於三小時。</text:span></text:p>
            <text:p text:style-name="P24"/>
          </table:table-cell>
          <table:covered-table-cell/>
          <table:table-cell table:style-name="表格1.E16" table:number-columns-spanned="2" office:value-type="string">
            <text:p text:style-name="P25"/>
          </table:table-cell>
          <table:covered-table-cell/>
        </table:table-row>
        <table:table-row table:style-name="表格1.4">
          <table:table-cell table:style-name="表格1.A1" table:number-rows-spanned="2" office:value-type="string">
            <text:p text:style-name="P25"/>
          </table:table-cell>
          <table:table-cell table:style-name="表格1.A1" office:value-type="string">
            <text:p text:style-name="P24">第十三條</text:p>
          </table:table-cell>
          <table:table-cell table:style-name="表格1.A1" table:number-columns-spanned="2" office:value-type="string">
            <text:p text:style-name="註解文字"><text:span text:style-name="T1">建立本校</text:span><text:span text:style-name="T31">操作可發生游離輻射設備</text:span><text:span text:style-name="T31">之合格人員清單(如附件二)。</text:span></text:p>
            <text:p text:style-name="P100"/>
          </table:table-cell>
          <table:covered-table-cell/>
          <table:table-cell table:style-name="表格1.E17" table:number-columns-spanned="2" office:value-type="string">
            <text:p text:style-name="P25"/>
          </table:table-cell>
          <table:covered-table-cell/>
        </table:table-row>
        <table:table-row table:style-name="表格1.4">
          <table:covered-table-cell/>
          <table:table-cell table:style-name="表格1.A1" office:value-type="string">
            <text:p text:style-name="P24">第十四條</text:p>
            <text:p text:style-name="P24"/>
            <text:p text:style-name="P24"/>
            <text:p text:style-name="P24"/>
            <text:p text:style-name="P24"/>
            <text:p text:style-name="P24"/>
            <text:p text:style-name="P24">第十五條</text:p>
          </table:table-cell>
          <table:table-cell table:style-name="表格1.A1" table:number-columns-spanned="2" office:value-type="string">
            <text:p text:style-name="註解文字"><text:span text:style-name="f121"><text:span text:style-name="T31">基於教學或工作訓練需要，</text:span></text:span><text:span text:style-name="T31">在合格</text:span><text:span text:style-name="T31">工作</text:span><text:span text:style-name="T31">人員指導下</text:span><text:span text:style-name="f121"><text:span text:style-name="T31">得使十六歲以上未滿十八歲者參與輻射作業，但</text:span></text:span><text:span text:style-name="T31">其個人劑量限度應符合下列之規定：</text:span></text:p>
            <text:p text:style-name="註解文字"><text:span text:style-name="f121"><text:span text:style-name="T31">一、一年內之有效等效劑量不得超過六毫西弗。</text:span></text:span></text:p>
            <text:p text:style-name="註解文字"><text:span text:style-name="T15">二、</text:span><text:span text:style-name="f121"><text:span text:style-name="T31">眼球水晶體之等效劑量於一年內不得超過五十毫西弗。</text:span></text:span></text:p>
            <text:p text:style-name="P116"><text:span text:style-name="f121"><text:span text:style-name="T31">三、皮膚或四肢之等效劑量於一年內不得超過一百五十毫西弗。</text:span></text:span></text:p>
            <text:p text:style-name="P102"/>
            <text:p text:style-name="註解文字"><text:span text:style-name="T15">本校應對</text:span><text:span text:style-name="T15">所有</text:span><text:span text:style-name="T15">輻射工作人員定期實施輻射防護教育訓練，每年訓練時數至少3小時，並</text:span><text:span text:style-name="T15">紀</text:span><text:span text:style-name="T15">錄備查。</text:span></text:p>
            <text:p text:style-name="P104"/>
          </table:table-cell>
          <table:covered-table-cell/>
          <table:table-cell table:style-name="表格1.E18" table:number-columns-spanned="2" office:value-type="string">
            <text:p text:style-name="P25"/>
          </table:table-cell>
          <table:covered-table-cell/>
        </table:table-row>
        <table:table-row table:style-name="表格1.19">
          <table:table-cell table:style-name="表格1.A1" office:value-type="string">
            <text:p text:style-name="P25"/>
          </table:table-cell>
          <table:table-cell table:style-name="表格1.A1" office:value-type="string">
            <text:p text:style-name="P24">第十六條</text:p>
            <text:p text:style-name="P24"/>
          </table:table-cell>
          <table:table-cell table:style-name="表格1.A1" table:number-columns-spanned="2" office:value-type="string">
            <text:p text:style-name="註解文字"><text:span text:style-name="T1">前條教育</text:span><text:span text:style-name="T1">訓練之授課人員</text:span><text:span text:style-name="T1">應由</text:span><text:span text:style-name="T1">教育部認可之國內、外大專</text:span><text:span text:style-name="T1">院校</text:span><text:span text:style-name="T1">相關科系畢業，且在公、私立機構、學校、研究單位從事輻射防護實務工作五年以上之人員擔任。</text:span></text:p>
            <text:p text:style-name="P102"/>
          </table:table-cell>
          <table:covered-table-cell/>
          <table:table-cell table:style-name="表格1.E19" table:number-columns-spanned="2" office:value-type="string">
            <text:p text:style-name="P25"/>
          </table:table-cell>
          <table:covered-table-cell/>
        </table:table-row>
        <text:soft-page-break/>
        <table:table-row table:style-name="表格1.20">
          <table:table-cell table:style-name="表格1.A1" office:value-type="string">
            <text:p text:style-name="P25"/>
          </table:table-cell>
          <table:table-cell table:style-name="表格1.A1" office:value-type="string">
            <text:p text:style-name="P24">第十七條</text:p>
          </table:table-cell>
          <table:table-cell table:style-name="表格1.A1" table:number-columns-spanned="2" office:value-type="string">
            <text:p text:style-name="註解文字"><text:span text:style-name="T1">辦理第十五條之教育訓練，</text:span><text:span text:style-name="T1">講習課程</text:span><text:span text:style-name="T1">應包括</text:span><text:span text:style-name="T1">：</text:span></text:p>
            <text:p text:style-name="P98">一、輻射基礎課程</text:p>
            <text:p text:style-name="P98">二、輻射度量與劑量</text:p>
            <text:p text:style-name="P98">三、輻射生物效應</text:p>
            <text:p text:style-name="P98">四、輻射防護課程</text:p>
            <text:p text:style-name="P98">五、原子能相關法規</text:p>
            <text:p text:style-name="P98">六、安全作業程序及工作守則</text:p>
            <text:p text:style-name="P98">七、原子能委員會提供之相關資訊</text:p>
            <text:p text:style-name="註解文字"><text:span text:style-name="T1">前項教育</text:span><text:span text:style-name="T1">訓練</text:span><text:span text:style-name="T1">紀</text:span><text:span text:style-name="T1">錄應</text:span><text:span text:style-name="T1">記</text:span><text:span text:style-name="T1">載參加訓練人員之姓名與參加訓練之時間、地點、時數、訓練科目及授課人員等相關資料，並至少保存</text:span><text:span text:style-name="T1">十年。</text:span></text:p>
            <text:p text:style-name="P102"/>
          </table:table-cell>
          <table:covered-table-cell/>
          <table:table-cell table:style-name="表格1.E20" table:number-columns-spanned="2" office:value-type="string">
            <text:p text:style-name="P25"/>
          </table:table-cell>
          <table:covered-table-cell/>
        </table:table-row>
        <table:table-row table:style-name="表格1.21">
          <table:table-cell table:style-name="表格1.A1" office:value-type="string">
            <text:p text:style-name="P25"/>
          </table:table-cell>
          <table:table-cell table:style-name="表格1.A1" office:value-type="string">
            <text:p text:style-name="P24">第十八條</text:p>
          </table:table-cell>
          <table:table-cell table:style-name="表格1.A1" table:number-columns-spanned="2" office:value-type="string">
            <text:p text:style-name="註解文字"><text:span text:style-name="f121"><text:span text:style-name="T31">輻射工作人員對於本校辦理之輻射防護相關教育訓練，有接受之義務。</text:span></text:span></text:p>
            <text:p text:style-name="註解文字"><text:span text:style-name="f121"><text:span text:style-name="T13"/></text:span></text:p>
          </table:table-cell>
          <table:covered-table-cell/>
          <table:table-cell table:style-name="表格1.E21" table:number-columns-spanned="2" office:value-type="string">
            <text:p text:style-name="P25"/>
          </table:table-cell>
          <table:covered-table-cell/>
        </table:table-row>
        <table:table-row table:style-name="表格1.22">
          <table:table-cell table:style-name="表格1.A1" office:value-type="string">
            <text:p text:style-name="P25"/>
          </table:table-cell>
          <table:table-cell table:style-name="表格1.A1" office:value-type="string">
            <text:p text:style-name="P24">第十九條</text:p>
          </table:table-cell>
          <table:table-cell table:style-name="表格1.A1" table:number-columns-spanned="2" office:value-type="string">
            <text:p text:style-name="P28">為確保輻射工作人員所受職業曝露不超過劑量限度並合理抑低，雇主應對輻射工作人員實施個別劑量監測。</text:p>
            <text:p text:style-name="P28">但經評估輻射作業對輻射工作人員一年之曝露不可能超過十分之三之比例劑量限度者，得以作業環境監測或個別劑量抽樣監測代之。</text:p>
            <text:p text:style-name="P28">前項所指十分之三之比例劑量限度為：</text:p>
            <text:p text:style-name="P28">一、有效等效劑量為六毫西弗。</text:p>
            <text:p text:style-name="P28">二、眼球水晶體之等效劑量為五十毫西弗。</text:p>
            <text:p text:style-name="P59">三、皮膚及四肢之等效劑量為一百五十毫西弗。</text:p>
            <text:p text:style-name="P59"/>
          </table:table-cell>
          <table:covered-table-cell/>
          <table:table-cell table:style-name="表格1.E22" table:number-columns-spanned="2" office:value-type="string">
            <text:p text:style-name="P25"/>
          </table:table-cell>
          <table:covered-table-cell/>
        </table:table-row>
        <text:soft-page-break/>
        <table:table-row table:style-name="表格1.23">
          <table:table-cell table:style-name="表格1.A1" office:value-type="string">
            <text:p text:style-name="P25"/>
            <text:p text:style-name="P24">第二十條</text:p>
            <text:p text:style-name="P24"/>
            <text:p text:style-name="P24"/>
            <text:p text:style-name="P24"/>
            <text:p text:style-name="P24"/>
            <text:p text:style-name="P24"/>
            <text:p text:style-name="P24">第二十一條</text:p>
          </table:table-cell>
          <table:table-cell table:style-name="表格1.A1" office:value-type="string">
            <text:p text:style-name="P65">輻射工作人員職業曝露之劑量限度，依下列之規定：</text:p>
            <text:p text:style-name="P65">一、每連續五年週期之有效等效劑量不得超過一百毫西弗。</text:p>
            <text:p text:style-name="P66">且任何單一年內之有效等效劑量不得超過五十毫西弗。</text:p>
            <text:p text:style-name="P63"><text:span text:style-name="T15">二、</text:span><text:span text:style-name="T13">眼球水晶體之等效劑量於一年內不得超過一百五十毫西弗。</text:span></text:p>
            <text:p text:style-name="P59">三、皮膚或四肢之等效劑量於一年內不得超過五百毫西弗。</text:p>
            <text:p text:style-name="P59"/>
            <text:p text:style-name="P46">輻射工作人員之劑量經度量或計算符合下列規定者，視為不超過個人劑量限度：</text:p>
            <text:p text:style-name="P63"><text:span text:style-name="T1">一、</text:span><text:span text:style-name="T1">每連續五年週期內之深部等效劑量與一百毫西弗之比值，加上此五年週期內各攝入放射性核種活度與其二倍年攝入限度比值之總和不大於一。且任何單一年內，深部等效劑量與五十毫西弗之比值及各攝入放射性核種活度與其年攝入限度比值之總和不大於一。</text:span></text:p>
            <text:p text:style-name="Standard"><text:span text:style-name="T15">二、</text:span><text:span text:style-name="T1">眼球等效劑量於一年內不得超過一百五十毫西弗。</text:span></text:p>
            <text:p text:style-name="Standard"><text:span text:style-name="T1">三、</text:span><text:span text:style-name="T1">淺部等效劑量於一年內不得超過五百毫西弗。</text:span></text:p>
            <text:p text:style-name="P67">供管制體內曝露用之年攝入限度與參考用之推定空氣濃度，見「游離輻射防護安全標準」附表四之第四、五、六欄。</text:p>
            <text:p text:style-name="P61">第一項各款之數學表示公式，見「游離輻射防護安全標準」附表五。</text:p>
          </table:table-cell>
          <table:table-cell table:style-name="表格1.A1" table:number-columns-spanned="2" office:value-type="string">
            <text:p text:style-name="P25"/>
          </table:table-cell>
          <table:covered-table-cell/>
          <table:table-cell table:style-name="表格1.E23" table:number-columns-spanned="2" office:value-type="string">
            <text:p text:style-name="P24"/>
          </table:table-cell>
          <table:covered-table-cell/>
        </table:table-row>
        <text:soft-page-break/>
        <table:table-row table:style-name="表格1.24">
          <table:table-cell table:style-name="表格1.A1" office:value-type="string">
            <text:p text:style-name="P25"/>
          </table:table-cell>
          <table:table-cell table:style-name="表格1.A1" office:value-type="string">
            <text:p text:style-name="P24">第二十二條</text:p>
            <text:p text:style-name="P24"/>
            <text:p text:style-name="P24"/>
            <text:p text:style-name="P24"/>
            <text:p text:style-name="P24">第二十三條</text:p>
            <text:p text:style-name="P24"/>
            <text:p text:style-name="P24"/>
            <text:p text:style-name="P24"/>
            <text:p text:style-name="P24">第二十四條</text:p>
          </table:table-cell>
          <table:table-cell table:style-name="表格1.A1" table:number-columns-spanned="2" office:value-type="string">
            <text:p text:style-name="P68">雇主對輻射工作人員實施個別劑量監測，應紀錄每一輻射工作人員之職業曝露歷史紀錄，並依規定定期及逐年紀錄每一輻射工作人員之職業曝露紀錄。</text:p>
            <text:p text:style-name="P68"/>
            <text:p text:style-name="P68">前項紀錄，雇主應自輻射工作人員離職或停止參與輻射工作之日起，至少保存三十年，並至輻射工作人員年齡超過七十五歲。</text:p>
            <text:p text:style-name="P68">輻射工作人員離職時，雇主應向其提供第一項之紀錄。</text:p>
            <text:p text:style-name="P68"/>
            <text:p text:style-name="Standard"><text:span text:style-name="T1">雇主</text:span><text:span text:style-name="T1">於接獲女性輻射工作人員告知懷孕後</text:span><text:span text:style-name="f121"><text:span text:style-name="T31">，應檢討其工作</text:span></text:span><text:span text:style-name="f121"><text:span text:style-name="T34">條件，以確保妊娠期間胚胎或胎兒所受之曝露符合一般人員之劑量限度。</text:span></text:span></text:p>
            <text:p text:style-name="Standard"><text:span text:style-name="f121"><text:span text:style-name="T34">懷孕女性輻射工作人員，其腹部表面之等效劑量於剩餘妊娠期間，不得超過一毫西弗；攝入體內之放射性核種不得超過年攝入限度之百分之二。</text:span></text:span></text:p>
            <text:p text:style-name="P98">一般人員之劑量限度，依下列之規定：</text:p>
            <text:p text:style-name="P46">一、一年內之有效等效劑量不得超過一毫西弗。</text:p>
            <text:list xml:id="list131235060647169" text:continue-list="list9125417631717986479" text:style-name="WW8Num43">
              <text:list-item>
                <text:p text:style-name="P48">眼球水晶體之等效劑量於一年內不得超過十五毫西弗。</text:p>
              </text:list-item>
              <text:list-item>
                <text:p text:style-name="P48">皮膚之等效劑量於一年內不得超過五十毫西弗。</text:p>
              </text:list-item>
            </text:list>
            <text:p text:style-name="P60"/>
          </table:table-cell>
          <table:covered-table-cell/>
          <table:table-cell table:style-name="表格1.E24" table:number-columns-spanned="2" office:value-type="string">
            <text:p text:style-name="P25"/>
          </table:table-cell>
          <table:covered-table-cell/>
        </table:table-row>
        <table:table-row table:style-name="表格1.1">
          <table:table-cell table:style-name="表格1.A1" office:value-type="string">
            <text:p text:style-name="P12">第四章</text:p>
          </table:table-cell>
          <table:table-cell table:style-name="表格1.A1" office:value-type="string">
            <text:p text:style-name="P13"/>
          </table:table-cell>
          <table:table-cell table:style-name="表格1.A1" table:number-columns-spanned="2" office:value-type="string">
            <text:p text:style-name="P70">醫護監護</text:p>
            <text:p text:style-name="P70"/>
          </table:table-cell>
          <table:covered-table-cell/>
          <table:table-cell table:style-name="表格1.E25" table:number-columns-spanned="2" office:value-type="string">
            <text:p text:style-name="P13"/>
          </table:table-cell>
          <table:covered-table-cell/>
        </table:table-row>
        <table:table-row table:style-name="表格1.4">
          <table:table-cell table:style-name="表格1.A1" office:value-type="string">
            <text:p text:style-name="P25"/>
          </table:table-cell>
          <table:table-cell table:style-name="表格1.A1" office:value-type="string">
            <text:p text:style-name="P24">第二十五條</text:p>
          </table:table-cell>
          <table:table-cell table:style-name="表格1.A1" table:number-columns-spanned="2" office:value-type="string">
            <text:p text:style-name="P71">使用單位在聘用輻射工作人員前，應要求工作人員至合格醫院實施體格檢查，檢查紀錄應建檔存查三十年以上。</text:p>
            <text:p text:style-name="P71"/>
          </table:table-cell>
          <table:covered-table-cell/>
          <table:table-cell table:style-name="表格1.E26" table:number-columns-spanned="2" office:value-type="string">
            <text:p text:style-name="P25"/>
          </table:table-cell>
          <table:covered-table-cell/>
        </table:table-row>
        <table:table-row table:style-name="表格1.27">
          <table:table-cell table:style-name="表格1.A1" office:value-type="string">
            <text:p text:style-name="P25"/>
          </table:table-cell>
          <table:table-cell table:style-name="表格1.A1" office:value-type="string">
            <text:p text:style-name="P24">第二十六條</text:p>
          </table:table-cell>
          <table:table-cell table:style-name="表格1.A1" table:number-columns-spanned="2" office:value-type="string">
            <text:p text:style-name="P71">對於在職之輻射工作人員應每年實施健康檢查，並依檢查結果實施健康管理。</text:p>
            <text:p text:style-name="P71"/>
          </table:table-cell>
          <table:covered-table-cell/>
          <table:table-cell table:style-name="表格1.E27" table:number-columns-spanned="2" office:value-type="string">
            <text:p text:style-name="P25"/>
          </table:table-cell>
          <table:covered-table-cell/>
        </table:table-row>
        <table:table-row table:style-name="表格1.22">
          <table:table-cell table:style-name="表格1.A1" office:value-type="string">
            <text:p text:style-name="P25"/>
          </table:table-cell>
          <table:table-cell table:style-name="表格1.A1" office:value-type="string">
            <text:p text:style-name="P24">第二十七條</text:p>
          </table:table-cell>
          <table:table-cell table:style-name="表格1.A1" table:number-columns-spanned="2" office:value-type="string">
            <text:p text:style-name="P71">輻射工作人員有接受職前體格檢查及每年定期健康檢查之義務。</text:p>
            <text:p text:style-name="P71"/>
          </table:table-cell>
          <table:covered-table-cell/>
          <table:table-cell table:style-name="表格1.A1" table:number-rows-spanned="4" office:value-type="string">
            <text:p text:style-name="P25"/>
          </table:table-cell>
          <table:table-cell table:style-name="表格1.F28" office:value-type="string">
            <text:p text:style-name="P25"/>
          </table:table-cell>
        </table:table-row>
        <table:table-row table:style-name="表格1.22">
          <table:table-cell table:style-name="表格1.A1" office:value-type="string">
            <text:p text:style-name="P25"/>
          </table:table-cell>
          <table:table-cell table:style-name="表格1.A1" office:value-type="string">
            <text:p text:style-name="P24">第二十八條</text:p>
          </table:table-cell>
          <table:table-cell table:style-name="表格1.A1" table:number-columns-spanned="2" office:value-type="string">
            <text:p text:style-name="P69"><text:span text:style-name="T1">體格檢查及</text:span><text:span text:style-name="T1">健康檢查之項目依游離輻射防護法施行細則第八條規定，準用勞工健康保護規則之規定。</text:span></text:p>
            <text:p text:style-name="P71"/>
          </table:table-cell>
          <table:covered-table-cell/>
          <table:covered-table-cell/>
          <table:table-cell table:style-name="表格1.F29" office:value-type="string">
            <text:p text:style-name="P38"/>
          </table:table-cell>
        </table:table-row>
        <table:table-row table:style-name="表格1.30">
          <table:table-cell table:style-name="表格1.A1" office:value-type="string">
            <text:p text:style-name="P25"/>
          </table:table-cell>
          <table:table-cell table:style-name="表格1.A1" office:value-type="string">
            <text:p text:style-name="P24">第二十九條</text:p>
          </table:table-cell>
          <table:table-cell table:style-name="表格1.A1" table:number-columns-spanned="2" office:value-type="string">
            <text:p text:style-name="P71">輻射工作人員若因意外曝露或緊急曝露所接受之劑量超過五十毫西弗以上時，所屬應即予以包括特別健康檢查、劑量評估、放射性污染清除、必要治療及其他適當措施之特別醫務監護。</text:p>
            <text:p text:style-name="P71">使用單位應就其特別健康檢查結果、曝露歷史及健康狀況等徵詢醫師、輻射工作人員或專家之建議後，作成適當之工作安排。</text:p>
            <text:p text:style-name="P71"/>
          </table:table-cell>
          <table:covered-table-cell/>
          <table:covered-table-cell/>
          <table:table-cell table:style-name="表格1.F30" office:value-type="string">
            <text:p text:style-name="P38"/>
          </table:table-cell>
        </table:table-row>
        <table:table-row table:style-name="表格1.31">
          <table:table-cell table:style-name="表格1.A1" office:value-type="string">
            <text:p text:style-name="P12">第五章</text:p>
          </table:table-cell>
          <table:table-cell table:style-name="表格1.A1" office:value-type="string">
            <text:p text:style-name="P13"/>
          </table:table-cell>
          <table:table-cell table:style-name="表格1.A1" table:number-columns-spanned="2" office:value-type="string">
            <text:p text:style-name="P96">地區管制</text:p>
            <text:p text:style-name="P96"/>
          </table:table-cell>
          <table:covered-table-cell/>
          <table:covered-table-cell/>
          <table:table-cell table:style-name="表格1.F31" office:value-type="string">
            <text:p text:style-name="P25"/>
          </table:table-cell>
        </table:table-row>
        <table:table-row table:style-name="表格1.22">
          <table:table-cell table:style-name="表格1.A1" table:number-rows-spanned="4" office:value-type="string">
            <text:p text:style-name="P25"/>
          </table:table-cell>
          <table:table-cell table:style-name="表格1.A1" table:number-rows-spanned="4" office:value-type="string">
            <text:p text:style-name="P24">第三十條</text:p>
          </table:table-cell>
          <table:table-cell table:style-name="表格1.A1" table:number-columns-spanned="2" office:value-type="string">
            <text:p text:style-name="Standard"><text:span text:style-name="T15">凡操作輻射性實驗或儲存放射性物質之實驗場所</text:span><text:span text:style-name="T15">輻射劑量率達5微西弗/小時之區域劃定為管制區。</text:span></text:p>
          </table:table-cell>
          <table:covered-table-cell/>
          <table:table-cell table:style-name="表格1.E32" table:number-columns-spanned="2" office:value-type="string">
            <text:p text:style-name="P25"/>
          </table:table-cell>
          <table:covered-table-cell/>
        </table:table-row>
        <table:table-row table:style-name="表格1.33">
          <table:covered-table-cell/>
          <table:covered-table-cell/>
          <table:table-cell table:style-name="表格1.A1" table:number-rows-spanned="3" table:number-columns-spanned="2" office:value-type="string">
            <text:p text:style-name="P30">非輻射工作人員禁止進入管制區。</text:p>
            <text:p text:style-name="P30">管制區應明顯貼有輻射示警標誌，並註明負責人員及使用</text:p>
            <text:p text:style-name="P30">核種或設備名稱，管制區應經常保持關閉。</text:p>
            <text:p text:style-name="Standard"><text:span text:style-name="T15">非管制區之劑量率應小於</text:span><text:span text:style-name="T15">0.5微西弗/小時。</text:span></text:p>
            <text:p text:style-name="P30"/>
          </table:table-cell>
          <table:covered-table-cell/>
          <table:table-cell table:style-name="表格1.E33" table:number-columns-spanned="2" office:value-type="string">
            <text:p text:style-name="P32"/>
          </table:table-cell>
          <table:covered-table-cell/>
        </table:table-row>
        <table:table-row table:style-name="表格1.34">
          <table:covered-table-cell/>
          <table:covered-table-cell/>
          <table:covered-table-cell/>
          <table:covered-table-cell/>
          <table:table-cell table:style-name="表格1.E34" table:number-columns-spanned="2" office:value-type="string">
            <text:p text:style-name="P32"/>
          </table:table-cell>
          <table:covered-table-cell/>
        </table:table-row>
        <table:table-row table:style-name="表格1.35">
          <table:covered-table-cell/>
          <table:covered-table-cell/>
          <table:covered-table-cell/>
          <table:covered-table-cell/>
          <table:table-cell table:style-name="表格1.E35" table:number-columns-spanned="2" office:value-type="string">
            <text:p text:style-name="P25"/>
          </table:table-cell>
          <table:covered-table-cell/>
        </table:table-row>
        <table:table-row table:style-name="表格1.36">
          <table:table-cell table:style-name="表格1.A1" office:value-type="string">
            <text:p text:style-name="P25"/>
          </table:table-cell>
          <table:table-cell table:style-name="表格1.A1" office:value-type="string">
            <text:p text:style-name="P24">第三十一條</text:p>
          </table:table-cell>
          <table:table-cell table:style-name="表格1.A1" table:number-columns-spanned="2" office:value-type="string">
            <text:p text:style-name="P46">使用單位對於進出管制區之輻射工作人員，應審查其輻射防護訓練紀錄、輻射劑量紀錄、體格檢查及健康檢查紀錄，且應要求配戴人員劑量計。</text:p>
            <text:p text:style-name="P46"/>
          </table:table-cell>
          <table:covered-table-cell/>
          <table:table-cell table:style-name="表格1.E36" table:number-columns-spanned="2" office:value-type="string">
            <text:p text:style-name="P25"/>
          </table:table-cell>
          <table:covered-table-cell/>
        </table:table-row>
        <table:table-row table:style-name="表格1.37">
          <table:table-cell table:style-name="表格1.A1" office:value-type="string">
            <text:p text:style-name="P25"/>
          </table:table-cell>
          <table:table-cell table:style-name="表格1.A1" office:value-type="string">
            <text:p text:style-name="P24">第三十二條</text:p>
          </table:table-cell>
          <table:table-cell table:style-name="表格1.A1" table:number-columns-spanned="2" office:value-type="string">
            <text:p text:style-name="P28">使用單位應定期檢討管制區內各種狀況，並於必要時調整輻射防護措施、安全規定，確保對一般人員造成之輻射劑量符合限度。</text:p>
          </table:table-cell>
          <table:covered-table-cell/>
          <table:table-cell table:style-name="表格1.E37" table:number-columns-spanned="2" office:value-type="string">
            <text:p text:style-name="P29"/>
          </table:table-cell>
          <table:covered-table-cell/>
        </table:table-row>
        <table:table-row table:style-name="表格1.38">
          <table:table-cell table:style-name="表格1.A1" office:value-type="string">
            <text:p text:style-name="P12">第六章</text:p>
          </table:table-cell>
          <table:table-cell table:style-name="表格1.A1" office:value-type="string">
            <text:p text:style-name="P13"/>
          </table:table-cell>
          <table:table-cell table:style-name="表格1.A1" table:number-columns-spanned="2" office:value-type="string">
            <text:p text:style-name="P3">輻射源管制</text:p>
            <text:p text:style-name="P3"/>
          </table:table-cell>
          <table:covered-table-cell/>
          <table:table-cell table:style-name="表格1.E38" table:number-columns-spanned="2" office:value-type="string">
            <text:p text:style-name="P13"/>
          </table:table-cell>
          <table:covered-table-cell/>
        </table:table-row>
        <table:table-row table:style-name="表格1.39">
          <table:table-cell table:style-name="表格1.A1" office:value-type="string">
            <text:p text:style-name="P25"/>
          </table:table-cell>
          <table:table-cell table:style-name="表格1.A1" office:value-type="string">
            <text:p text:style-name="P24">第三十三條</text:p>
          </table:table-cell>
          <table:table-cell table:style-name="表格1.A1" table:number-columns-spanned="2" office:value-type="string">
            <text:p text:style-name="Standard"><text:span text:style-name="T15">輻射源之輸入、輸出、轉讓、使用、安裝、改裝、持有、停用、復用、永久停止使用(報廢)，須先向</text:span><text:span text:style-name="T15">原子能委員會</text:span><text:span text:style-name="T15">提出許可申請，並委請國內合格輻射防護偵測業者執行相關輻射安全檢測、擦拭測試及放射性物質運送。</text:span></text:p>
            <text:p text:style-name="P30"/>
          </table:table-cell>
          <table:covered-table-cell/>
          <table:table-cell table:style-name="表格1.E39" table:number-columns-spanned="2" office:value-type="string">
            <text:p text:style-name="P25"/>
          </table:table-cell>
          <table:covered-table-cell/>
        </table:table-row>
        <table:table-row table:style-name="表格1.40">
          <table:table-cell table:style-name="表格1.A1" office:value-type="string">
            <text:p text:style-name="P25"/>
          </table:table-cell>
          <table:table-cell table:style-name="表格1.A1" office:value-type="string">
            <text:p text:style-name="P24">第三十四條</text:p>
          </table:table-cell>
          <table:table-cell table:style-name="表格1.A1" table:number-columns-spanned="2" office:value-type="string">
            <text:p text:style-name="P28">從事輻射作業前應向所屬單位提出申請運作許可，並經環安衛中心核備後方可向廠商採買可發生游離輻射設備。</text:p>
            <text:p text:style-name="P30"/>
          </table:table-cell>
          <table:covered-table-cell/>
          <table:table-cell table:style-name="表格1.E40" table:number-columns-spanned="2" office:value-type="string">
            <text:p text:style-name="P32"/>
          </table:table-cell>
          <table:covered-table-cell/>
        </table:table-row>
        <table:table-row table:style-name="表格1.1">
          <table:table-cell table:style-name="表格1.A1" office:value-type="string">
            <text:p text:style-name="P25"/>
          </table:table-cell>
          <table:table-cell table:style-name="表格1.A1" office:value-type="string">
            <text:p text:style-name="P24">第三十五條</text:p>
          </table:table-cell>
          <table:table-cell table:style-name="表格1.A1" table:number-columns-spanned="2" office:value-type="string">
            <text:p text:style-name="P69"><text:span text:style-name="T13">輻射源（密封放射性物質與可發生游離輻射設備）於接收時，</text:span><text:span text:style-name="T13">工</text:span><text:span text:style-name="T13">作人員應將輻射源妥善保管，設備存放場所並應有完善之保全及屏蔽設</text:span><text:span text:style-name="T13">施</text:span><text:span text:style-name="T13">；下列資料須妥善保存：</text:span></text:p>
            <text:p text:style-name="P69"><text:span text:style-name="T15">一、</text:span><text:span text:style-name="T15">進口同意(轉讓)證明書。</text:span></text:p>
            <text:p text:style-name="P69"><text:span text:style-name="T15">二、</text:span><text:span text:style-name="T13">登記證。</text:span></text:p>
            <text:p text:style-name="P69"><text:span text:style-name="T13">三、</text:span><text:span text:style-name="T13">放射性物質原始證明文件。</text:span></text:p>
            <text:p text:style-name="P58"><text:span text:style-name="T13">四、</text:span><text:span text:style-name="T13">設備結構圖、維修保養手冊。</text:span></text:p>
            <text:p text:style-name="P60"/>
          </table:table-cell>
          <table:covered-table-cell/>
          <table:table-cell table:style-name="表格1.E41" table:number-columns-spanned="2" office:value-type="string">
            <text:p text:style-name="P25"/>
          </table:table-cell>
          <table:covered-table-cell/>
        </table:table-row>
        <text:soft-page-break/>
        <table:table-row table:style-name="表格1.42">
          <table:table-cell table:style-name="表格1.A1" office:value-type="string">
            <text:p text:style-name="P25"/>
            <text:p text:style-name="P24"/>
          </table:table-cell>
          <table:table-cell table:style-name="表格1.A1" office:value-type="string">
            <text:p text:style-name="P24">第三十六條</text:p>
          </table:table-cell>
          <table:table-cell table:style-name="表格1.A1" table:number-columns-spanned="2" office:value-type="string">
            <text:p text:style-name="P28">取得使用登記證後，自核發登記證之日起算，每屆滿五年前後一個月內，使用單位輻射工作人員應檢送下列文件，送原子能委員會備查：</text:p>
            <text:p text:style-name="P53">一、機關（構）設立或登記證明文件影本。</text:p>
            <text:p text:style-name="Standard"><text:span text:style-name="T15">二</text:span><text:span text:style-name="T31">、原領使用登記證影本。</text:span></text:p>
            <text:p text:style-name="P53">三、最近三十日內之測試報告。</text:p>
            <text:p text:style-name="P62">四、最近五年內工作人員之教育訓練紀錄。</text:p>
            <text:p text:style-name="P59"/>
          </table:table-cell>
          <table:covered-table-cell/>
          <table:table-cell table:style-name="表格1.E42" table:number-columns-spanned="2" office:value-type="string">
            <text:p text:style-name="P25"/>
          </table:table-cell>
          <table:covered-table-cell/>
        </table:table-row>
        <table:table-row table:style-name="表格1.4">
          <table:table-cell table:style-name="表格1.A1" office:value-type="string">
            <text:p text:style-name="P25"/>
          </table:table-cell>
          <table:table-cell table:style-name="表格1.A1" office:value-type="string">
            <text:p text:style-name="P24">第三十七條</text:p>
          </table:table-cell>
          <table:table-cell table:style-name="表格1.A1" table:number-columns-spanned="2" office:value-type="string">
            <text:p text:style-name="P71">可發生游離輻射設備，遷移新址或變更作業場所者，使用單位應填具申請書，並依輻射防護法相關規定申請使用登記證。</text:p>
            <text:p text:style-name="P71"/>
          </table:table-cell>
          <table:covered-table-cell/>
          <table:table-cell table:style-name="表格1.E43" table:number-columns-spanned="2" office:value-type="string">
            <text:p text:style-name="P25"/>
          </table:table-cell>
          <table:covered-table-cell/>
        </table:table-row>
        <table:table-row table:style-name="表格1.14">
          <table:table-cell table:style-name="表格1.A1" office:value-type="string">
            <text:p text:style-name="P25"/>
          </table:table-cell>
          <table:table-cell table:style-name="表格1.A1" office:value-type="string">
            <text:p text:style-name="P24">第三十八條</text:p>
          </table:table-cell>
          <table:table-cell table:style-name="表格1.A1" table:number-columns-spanned="2" office:value-type="string">
            <text:p text:style-name="P75">使用單位對輻射源應嚴格管制，以防止失竊及不當之使用。</text:p>
            <text:p text:style-name="P75"/>
          </table:table-cell>
          <table:covered-table-cell/>
          <table:table-cell table:style-name="表格1.E44" table:number-columns-spanned="2" office:value-type="string">
            <text:p text:style-name="P25"/>
          </table:table-cell>
          <table:covered-table-cell/>
        </table:table-row>
        <table:table-row table:style-name="表格1.45">
          <table:table-cell table:style-name="表格1.A1" office:value-type="string">
            <text:p text:style-name="P25"/>
          </table:table-cell>
          <table:table-cell table:style-name="表格1.A1" office:value-type="string">
            <text:p text:style-name="P24">第三十九條</text:p>
            <text:p text:style-name="P24"/>
            <text:p text:style-name="P24"/>
            <text:p text:style-name="P24">第四十條</text:p>
          </table:table-cell>
          <table:table-cell table:style-name="表格1.A1" table:number-columns-spanned="2" office:value-type="string">
            <text:p text:style-name="註解文字"><text:span text:style-name="T13">可發生游離輻射設備</text:span><text:span text:style-name="T13">外觀應貼示</text:span><text:span text:style-name="T13">有明顯可見的輻射示警標誌，</text:span><text:span text:style-name="T13">以</text:span><text:span text:style-name="T13">及「本儀器內含輻射源，報廢前應經原子能委員會核准」之警語。</text:span></text:p>
            <text:p text:style-name="P100"/>
            <text:p text:style-name="P71">預防輻射源未經核准報廢，應於財產卡上加註輻射管制品同時註明報廢前應報經行政院原子能委員會核准等字樣。</text:p>
          </table:table-cell>
          <table:covered-table-cell/>
          <table:table-cell table:style-name="表格1.E45" table:number-columns-spanned="2" office:value-type="string">
            <text:p text:style-name="P25"/>
          </table:table-cell>
          <table:covered-table-cell/>
        </table:table-row>
        <table:table-row table:style-name="表格1.46">
          <table:table-cell table:style-name="表格1.A1" office:value-type="string">
            <text:p text:style-name="P25"/>
          </table:table-cell>
          <table:table-cell table:style-name="表格1.A1" office:value-type="string">
            <text:p text:style-name="P24">第四十一條</text:p>
          </table:table-cell>
          <table:table-cell table:style-name="表格1.A1" table:number-columns-spanned="2" office:value-type="string">
            <text:p text:style-name="P71">可發生游離輻射設備需停止使用者，使用單位應填具申請書，並檢附下列文件，向原子能委員會申請審查，可發生游離輻射設備審查合格後，發給停用許可：</text:p>
            <text:p text:style-name="P71">一、原領使用登記證。</text:p>
            <text:p text:style-name="P71">二、輻射防護計畫。</text:p>
            <text:p text:style-name="P76">三、存放場所之描述。</text:p>
            <text:p text:style-name="P71">前項許可有效期限最長為二年。</text:p>
            <text:p text:style-name="P71"/>
          </table:table-cell>
          <table:covered-table-cell/>
          <table:table-cell table:style-name="表格1.E46" table:number-columns-spanned="2" office:value-type="string">
            <text:p text:style-name="P25"/>
          </table:table-cell>
          <table:covered-table-cell/>
        </table:table-row>
        <table:table-row table:style-name="表格1.47">
          <table:table-cell table:style-name="表格1.A1" office:value-type="string">
            <text:p text:style-name="P25"/>
          </table:table-cell>
          <table:table-cell table:style-name="表格1.A1" office:value-type="string">
            <text:p text:style-name="P24">第四十二條</text:p>
          </table:table-cell>
          <table:table-cell table:style-name="表格1.A1" table:number-columns-spanned="2" office:value-type="string">
            <text:p text:style-name="P71">經核准停止使用之可發生游離輻射設備，於申請恢復使用時，應依輻射防護法相關規定辦理。但於原子能委員會原核准使用場所停止使用者，得免申請安裝許可。</text:p>
            <text:p text:style-name="P71"/>
          </table:table-cell>
          <table:covered-table-cell/>
          <table:table-cell table:style-name="表格1.E47" table:number-columns-spanned="2" office:value-type="string">
            <text:p text:style-name="P25"/>
          </table:table-cell>
          <table:covered-table-cell/>
        </table:table-row>
        <table:table-row table:style-name="表格1.22">
          <table:table-cell table:style-name="表格1.A1" office:value-type="string">
            <text:p text:style-name="P25"/>
          </table:table-cell>
          <table:table-cell table:style-name="表格1.A1" office:value-type="string">
            <text:p text:style-name="P24">第四十三條</text:p>
          </table:table-cell>
          <table:table-cell table:style-name="表格1.A1" table:number-columns-spanned="2" office:value-type="string">
            <text:p text:style-name="P77">登記證遺失、損毀或登載事項變更者，使用單位應自事實發生之日起三十日內，填具申請書，向原子能委員會申請補發或換發，經審查合格發給登記證。</text:p>
            <text:p text:style-name="P77"/>
          </table:table-cell>
          <table:covered-table-cell/>
          <table:table-cell table:style-name="表格1.E48" table:number-columns-spanned="2" office:value-type="string">
            <text:p text:style-name="P25"/>
          </table:table-cell>
          <table:covered-table-cell/>
        </table:table-row>
        <text:soft-page-break/>
        <table:table-row table:style-name="表格1.49">
          <table:table-cell table:style-name="表格1.A1" office:value-type="string">
            <text:p text:style-name="P25"/>
          </table:table-cell>
          <table:table-cell table:style-name="表格1.A1" office:value-type="string">
            <text:p text:style-name="P24">第四十四條</text:p>
          </table:table-cell>
          <table:table-cell table:style-name="表格1.A1" table:number-columns-spanned="2" office:value-type="string">
            <text:p text:style-name="Standard"><text:span text:style-name="T1">可發生游離輻射設備之使用，其所需具備之安全條件與原核准內容不符者，</text:span><text:span text:style-name="T1">使用單位</text:span><text:span text:style-name="T1">應向原子能委員會申請核准停止使用或運轉，並依核准之方式封存或保管。</text:span></text:p>
            <text:p text:style-name="P46">安全條件與原核准內容不符者，指有下列各款情形：</text:p>
            <text:list xml:id="list8221867892633900510" text:style-name="WW8Num14">
              <text:list-item>
                <text:p text:style-name="P50">輻射作業場所依規定需由合格人員負責操作，其操作人員離職，而未於三十日內補足者。</text:p>
              </text:list-item>
            </text:list>
            <text:p text:style-name="P74"><text:span text:style-name="T15">二、</text:span><text:span text:style-name="T30">放射性物質之機具、可發生游離輻射設備或其生產製造設施</text:span><text:span text:style-name="T11">損壞，而未於六個月內修復者</text:span><text:span text:style-name="T29">。</text:span></text:p>
            <text:p text:style-name="P74"><text:span text:style-name="T11">三、</text:span><text:span text:style-name="T11">放射性物質活度衰減至無法達成原申請目的之用途，而未於六個月內更換者。</text:span></text:p>
            <text:list xml:id="list131235380468842" text:continue-list="list131236504488573" text:style-name="WW8Num41">
              <text:list-item>
                <text:p text:style-name="P37">因外力不可抗拒因素致輻射作業場所屏蔽或防止輻射洩漏設施損壞，而未於六個月內修復者。</text:p>
              </text:list-item>
              <text:list-item>
                <text:p text:style-name="P51">其他經原子能委員會認定之情形。</text:p>
              </text:list-item>
            </text:list>
            <text:p text:style-name="P60"/>
          </table:table-cell>
          <table:covered-table-cell/>
          <table:table-cell table:style-name="表格1.E49" table:number-columns-spanned="2" office:value-type="string">
            <text:p text:style-name="P25"/>
          </table:table-cell>
          <table:covered-table-cell/>
        </table:table-row>
        <table:table-row table:style-name="表格1.34">
          <table:table-cell table:style-name="表格1.A1" office:value-type="string">
            <text:p text:style-name="P12">第七章</text:p>
          </table:table-cell>
          <table:table-cell table:style-name="表格1.A1" office:value-type="string">
            <text:p text:style-name="P13"/>
          </table:table-cell>
          <table:table-cell table:style-name="表格1.A1" table:number-columns-spanned="2" office:value-type="string">
            <text:p text:style-name="P54">放射性物質廢棄</text:p>
            <text:p text:style-name="P54"/>
          </table:table-cell>
          <table:covered-table-cell/>
          <table:table-cell table:style-name="表格1.E50" table:number-columns-spanned="2" office:value-type="string">
            <text:p text:style-name="P13"/>
          </table:table-cell>
          <table:covered-table-cell/>
        </table:table-row>
        <table:table-row table:style-name="表格1.51">
          <table:table-cell table:style-name="表格1.A1" office:value-type="string">
            <text:p text:style-name="P25"/>
          </table:table-cell>
          <table:table-cell table:style-name="表格1.A1" office:value-type="string">
            <text:p text:style-name="P24">第四十五條</text:p>
          </table:table-cell>
          <table:table-cell table:style-name="表格1.A1" table:number-columns-spanned="2" office:value-type="string">
            <text:p text:style-name="P73">使用單位於可發生游離輻射設備永久停止使用，而以廢棄方式處理時，應填具申請書，並檢附原領使用登記證，向原子能委員會申請審查合格後，依原子能委員會指定之部分自行破壞至不堪使用狀態，並拍照留存備查或報請原子能委員會派員檢查。</text:p>
            <text:p text:style-name="P72"/>
          </table:table-cell>
          <table:covered-table-cell/>
          <table:table-cell table:style-name="表格1.E51" table:number-columns-spanned="2" office:value-type="string">
            <text:p text:style-name="P32"/>
          </table:table-cell>
          <table:covered-table-cell/>
        </table:table-row>
        <table:table-row table:style-name="表格1.34">
          <table:table-cell table:style-name="表格1.A1" office:value-type="string">
            <text:p text:style-name="P12">第八章</text:p>
          </table:table-cell>
          <table:table-cell table:style-name="表格1.A1" office:value-type="string">
            <text:p text:style-name="P13"/>
          </table:table-cell>
          <table:table-cell table:style-name="表格1.A1" table:number-columns-spanned="2" office:value-type="string">
            <text:p text:style-name="P118">意外事故處理</text:p>
            <text:p text:style-name="P118"/>
          </table:table-cell>
          <table:covered-table-cell/>
          <table:table-cell table:style-name="表格1.E52" table:number-columns-spanned="2" office:value-type="string">
            <text:p text:style-name="P13"/>
          </table:table-cell>
          <table:covered-table-cell/>
        </table:table-row>
        <table:table-row table:style-name="表格1.53">
          <table:table-cell table:style-name="表格1.A1" office:value-type="string">
            <text:p text:style-name="P25"/>
          </table:table-cell>
          <table:table-cell table:style-name="表格1.A1" office:value-type="string">
            <text:p text:style-name="P24">第四十六條</text:p>
          </table:table-cell>
          <table:table-cell table:style-name="表格1.A1" table:number-columns-spanned="2" office:value-type="string">
            <text:p text:style-name="P100">管制區應張貼意外事故處理程序，並將緊急聯絡單位、人員、電話揭示於該管制區明顯易見之處。工作人員於意外事故發生時，應儘速採取適當應變措施，並報告單位主管。</text:p>
            <text:p text:style-name="P100"/>
          </table:table-cell>
          <table:covered-table-cell/>
          <table:table-cell table:style-name="表格1.E53" table:number-columns-spanned="2" office:value-type="string">
            <text:p text:style-name="P25"/>
          </table:table-cell>
          <table:covered-table-cell/>
        </table:table-row>
        <text:soft-page-break/>
        <table:table-row table:style-name="表格1.54">
          <table:table-cell table:style-name="表格1.A1" office:value-type="string">
            <text:p text:style-name="P25"/>
          </table:table-cell>
          <table:table-cell table:style-name="表格1.A1" office:value-type="string">
            <text:p text:style-name="P24">第四十七條</text:p>
            <text:p text:style-name="P24"/>
            <text:p text:style-name="P24"/>
            <text:p text:style-name="P24"/>
            <text:p text:style-name="P24"/>
            <text:p text:style-name="P24"/>
            <text:p text:style-name="P24"/>
            <text:p text:style-name="P24"/>
            <text:p text:style-name="P24"/>
            <text:p text:style-name="P24"/>
            <text:p text:style-name="P24">第四十八條</text:p>
            <text:p text:style-name="P24"/>
            <text:p text:style-name="P24"/>
            <text:p text:style-name="P24"/>
            <text:p text:style-name="P24">第四十九條</text:p>
            <text:p text:style-name="P24"/>
            <text:p text:style-name="P24"/>
            <text:p text:style-name="P24"/>
            <text:p text:style-name="P24">第五十條</text:p>
          </table:table-cell>
          <table:table-cell table:style-name="表格1.A1" table:number-columns-spanned="2" office:value-type="string">
            <text:p text:style-name="P100">下列事故發生時，使用單位應採取必要之防護措施，並立即通知環安衛中心及教官，由環安衛中心向原子能委員會報告：</text:p>
            <text:p text:style-name="P100">一、人員接受之劑量超過游離輻射防護安全標準之規定者。</text:p>
            <text:p text:style-name="P100">二、放射性物質遺失或遭竊者。</text:p>
            <text:p text:style-name="P100">三、其他經原子能委員會指定之重大輻射事故。</text:p>
            <text:p text:style-name="P98">事故發生後，使用單位除應依相關規定負責清理外，並應依規定實施調查、分析、紀錄及於期限內向原子能委員會提出報告。</text:p>
            <text:p text:style-name="P100">使用單位於事故發生時，除採取必要之防護措施外，非經原子能委員會核准，不得移動或破壞現場。</text:p>
            <text:p text:style-name="P100"/>
            <text:p text:style-name="Standard"><text:span text:style-name="T1">人員接受之劑量超過游離輻射防護安全標準之規定的預防方式如</text:span><text:span text:style-name="T1">下：使用單位</text:span><text:span text:style-name="T1">應每</text:span><text:span text:style-name="T1">五</text:span><text:span text:style-name="T1">年委託合格輻射防護偵測業就本校可發生游離輻射設備</text:span><text:span text:style-name="T1">進行</text:span><text:span text:style-name="T1">輻射安全</text:span><text:span text:style-name="T1">測試</text:span><text:span text:style-name="T1">。</text:span></text:p>
            <text:p text:style-name="P78"/>
            <text:p text:style-name="P46">火災的預防方式如下：</text:p>
            <text:p text:style-name="Standard"><text:span text:style-name="T1">一、</text:span><text:span text:style-name="T1">每年至少舉辦消防講習與演練一次</text:span><text:span text:style-name="T1">。</text:span></text:p>
            <text:p text:style-name="Standard"><text:span text:style-name="T1">二、</text:span><text:span text:style-name="T1">現場應設置消防設施、器材。</text:span></text:p>
            <text:p text:style-name="P28"/>
            <text:p text:style-name="P46">當發生火災時，採取之措施如下：</text:p>
            <text:p text:style-name="Standard"><text:span text:style-name="T1">一、</text:span><text:span text:style-name="T1">若時間許可應儘速將射源拆卸並搬至安全處所。</text:span></text:p>
            <text:p text:style-name="P63"><text:span text:style-name="T15">二、</text:span><text:span text:style-name="T1">若射源已被燒到，應於火災撲滅後立即委託合格輻射防護偵測業進行檢視、偵測或擦拭測試射源容器確認射源容器是否遭到破壞並造成輻射污染。</text:span></text:p>
            <text:p text:style-name="P63"><text:span text:style-name="T1">三、</text:span><text:span text:style-name="T1">造成輻射污染時，應委託輻射防護偵測業進行放射性污染清除或進行其他必要之輻射防護措施。</text:span></text:p>
            <text:p text:style-name="Standard"><text:span text:style-name="T1">四、</text:span><text:span text:style-name="T1">在採取必要的防護措施後，立即向原子能委員會報告。</text:span></text:p>
            <text:p text:style-name="P28"/>
          </table:table-cell>
          <table:covered-table-cell/>
          <table:table-cell table:style-name="表格1.E54" table:number-columns-spanned="2" office:value-type="string">
            <text:p text:style-name="P29"/>
          </table:table-cell>
          <table:covered-table-cell/>
        </table:table-row>
        <table:table-row table:style-name="表格1.55">
          <table:table-cell table:style-name="表格1.A1" office:value-type="string">
            <text:p text:style-name="P25"/>
          </table:table-cell>
          <table:table-cell table:style-name="表格1.A1" office:value-type="string">
            <text:p text:style-name="P24">第五十一條</text:p>
          </table:table-cell>
          <table:table-cell table:style-name="表格1.A1" table:number-columns-spanned="2" office:value-type="string">
            <text:p text:style-name="P45"><text:span text:style-name="T1">本校</text:span><text:span text:style-name="T1">針對意外事故</text:span><text:span text:style-name="T1">應依規定實施調查、分析、</text:span><text:span text:style-name="T1">紀</text:span><text:span text:style-name="T1">錄，並於期限內向原子能委員會提出報告，報告應載明下列事項：</text:span></text:p>
            <text:p text:style-name="P45"><text:span text:style-name="T1">一、</text:span><text:span text:style-name="T1">含人、事、時、地、物之事故描述。</text:span></text:p>
            <text:p text:style-name="P45"><text:span text:style-name="T1">二、</text:span><text:span text:style-name="T1">事故原因分析。</text:span></text:p>
            <text:p text:style-name="P45"><text:span text:style-name="T1">三、</text:span><text:span text:style-name="T1">輻射影響評估。</text:span></text:p>
            <text:p text:style-name="P49">四、事故處理經過、善後措施及偵測紀錄。</text:p>
            <text:p text:style-name="P49">五、檢討改善及防範措施。</text:p>
            <text:p text:style-name="P49">六、其他經原子能委員會指定之事項。</text:p>
            <text:p text:style-name="P49">前項報告，除報經原子能委員會核准者外，應於事故發生之日起或自知悉之日起三十日內，向原子能委員會提出之。</text:p>
            <text:p text:style-name="P49"/>
          </table:table-cell>
          <table:covered-table-cell/>
          <table:table-cell table:style-name="表格1.E55" table:number-columns-spanned="2" office:value-type="string">
            <text:p text:style-name="P25"/>
          </table:table-cell>
          <table:covered-table-cell/>
        </table:table-row>
        <text:soft-page-break/>
        <table:table-row table:style-name="表格1.31">
          <table:table-cell table:style-name="表格1.A1" office:value-type="string">
            <text:p text:style-name="P12">第九章</text:p>
          </table:table-cell>
          <table:table-cell table:style-name="表格1.A1" office:value-type="string">
            <text:p text:style-name="P13"/>
          </table:table-cell>
          <table:table-cell table:style-name="表格1.A1" table:number-columns-spanned="2" office:value-type="string">
            <text:p text:style-name="P15">紀錄申報及保存</text:p>
            <text:p text:style-name="P15"/>
          </table:table-cell>
          <table:covered-table-cell/>
          <table:table-cell table:style-name="表格1.E56" table:number-columns-spanned="2" office:value-type="string">
            <text:p text:style-name="P13"/>
          </table:table-cell>
          <table:covered-table-cell/>
        </table:table-row>
        <table:table-row table:style-name="表格1.57">
          <table:table-cell table:style-name="表格1.A1" office:value-type="string">
            <text:p text:style-name="P25"/>
          </table:table-cell>
          <table:table-cell table:style-name="表格1.A1" office:value-type="string">
            <text:p text:style-name="P24">第五十二條</text:p>
          </table:table-cell>
          <table:table-cell table:style-name="表格1.A1" table:number-columns-spanned="2" office:value-type="string">
            <text:p text:style-name="P79">輻射安全測試報告、會議紀錄應至少保存三年。</text:p>
          </table:table-cell>
          <table:covered-table-cell/>
          <table:table-cell table:style-name="表格1.E57" table:number-columns-spanned="2" office:value-type="string">
            <text:p text:style-name="P16"/>
          </table:table-cell>
          <table:covered-table-cell/>
        </table:table-row>
        <table:table-row table:style-name="表格1.58">
          <table:table-cell table:style-name="表格1.A1" office:value-type="string">
            <text:p text:style-name="P25"/>
          </table:table-cell>
          <table:table-cell table:style-name="表格1.A1" office:value-type="string">
            <text:p text:style-name="P24">第五十三條</text:p>
          </table:table-cell>
          <table:table-cell table:style-name="表格1.A1" table:number-columns-spanned="2" office:value-type="string">
            <text:p text:style-name="註解文字"><text:span text:style-name="T15">輻射防護訓練紀錄</text:span><text:span text:style-name="T13">至少應保存十年。</text:span></text:p>
          </table:table-cell>
          <table:covered-table-cell/>
          <table:table-cell table:style-name="表格1.E58" table:number-columns-spanned="2" office:value-type="string">
            <text:p text:style-name="P41"/>
          </table:table-cell>
          <table:covered-table-cell/>
        </table:table-row>
        <table:table-row table:style-name="表格1.22">
          <table:table-cell table:style-name="表格1.A1" office:value-type="string">
            <text:p text:style-name="P42"/>
          </table:table-cell>
          <table:table-cell table:style-name="表格1.A1" table:number-columns-spanned="2" office:value-type="string">
            <text:p text:style-name="P24">第五十四條</text:p>
          </table:table-cell>
          <table:covered-table-cell/>
          <table:table-cell table:style-name="表格1.A1" table:number-columns-spanned="3" office:value-type="string">
            <text:p text:style-name="P30">輻射工作人員之體格檢查、健康檢查及醫務監護紀錄，應至少保存三十年。</text:p>
            <text:p text:style-name="P28"/>
          </table:table-cell>
          <table:covered-table-cell/>
          <table:covered-table-cell/>
        </table:table-row>
        <table:table-row table:style-name="表格1.33">
          <table:table-cell table:style-name="表格1.A1" office:value-type="string">
            <text:p text:style-name="P29"/>
          </table:table-cell>
          <table:table-cell table:style-name="表格1.A1" table:number-columns-spanned="2" office:value-type="string">
            <text:p text:style-name="P24">第五十五條</text:p>
          </table:table-cell>
          <table:covered-table-cell/>
          <table:table-cell table:style-name="表格1.A1" table:number-columns-spanned="3" office:value-type="string">
            <text:p text:style-name="P28">劑量紀錄自離職或停止參與輻射工作之日起，應至少保存三十年，並至該員年齡超過七十五歲止。</text:p>
            <text:p text:style-name="P30"/>
          </table:table-cell>
          <table:covered-table-cell/>
          <table:covered-table-cell/>
        </table:table-row>
        <table:table-row table:style-name="表格1.51">
          <table:table-cell table:style-name="表格1.A1" office:value-type="string">
            <text:p text:style-name="P12">第十章</text:p>
          </table:table-cell>
          <table:table-cell table:style-name="表格1.A1" table:number-columns-spanned="2" office:value-type="string">
            <text:p text:style-name="P13"/>
          </table:table-cell>
          <table:covered-table-cell/>
          <table:table-cell table:style-name="表格1.A1" table:number-columns-spanned="3" office:value-type="string">
            <text:p text:style-name="P3">附則</text:p>
            <text:p text:style-name="P3"/>
          </table:table-cell>
          <table:covered-table-cell/>
          <table:covered-table-cell/>
        </table:table-row>
        <table:table-row table:style-name="表格1.62">
          <table:table-cell table:style-name="表格1.A1" office:value-type="string">
            <text:p text:style-name="P13"/>
          </table:table-cell>
          <table:table-cell table:style-name="表格1.A1" table:number-columns-spanned="2" office:value-type="string">
            <text:p text:style-name="P24">第五十六條</text:p>
          </table:table-cell>
          <table:covered-table-cell/>
          <table:table-cell table:style-name="表格1.A1" table:number-columns-spanned="3" office:value-type="string">
            <text:p text:style-name="P28">本計畫經環安衛委員會通過，呈請校長核定並函報原子能委員會後公佈實施，修正時亦同。</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80"><draw:frame draw:style-name="fr1" draw:name="框架2" text:anchor-type="char" svg:x="0.305cm" svg:y="-1.6cm" svg:width="2.882cm" svg:height="0.977cm" draw:z-index="3"><draw:text-box><text:p text:style-name="P119">附件一</text:p></draw:text-box></draw:frame>國立暨南國際大學輻射防護管理人員資料</text:p>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column table:style-name="表格2.H"/>
        <table:table-column table:style-name="表格2.I"/>
        <table:table-column table:style-name="表格2.J"/>
        <table:table-row table:style-name="表格2.1">
          <table:table-cell table:style-name="表格2.A1" office:value-type="string">
            <text:p text:style-name="P105">姓名</text:p>
          </table:table-cell>
          <table:table-cell table:style-name="表格2.A1" table:number-columns-spanned="2" office:value-type="string">
            <text:p text:style-name="P33">職稱</text:p>
          </table:table-cell>
          <table:covered-table-cell/>
          <table:table-cell table:style-name="表格2.A1" office:value-type="string">
            <text:p text:style-name="P33">到﹙離﹚職日期</text:p>
          </table:table-cell>
          <table:table-cell table:style-name="表格2.A1" table:number-columns-spanned="2" office:value-type="string">
            <text:p text:style-name="P33">出生日期</text:p>
          </table:table-cell>
          <table:covered-table-cell/>
          <table:table-cell table:style-name="表格2.A1" table:number-columns-spanned="2" office:value-type="string">
            <text:p text:style-name="P33">證書字號</text:p>
          </table:table-cell>
          <table:covered-table-cell/>
          <table:table-cell table:style-name="表格2.A1" office:value-type="string">
            <text:p text:style-name="P33">執照類別</text:p>
          </table:table-cell>
          <table:table-cell table:style-name="表格2.J1" office:value-type="string">
            <text:p text:style-name="P105">備註</text:p>
          </table:table-cell>
        </table:table-row>
        <table:table-row table:style-name="表格2.1">
          <table:table-cell table:style-name="表格2.A1" office:value-type="string">
            <text:p text:style-name="P33">蘇慧倚</text:p>
          </table:table-cell>
          <table:table-cell table:style-name="表格2.A1" table:number-columns-spanned="2" office:value-type="string">
            <text:p text:style-name="P33">約聘人員</text:p>
          </table:table-cell>
          <table:covered-table-cell/>
          <table:table-cell table:style-name="表格2.A1" office:value-type="string">
            <text:p text:style-name="P33">92.3.10</text:p>
          </table:table-cell>
          <table:table-cell table:style-name="表格2.A1" table:number-columns-spanned="2" office:value-type="string">
            <text:p text:style-name="P33">68.07.26</text:p>
          </table:table-cell>
          <table:covered-table-cell/>
          <table:table-cell table:style-name="表格2.A1" table:number-columns-spanned="2" office:value-type="string">
            <text:p text:style-name="P33">93輻協訓字第0490號</text:p>
          </table:table-cell>
          <table:covered-table-cell/>
          <table:table-cell table:style-name="表格2.A1" office:value-type="string">
            <text:p text:style-name="P33">操作人員輻射安全訓練</text:p>
          </table:table-cell>
          <table:table-cell table:style-name="表格2.J1" office:value-type="string">
            <text:p text:style-name="P34"/>
          </table:table-cell>
        </table:table-row>
        <table:table-row table:style-name="表格2.1">
          <table:table-cell table:style-name="表格2.A1" office:value-type="string">
            <text:p text:style-name="P19"/>
            <text:p text:style-name="P33">簡歷</text:p>
          </table:table-cell>
          <table:table-cell table:style-name="表格2.J1" table:number-columns-spanned="9" office:value-type="string">
            <text:p text:style-name="P34"/>
            <text:p text:style-name="P33"/>
            <text:p text:style-name="P33"/>
          </table:table-cell>
          <table:covered-table-cell/>
          <table:covered-table-cell/>
          <table:covered-table-cell/>
          <table:covered-table-cell/>
          <table:covered-table-cell/>
          <table:covered-table-cell/>
          <table:covered-table-cell/>
          <table:covered-table-cell/>
        </table:table-row>
        <table:table-row table:style-name="表格2.1">
          <table:table-cell table:style-name="表格2.A1" office:value-type="string">
            <text:p text:style-name="P33">專長</text:p>
          </table:table-cell>
          <table:table-cell table:style-name="表格2.J1" table:number-columns-spanned="9" office:value-type="string">
            <text:p text:style-name="P34"/>
          </table:table-cell>
          <table:covered-table-cell/>
          <table:covered-table-cell/>
          <table:covered-table-cell/>
          <table:covered-table-cell/>
          <table:covered-table-cell/>
          <table:covered-table-cell/>
          <table:covered-table-cell/>
          <table:covered-table-cell/>
        </table:table-row>
        <table:table-row table:style-name="表格2.5">
          <table:table-cell table:style-name="表格2.A1" table:number-rows-spanned="2" office:value-type="string">
            <text:p text:style-name="P33">聯絡方式</text:p>
          </table:table-cell>
          <table:table-cell table:style-name="表格2.A1" table:number-rows-spanned="2" office:value-type="string">
            <text:p text:style-name="P33">電話</text:p>
            <text:p text:style-name="P6"><text:span text:style-name="T15">049-2910960#4223</text:span></text:p>
          </table:table-cell>
          <table:table-cell table:style-name="表格2.A1" table:number-columns-spanned="3" office:value-type="string">
            <text:p text:style-name="P33">e-mail</text:p>
          </table:table-cell>
          <table:covered-table-cell/>
          <table:covered-table-cell/>
          <table:table-cell table:style-name="表格2.A1" table:number-rows-spanned="2" table:number-columns-spanned="2" office:value-type="string">
            <text:p text:style-name="P33">sophia@yahoo.com.tw</text:p>
          </table:table-cell>
          <table:covered-table-cell/>
          <table:table-cell table:style-name="表格2.J1" table:number-rows-spanned="2" table:number-columns-spanned="3" office:value-type="string">
            <text:p text:style-name="P17"/>
          </table:table-cell>
          <table:covered-table-cell/>
          <table:covered-table-cell/>
        </table:table-row>
        <table:table-row table:style-name="表格2.6">
          <table:covered-table-cell/>
          <table:covered-table-cell/>
          <table:table-cell table:style-name="表格2.A1" table:number-columns-spanned="3" office:value-type="string">
            <text:p text:style-name="P34"/>
          </table:table-cell>
          <table:covered-table-cell/>
          <table:covered-table-cell/>
          <table:covered-table-cell/>
          <table:covered-table-cell/>
          <table:covered-table-cell/>
          <table:covered-table-cell/>
          <table:covered-table-cell/>
        </table:table-row>
      </table:table>
      <text:p text:style-name="P20"/>
      <table:table table:name="表格3" table:style-name="表格3">
        <table:table-column table:style-name="表格3.A"/>
        <table:table-row table:style-name="表格3.1">
          <table:table-cell table:style-name="表格3.A1" office:value-type="string">
            <text:p text:style-name="P18">請浮貼相關證照影本</text:p>
          </table:table-cell>
        </table:table-row>
      </table:table>
      <text:p text:style-name="P30"/>
      <text:p text:style-name="P30"/>
      <text:p text:style-name="P30"/>
      <text:p text:style-name="P35"/>
      <text:p text:style-name="P35"/>
      <text:p text:style-name="P35"/>
      <text:p text:style-name="P30"/>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15">附件</text:span><text:span text:style-name="T15">二</text:span></text:p>
      <text:p text:style-name="P2"><text:span text:style-name="T22">國立暨南國際</text:span><text:span text:style-name="T22">大學</text:span><text:span text:style-name="T22"> </text:span><text:span text:style-name="T22">輻射源</text:span><text:span text:style-name="T22">及工作人員</text:span><text:span text:style-name="T22">基本資料</text:span></text:p>
      <text:p text:style-name="P81"><text:span text:style-name="T24">一、可發生游離輻射設備</text:span>資料</text:p>
      <table:table table:name="表格4" table:style-name="表格4">
        <table:table-column table:style-name="表格4.A"/>
        <table:table-column table:style-name="表格4.B"/>
        <table:table-column table:style-name="表格4.C"/>
        <table:table-column table:style-name="表格4.D"/>
        <table:table-column table:style-name="表格4.E"/>
        <table:table-column table:style-name="表格4.F"/>
        <table:table-row table:style-name="表格4.1">
          <table:table-cell table:style-name="表格4.A1" table:number-rows-spanned="2" office:value-type="string">
            <text:p text:style-name="P82"><text:span text:style-name="T25"><text:s text:c="3"/></text:span>項次</text:p>
          </table:table-cell>
          <table:table-cell table:style-name="表格4.A1" table:number-columns-spanned="4" office:value-type="string">
            <text:p text:style-name="P82">設備基本資料</text:p>
          </table:table-cell>
          <table:covered-table-cell/>
          <table:covered-table-cell/>
          <table:covered-table-cell/>
          <table:table-cell table:style-name="表格4.F1" table:number-rows-spanned="2" office:value-type="string">
            <text:p text:style-name="P82">負責人／電話</text:p>
          </table:table-cell>
        </table:table-row>
        <table:table-row table:style-name="表格4.2">
          <table:covered-table-cell/>
          <table:table-cell table:style-name="表格4.A1" office:value-type="string">
            <text:p text:style-name="P82">設備名稱</text:p>
          </table:table-cell>
          <table:table-cell table:style-name="表格4.A1" office:value-type="string">
            <text:p text:style-name="P82">廠牌</text:p>
          </table:table-cell>
          <table:table-cell table:style-name="表格4.A1" office:value-type="string">
            <text:p text:style-name="P82">型號</text:p>
          </table:table-cell>
          <table:table-cell table:style-name="表格4.A1" office:value-type="string">
            <text:p text:style-name="P82">序號</text:p>
          </table:table-cell>
          <table:covered-table-cell/>
        </table:table-row>
        <table:table-row table:style-name="表格4.3">
          <table:table-cell table:style-name="表格4.A1" office:value-type="string">
            <text:p text:style-name="P82">1</text:p>
          </table:table-cell>
          <table:table-cell table:style-name="表格4.A1" office:value-type="string">
            <text:p text:style-name="P82">X光繞射機</text:p>
          </table:table-cell>
          <table:table-cell table:style-name="表格4.A1" office:value-type="string">
            <text:p text:style-name="P82"><text:span text:style-name="T25"><text:s text:c="3"/></text:span>SHIMADZU島津</text:p>
          </table:table-cell>
          <table:table-cell table:style-name="表格4.A1" office:value-type="string">
            <text:p text:style-name="P82"><text:span text:style-name="T25"><text:s text:c="2"/></text:span>XRD-7000</text:p>
            <text:p text:style-name="P82"><text:span text:style-name="T25"><text:s text:c="2"/></text:span>Q305-40000010</text:p>
          </table:table-cell>
          <table:table-cell table:style-name="表格4.A1" office:value-type="string">
            <text:p text:style-name="P82">9112C24711</text:p>
          </table:table-cell>
          <table:table-cell table:style-name="表格4.F1" office:value-type="string">
            <text:p text:style-name="P82">唐宏怡</text:p>
          </table:table-cell>
        </table:table-row>
        <table:table-row table:style-name="表格4.4">
          <table:table-cell table:style-name="表格4.A1" office:value-type="string">
            <text:p text:style-name="P83"/>
          </table:table-cell>
          <table:table-cell table:style-name="表格4.A1" office:value-type="string">
            <text:p text:style-name="P83"/>
          </table:table-cell>
          <table:table-cell table:style-name="表格4.A1" office:value-type="string">
            <text:p text:style-name="P83"/>
          </table:table-cell>
          <table:table-cell table:style-name="表格4.A1" office:value-type="string">
            <text:p text:style-name="P83"/>
          </table:table-cell>
          <table:table-cell table:style-name="表格4.A1" office:value-type="string">
            <text:p text:style-name="P83"/>
          </table:table-cell>
          <table:table-cell table:style-name="表格4.F1" office:value-type="string">
            <text:p text:style-name="P84"/>
          </table:table-cell>
        </table:table-row>
        <table:table-row table:style-name="表格4.4">
          <table:table-cell table:style-name="表格4.A1" office:value-type="string">
            <text:p text:style-name="P83"/>
          </table:table-cell>
          <table:table-cell table:style-name="表格4.A1" office:value-type="string">
            <text:p text:style-name="P85"/>
          </table:table-cell>
          <table:table-cell table:style-name="表格4.A1" office:value-type="string">
            <text:p text:style-name="P85"/>
          </table:table-cell>
          <table:table-cell table:style-name="表格4.D5" office:value-type="string">
            <text:p text:style-name="P85"/>
          </table:table-cell>
          <table:table-cell table:style-name="表格4.A1" office:value-type="string">
            <text:p text:style-name="P85"/>
          </table:table-cell>
          <table:table-cell table:style-name="表格4.F1" office:value-type="string">
            <text:p text:style-name="P85"/>
          </table:table-cell>
        </table:table-row>
      </table:table>
      <text:p text:style-name="P93"/>
      <table:table table:name="表格5" table:style-name="表格5">
        <table:table-column table:style-name="表格5.A"/>
        <table:table-column table:style-name="表格5.B"/>
        <table:table-column table:style-name="表格5.C" table:number-columns-repeated="2"/>
        <table:table-column table:style-name="表格5.E"/>
        <table:table-column table:style-name="表格5.F"/>
        <table:table-column table:style-name="表格5.G"/>
        <table:table-row table:style-name="表格5.1">
          <table:table-cell table:style-name="表格5.A1" table:number-rows-spanned="2" office:value-type="string">
            <text:p text:style-name="P82">項次</text:p>
          </table:table-cell>
          <table:table-cell table:style-name="表格5.A1" table:number-columns-spanned="4" office:value-type="string">
            <text:p text:style-name="P82">Ｘ光管球基本資料</text:p>
          </table:table-cell>
          <table:covered-table-cell/>
          <table:covered-table-cell/>
          <table:covered-table-cell/>
          <table:table-cell table:style-name="表格5.A1" table:number-rows-spanned="2" office:value-type="string">
            <text:p text:style-name="P82">執照號碼</text:p>
          </table:table-cell>
          <table:table-cell table:style-name="表格5.G1" table:number-rows-spanned="2" office:value-type="string">
            <text:p text:style-name="P82">執照有效期限</text:p>
          </table:table-cell>
        </table:table-row>
        <table:table-row table:style-name="表格5.2">
          <table:covered-table-cell/>
          <table:table-cell table:style-name="表格5.A1" office:value-type="string">
            <text:p text:style-name="P82">廠牌</text:p>
          </table:table-cell>
          <table:table-cell table:style-name="表格5.A1" office:value-type="string">
            <text:p text:style-name="P82">型號</text:p>
          </table:table-cell>
          <table:table-cell table:style-name="表格5.A1" office:value-type="string">
            <text:p text:style-name="P82">序號</text:p>
          </table:table-cell>
          <table:table-cell table:style-name="表格5.A1" office:value-type="string">
            <text:p text:style-name="P82">規格</text:p>
          </table:table-cell>
          <table:covered-table-cell/>
          <table:covered-table-cell/>
        </table:table-row>
        <table:table-row table:style-name="表格5.3">
          <table:table-cell table:style-name="表格5.A1" office:value-type="string">
            <text:p text:style-name="P82">1</text:p>
          </table:table-cell>
          <table:table-cell table:style-name="表格5.A1" office:value-type="string">
            <text:p text:style-name="P82"><text:span text:style-name="T25"><text:s text:c="3"/></text:span>PHILIPS <text:s/></text:p>
          </table:table-cell>
          <table:table-cell table:style-name="表格5.A1" office:value-type="string">
            <text:p text:style-name="P82"><text:span text:style-name="T25"><text:s text:c="3"/></text:span>DW2273120</text:p>
          </table:table-cell>
          <table:table-cell table:style-name="表格5.A1" office:value-type="string">
            <text:p text:style-name="P82"><text:span text:style-name="T25"><text:s text:c="4"/></text:span>DK123296</text:p>
          </table:table-cell>
          <table:table-cell table:style-name="表格5.A1" office:value-type="string">
            <text:p text:style-name="P82"><text:span text:style-name="T25"><text:s text:c="3"/></text:span>60kvp；80mA</text:p>
          </table:table-cell>
          <table:table-cell table:style-name="表格5.A1" office:value-type="string">
            <text:p text:style-name="P82"><text:span text:style-name="T25"><text:s text:c="3"/></text:span>設字第200895號</text:p>
          </table:table-cell>
          <table:table-cell table:style-name="表格5.G1" office:value-type="string">
            <text:p text:style-name="P82"><text:span text:style-name="T25"><text:s text:c="2"/></text:span>93年2月20日(生效日期)</text:p>
          </table:table-cell>
        </table:table-row>
        <table:table-row table:style-name="表格5.4">
          <table:table-cell table:style-name="表格5.A1" office:value-type="string">
            <text:p text:style-name="P83"/>
          </table:table-cell>
          <table:table-cell table:style-name="表格5.A1" office:value-type="string">
            <text:p text:style-name="P83"/>
          </table:table-cell>
          <table:table-cell table:style-name="表格5.A1" office:value-type="string">
            <text:p text:style-name="P83"/>
          </table:table-cell>
          <table:table-cell table:style-name="表格5.A1" office:value-type="string">
            <text:p text:style-name="P83"/>
          </table:table-cell>
          <table:table-cell table:style-name="表格5.A1" office:value-type="string">
            <text:p text:style-name="P83"/>
          </table:table-cell>
          <table:table-cell table:style-name="表格5.A1" office:value-type="string">
            <text:p text:style-name="P84"/>
          </table:table-cell>
          <table:table-cell table:style-name="表格5.G1" office:value-type="string">
            <text:p text:style-name="P84"/>
          </table:table-cell>
        </table:table-row>
        <table:table-row table:style-name="表格5.4">
          <table:table-cell table:style-name="表格5.A1" office:value-type="string">
            <text:p text:style-name="P83"/>
          </table:table-cell>
          <table:table-cell table:style-name="表格5.A1" office:value-type="string">
            <text:p text:style-name="P85"/>
          </table:table-cell>
          <table:table-cell table:style-name="表格5.A1" office:value-type="string">
            <text:p text:style-name="P85"/>
          </table:table-cell>
          <table:table-cell table:style-name="表格5.D5" office:value-type="string">
            <text:p text:style-name="P85"/>
          </table:table-cell>
          <table:table-cell table:style-name="表格5.A1" office:value-type="string">
            <text:p text:style-name="P85"/>
          </table:table-cell>
          <table:table-cell table:style-name="表格5.A1" office:value-type="string">
            <text:p text:style-name="P85"/>
          </table:table-cell>
          <table:table-cell table:style-name="表格5.G1" office:value-type="string">
            <text:p text:style-name="P85"/>
          </table:table-cell>
        </table:table-row>
      </table:table>
      <text:p text:style-name="P91"><text:s text:c="7"/></text:p>
      <text:p text:style-name="P94"><draw:frame draw:style-name="fr2" draw:name="框架3" text:anchor-type="paragraph" svg:y="1.385cm" svg:width="16.401cm" draw:z-index="0"><draw:text-box fo:min-height="0.058cm"><table:table table:name="表格6" table:style-name="表格6"><table:table-column table:style-name="表格6.A"/><table:table-column table:style-name="表格6.B"/><table:table-column table:style-name="表格6.C"/><table:table-column table:style-name="表格6.D"/><table:table-column table:style-name="表格6.E"/><table:table-column table:style-name="表格6.F"/><table:table-row table:style-name="表格6.1"><table:table-cell table:style-name="表格6.A1" office:value-type="string"><text:p text:style-name="P86">單位</text:p></table:table-cell><table:table-cell table:style-name="表格6.B1" office:value-type="string"><text:p text:style-name="P86">姓名</text:p></table:table-cell><table:table-cell table:style-name="表格6.B1" office:value-type="string"><text:p text:style-name="P86">職稱</text:p></table:table-cell><table:table-cell table:style-name="表格6.B1" office:value-type="string"><text:p text:style-name="P86">到職日期</text:p></table:table-cell><table:table-cell table:style-name="表格6.B1" office:value-type="string"><text:p text:style-name="P86">年齡</text:p></table:table-cell><table:table-cell table:style-name="表格6.F1" office:value-type="string"><text:p text:style-name="P86">證書字號</text:p></table:table-cell></table:table-row><table:table-row table:style-name="表格6.1"><table:table-cell table:style-name="表格6.A2" office:value-type="string"><text:p text:style-name="P86">應用化學系</text:p></table:table-cell><table:table-cell table:style-name="表格6.B2" office:value-type="string"><text:p text:style-name="P86">劉鈺方</text:p></table:table-cell><table:table-cell table:style-name="表格6.B2" office:value-type="string"><text:p text:style-name="P86">約聘人員</text:p></table:table-cell><table:table-cell table:style-name="表格6.B2" office:value-type="string"><text:p text:style-name="P86">93.08.23</text:p></table:table-cell><table:table-cell table:style-name="表格6.B2" office:value-type="string"><text:p text:style-name="P86">26</text:p></table:table-cell><table:table-cell table:style-name="表格6.F2" office:value-type="string"><text:p text:style-name="P86">輻安訓字第0931084號</text:p></table:table-cell></table:table-row><table:table-row table:style-name="表格6.1"><table:table-cell table:style-name="表格6.A2" office:value-type="string"><text:p text:style-name="P88"/></table:table-cell><table:table-cell table:style-name="表格6.B2" office:value-type="string"><text:p text:style-name="P88"/></table:table-cell><table:table-cell table:style-name="表格6.B2" office:value-type="string"><text:p text:style-name="P88"/></table:table-cell><table:table-cell table:style-name="表格6.B2" office:value-type="string"><text:p text:style-name="P88"/></table:table-cell><table:table-cell table:style-name="表格6.B2" office:value-type="string"><text:p text:style-name="P88"/></table:table-cell><table:table-cell table:style-name="表格6.F2" office:value-type="string"><text:p text:style-name="P88"/></table:table-cell></table:table-row><table:table-row table:style-name="表格6.1"><table:table-cell table:style-name="表格6.A4" office:value-type="string"><text:p text:style-name="P89"/></table:table-cell><table:table-cell table:style-name="表格6.B4" office:value-type="string"><text:p text:style-name="P89"/></table:table-cell><table:table-cell table:style-name="表格6.B4" office:value-type="string"><text:p text:style-name="P89"/></table:table-cell><table:table-cell table:style-name="表格6.B4" office:value-type="string"><text:p text:style-name="P89"/></table:table-cell><table:table-cell table:style-name="表格6.B4" office:value-type="string"><text:p text:style-name="P89"/></table:table-cell><table:table-cell table:style-name="表格6.F2" office:value-type="string"><text:p text:style-name="P89"/></table:table-cell></table:table-row><table:table-row table:style-name="表格6.1"><table:table-cell table:style-name="表格6.A5" office:value-type="string"><text:p text:style-name="P89"/></table:table-cell><table:table-cell table:style-name="表格6.B5" office:value-type="string"><text:p text:style-name="P89"/></table:table-cell><table:table-cell table:style-name="表格6.B5" office:value-type="string"><text:p text:style-name="P89"/></table:table-cell><table:table-cell table:style-name="表格6.B5" office:value-type="string"><text:p text:style-name="P89"/></table:table-cell><table:table-cell table:style-name="表格6.B5" office:value-type="string"><text:p text:style-name="P89"/></table:table-cell><table:table-cell table:style-name="表格6.F5" office:value-type="string"><text:p text:style-name="P89"/></table:table-cell></table:table-row></table:table></draw:text-box></draw:frame>二、輻射合格人員</text:p>
      <text:p text:style-name="P90"/>
      <text:p text:style-name="P92"/>
      <text:p text:style-name="P92"><text:soft-page-break/></text:p>
      <text:p text:style-name="P92"/>
      <text:p text:style-name="P92"/>
      <text:p text:style-name="P92"/>
      <text:p text:style-name="P92"/>
      <text:p text:style-name="P92"/>
      <text:p text:style-name="P92"/>
      <text:p text:style-name="Standard"><text:span text:style-name="T4"><text:s/></text:span><text:span text:style-name="T3">附件三</text:span><text:span text:style-name="T4"> <text:s text:c="21"/></text:span><text:span text:style-name="T35">輻射管制區平面圖</text:span></text:p>
      <text:p text:style-name="P5"><text:soft-page-break/><draw:frame draw:style-name="fr4" draw:name="物件2" text:anchor-type="as-char" svg:width="13.682cm" svg:height="21.904cm" draw:z-index="1"><draw:object-ole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細明體" svg:font-family="細明體, MingLiU" style:font-family-generic="modern"/>
    <style:font-face style:name="serif" svg:font-family="serif, 'Times New Roman'" style:font-family-generic="roman"/>
    <style:font-face style:name="標楷體" svg:font-family="標楷體" style:font-family-generic="script"/>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1"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1"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標楷體" fo:font-family="標楷體" style:font-family-generic="script" style:font-name-asian="標楷體" style:font-family-asian="標楷體" style:font-family-generic-asian="scri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註解文字" style:family="paragraph" style:parent-style-name="Standard"/>
    <style:style style:name="Text_20_body_20_indent" style:display-name="Text body indent" style:family="paragraph" style:parent-style-name="Standard" style:class="text">
      <style:paragraph-properties fo:margin-left="0.796cm" fo:margin-right="0cm" fo:margin-top="0.071cm" fo:margin-bottom="0.071cm" loext:contextual-spacing="false" fo:line-height="75%" fo:text-indent="-0.796cm" style:auto-text-indent="false" style:snap-to-layout-grid="false"/>
      <style:text-properties style:font-name="標楷體" fo:font-family="標楷體" style:font-family-generic="script" style:font-name-asian="標楷體" style:font-family-asian="標楷體" style:font-family-generic-asian="script"/>
    </style:style>
    <style:style style:name="內文_20__28_Web_29_" style:display-name="內文 (Web)" style:family="paragraph" style:parent-style-name="Standard">
      <style:paragraph-properties fo:margin-top="0.176cm" fo:margin-bottom="0.176cm" loext:contextual-spacing="false" fo:orphans="2" fo:widows="2"/>
      <style:text-properties fo:color="#000000" style:font-name="Arial Unicode MS" fo:font-family="'Arial Unicode MS'" style:font-family-generic="swiss" style:font-pitch="variable" style:letter-kerning="tru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HTML_20_Preformatted" style:display-name="HTML Preformatted" style:family="paragraph" style:parent-style-name="Standard">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fo:font-size="10pt" style:letter-kerning="true"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style>
    <style:style style:name="本文縮排_20_2" style:display-name="本文縮排 2" style:family="paragraph" style:parent-style-name="Standard">
      <style:paragraph-properties fo:margin-left="1.752cm" fo:margin-right="0cm" fo:text-indent="-1.752cm" style:auto-text-indent="false"/>
      <style:text-properties style:font-name="標楷體" fo:font-family="標楷體" style:font-family-generic="script" style:font-name-asian="標楷體" style:font-family-asian="標楷體" style:font-family-generic-asian="script"/>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style>
    <style:style style:name="本文縮排_20_3" style:display-name="本文縮排 3" style:family="paragraph" style:parent-style-name="Standard">
      <style:paragraph-properties fo:margin-left="1.431cm" fo:margin-right="0cm" fo:text-indent="-1.431cm" style:auto-text-indent="false"/>
      <style:text-properties style:font-name-asian="標楷體" style:font-family-asian="標楷體" style:font-family-generic-asian="script"/>
    </style:style>
    <style:style style:name="日期" style:family="paragraph" style:parent-style-name="Standard" style:next-style-name="Standard">
      <style:paragraph-properties fo:text-align="end" style:justify-single-word="false"/>
      <style:text-properties fo:font-size="14pt" fo:font-weight="bold" style:font-name-asian="標楷體" style:font-family-asian="標楷體" style:font-family-generic-asian="script" style:font-size-asian="14pt" style:font-weight-asian="bold" style:font-size-complex="12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2pt" fo:font-style="normal" fo:font-weight="normal" style:font-size-asian="12pt" style:font-style-asian="normal" style:font-weight-asian="normal"/>
    </style:style>
    <style:style style:name="WW8Num3z0" style:family="text"/>
    <style:style style:name="WW8Num4z0" style:family="text"/>
    <style:style style:name="WW8Num5z0" style:family="text"/>
    <style:style style:name="WW8Num6z0" style:family="text">
      <style:text-properties style:font-name="新細明體" fo:font-family="新細明體, PMingLiU" style:font-family-generic="roman" style:font-pitch="variable" fo:font-size="12pt" fo:font-style="normal" style:text-underline-style="none" fo:font-weight="normal" style:font-name-asian="新細明體" style:font-family-asian="新細明體, PMingLiU" style:font-family-generic-asian="roman" style:font-pitch-asian="variable" style:font-size-asian="12pt" style:font-style-asian="normal" style:font-weight-asian="normal"/>
    </style:style>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9z0" style:family="text">
      <style:text-properties style:font-name="新細明體" fo:font-family="新細明體, PMingLiU" style:font-family-generic="roman" style:font-pitch="variable" fo:font-size="12pt" fo:font-style="normal" style:text-underline-style="none" fo:font-weight="normal" style:font-name-asian="新細明體" style:font-family-asian="新細明體, PMingLiU" style:font-family-generic-asian="roman" style:font-pitch-asian="variable" style:font-size-asian="12pt" style:font-style-asian="normal" style:font-weight-asian="normal"/>
    </style:style>
    <style:style style:name="WW8Num20z0" style:family="text"/>
    <style:style style:name="WW8Num21z0" style:family="text"/>
    <style:style style:name="WW8Num22z0" style:family="text"/>
    <style:style style:name="WW8Num23z0" style:family="text"/>
    <style:style style:name="WW8Num24z0" style:family="text"/>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30z0" style:family="text"/>
    <style:style style:name="WW8Num31z0" style:family="text"/>
    <style:style style:name="WW8Num32z0" style:family="text"/>
    <style:style style:name="WW8Num33z0" style:family="text"/>
    <style:style style:name="WW8Num34z0" style:family="text"/>
    <style:style style:name="WW8Num35z0"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8z0" style:family="text"/>
    <style:style style:name="WW8Num39z0" style:family="text"/>
    <style:style style:name="WW8Num40z0" style:family="text"/>
    <style:style style:name="WW8Num41z0"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標楷體" fo:font-family="標楷體" style:font-family-generic="script"/>
    </style:style>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7z0" style:family="text"/>
    <style:style style:name="WW8Num48z0"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style style:name="WW8Num51z0" style:family="text"/>
    <style:style style:name="WW8Num52z0" style:family="text"/>
    <style:style style:name="WW8Num53z0" style:family="text"/>
    <style:style style:name="WW8Num54z0" style:family="text"/>
    <style:style style:name="WW8Num55z0" style:family="text"/>
    <style:style style:name="WW8Num56z0"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style style:name="WW8Num58z0" style:family="text"/>
    <style:style style:name="WW8Num59z0" style:family="text"/>
    <style:style style:name="WW8Num60z0" style:family="text"/>
    <style:style style:name="WW8Num61z0" style:family="text"/>
    <style:style style:name="WW8Num62z0" style:family="text"/>
    <style:style style:name="WW8Num63z0" style:family="text"/>
    <style:style style:name="WW8Num64z0" style:family="text"/>
    <style:style style:name="WW8Num65z0" style:family="text"/>
    <style:style style:name="WW8Num66z0" style:family="text"/>
    <style:style style:name="WW8Num67z0" style:family="text">
      <style:text-properties fo:font-size="12pt" style:font-size-asian="12pt"/>
    </style:style>
    <style:style style:name="WW8Num67z1" style:family="text"/>
    <style:style style:name="WW8Num67z2" style:family="text"/>
    <style:style style:name="WW8Num67z3" style:family="text"/>
    <style:style style:name="WW8Num67z4" style:family="text"/>
    <style:style style:name="WW8Num67z5" style:family="text"/>
    <style:style style:name="WW8Num67z6" style:family="text"/>
    <style:style style:name="WW8Num67z7" style:family="text"/>
    <style:style style:name="WW8Num67z8" style:family="text"/>
    <style:style style:name="WW8Num68z0" style:family="text"/>
    <style:style style:name="WW8Num69z0" style:family="text"/>
    <style:style style:name="WW8Num70z0" style:family="text"/>
    <style:style style:name="WW8Num71z0" style:family="text">
      <style:text-properties style:font-name="新細明體" fo:font-family="新細明體, PMingLiU" style:font-family-generic="roman" style:font-pitch="variable" fo:font-size="12pt" fo:font-style="normal" style:text-underline-style="none" fo:font-weight="normal" style:font-name-asian="新細明體" style:font-family-asian="新細明體, PMingLiU" style:font-family-generic-asian="roman" style:font-pitch-asian="variable" style:font-size-asian="12pt" style:font-style-asian="normal" style:font-weight-asian="normal"/>
    </style:style>
    <style:style style:name="WW8Num72z0" style:family="text"/>
    <style:style style:name="WW8Num73z0" style:family="text"/>
    <style:style style:name="WW8Num74z0" style:family="text"/>
    <style:style style:name="WW8Num75z0" style:family="text"/>
    <style:style style:name="WW8Num76z0" style:family="text"/>
    <style:style style:name="WW8Num77z0" style:family="text"/>
    <style:style style:name="WW8Num78z0" style:family="text"/>
    <style:style style:name="WW8Num79z0" style:family="text"/>
    <style:style style:name="WW8Num80z0" style:family="text"/>
    <style:style style:name="WW8Num81z0" style:family="text"/>
    <style:style style:name="WW8Num82z0" style:family="text"/>
    <style:style style:name="WW8Num82z1" style:family="text"/>
    <style:style style:name="WW8Num82z2" style:family="text"/>
    <style:style style:name="WW8Num82z3" style:family="text"/>
    <style:style style:name="WW8Num82z4" style:family="text"/>
    <style:style style:name="WW8Num82z5" style:family="text"/>
    <style:style style:name="WW8Num82z6" style:family="text"/>
    <style:style style:name="WW8Num82z7" style:family="text"/>
    <style:style style:name="WW8Num82z8" style:family="text"/>
    <style:style style:name="WW8Num83z0" style:family="text"/>
    <style:style style:name="WW8Num84z0" style:family="text"/>
    <style:style style:name="WW8Num85z0" style:family="text"/>
    <style:style style:name="WW8Num86z0" style:family="text"/>
    <style:style style:name="WW8Num87z0" style:family="text"/>
    <style:style style:name="WW8Num87z1" style:family="text"/>
    <style:style style:name="WW8Num87z2" style:family="text"/>
    <style:style style:name="WW8Num87z3" style:family="text"/>
    <style:style style:name="WW8Num87z4" style:family="text"/>
    <style:style style:name="WW8Num87z5" style:family="text"/>
    <style:style style:name="WW8Num87z6" style:family="text"/>
    <style:style style:name="WW8Num87z7" style:family="text"/>
    <style:style style:name="WW8Num87z8" style:family="text"/>
    <style:style style:name="WW8Num88z0" style:family="text"/>
    <style:style style:name="WW8Num89z0" style:family="text"/>
    <style:style style:name="WW8Num90z0" style:family="text"/>
    <style:style style:name="WW8Num91z0" style:family="text"/>
    <style:style style:name="WW8Num92z0" style:family="text">
      <style:text-properties fo:font-size="12pt" fo:font-style="normal" fo:font-weight="normal" style:font-size-asian="12pt" style:font-style-asian="normal" style:font-weight-asian="normal"/>
    </style:style>
    <style:style style:name="WW8Num93z0" style:family="text">
      <style:text-properties style:font-name="Times New Roman" fo:font-family="'Times New Roman'" style:font-family-generic="roman" style:font-pitch="variable"/>
    </style:style>
    <style:style style:name="WW8Num94z0" style:family="text">
      <style:text-properties style:font-name="Times New Roman" fo:font-family="'Times New Roman'" style:font-family-generic="roman" style:font-pitch="variable" fo:font-size="16pt" fo:font-weight="bold" style:font-size-asian="16pt" style:font-weight-asian="bold"/>
    </style:style>
    <style:style style:name="WW8Num94z1" style:family="text"/>
    <style:style style:name="WW8Num94z2" style:family="text"/>
    <style:style style:name="WW8Num94z3" style:family="text"/>
    <style:style style:name="WW8Num94z4" style:family="text"/>
    <style:style style:name="WW8Num94z5" style:family="text"/>
    <style:style style:name="WW8Num94z6" style:family="text"/>
    <style:style style:name="WW8Num94z7" style:family="text"/>
    <style:style style:name="WW8Num94z8" style:family="text"/>
    <style:style style:name="WW8Num95z0" style:family="text"/>
    <style:style style:name="WW8Num96z0" style:family="text">
      <style:text-properties fo:font-size="12pt" fo:font-style="normal" fo:font-weight="normal" style:font-size-asian="12pt" style:font-style-asian="normal" style:font-weight-asian="normal"/>
    </style:style>
    <style:style style:name="WW8Num97z0" style:family="text">
      <style:text-properties style:font-name="標楷體" fo:font-family="標楷體" style:font-family-generic="script" fo:font-size="12pt" fo:font-style="normal" style:text-underline-style="none" fo:font-weight="normal" style:font-name-asian="標楷體" style:font-family-asian="標楷體" style:font-family-generic-asian="script" style:font-size-asian="12pt" style:font-style-asian="normal" style:font-weight-asian="normal"/>
    </style:style>
    <style:style style:name="WW8Num98z0" style:family="text"/>
    <style:style style:name="WW8Num98z1" style:family="text"/>
    <style:style style:name="WW8Num98z2" style:family="text"/>
    <style:style style:name="WW8Num98z3" style:family="text"/>
    <style:style style:name="WW8Num98z4" style:family="text"/>
    <style:style style:name="WW8Num98z5" style:family="text"/>
    <style:style style:name="WW8Num98z6" style:family="text"/>
    <style:style style:name="WW8Num98z7" style:family="text"/>
    <style:style style:name="WW8Num98z8" style:family="text"/>
    <style:style style:name="WW8Num99z0" style:family="text"/>
    <style:style style:name="WW8Num100z0" style:family="text"/>
    <style:style style:name="WW8Num100z1" style:family="text"/>
    <style:style style:name="WW8Num100z2" style:family="text"/>
    <style:style style:name="WW8Num100z3" style:family="text"/>
    <style:style style:name="WW8Num100z4" style:family="text"/>
    <style:style style:name="WW8Num100z5" style:family="text"/>
    <style:style style:name="WW8Num100z6" style:family="text"/>
    <style:style style:name="WW8Num100z7" style:family="text"/>
    <style:style style:name="WW8Num100z8" style:family="text"/>
    <style:style style:name="WW8Num101z0" style:family="text"/>
    <style:style style:name="WW8Num102z0" style:family="text">
      <style:text-properties style:font-name="標楷體" fo:font-family="標楷體" style:font-family-generic="script"/>
    </style:style>
    <style:style style:name="WW8Num103z0" style:family="text"/>
    <style:style style:name="WW8Num103z1" style:family="text"/>
    <style:style style:name="WW8Num103z2" style:family="text"/>
    <style:style style:name="WW8Num103z3" style:family="text"/>
    <style:style style:name="WW8Num103z4" style:family="text"/>
    <style:style style:name="WW8Num103z5" style:family="text"/>
    <style:style style:name="WW8Num103z6" style:family="text"/>
    <style:style style:name="WW8Num103z7" style:family="text"/>
    <style:style style:name="WW8Num103z8" style:family="text"/>
    <style:style style:name="WW8Num104z0" style:family="text"/>
    <style:style style:name="WW8Num105z0" style:family="text"/>
    <style:style style:name="WW8Num106z0" style:family="text"/>
    <style:style style:name="WW8Num107z0" style:family="text"/>
    <style:style style:name="WW8Num108z0" style:family="text"/>
    <style:style style:name="WW8Num109z0" style:family="text"/>
    <style:style style:name="WW8Num110z0" style:family="text">
      <style:text-properties style:font-name="新細明體" fo:font-family="新細明體, PMingLiU" style:font-family-generic="roman" style:font-pitch="variable" fo:font-size="12pt" fo:font-style="normal" style:text-underline-style="none" fo:font-weight="normal" style:font-name-asian="新細明體" style:font-family-asian="新細明體, PMingLiU" style:font-family-generic-asian="roman" style:font-pitch-asian="variable" style:font-size-asian="12pt" style:font-style-asian="normal" style:font-weight-asian="normal"/>
    </style:style>
    <style:style style:name="WW8Num111z0" style:family="text"/>
    <style:style style:name="WW8Num112z0" style:family="text"/>
    <style:style style:name="WW8Num113z0" style:family="text"/>
    <style:style style:name="WW8Num113z1" style:family="text"/>
    <style:style style:name="WW8Num113z2" style:family="text"/>
    <style:style style:name="WW8Num113z3" style:family="text"/>
    <style:style style:name="WW8Num113z4" style:family="text"/>
    <style:style style:name="WW8Num113z5" style:family="text"/>
    <style:style style:name="WW8Num113z6" style:family="text"/>
    <style:style style:name="WW8Num113z7" style:family="text"/>
    <style:style style:name="WW8Num113z8" style:family="text"/>
    <style:style style:name="WW8Num114z0" style:family="text"/>
    <style:style style:name="WW8Num115z0" style:family="text"/>
    <style:style style:name="WW8Num116z0" style:family="text"/>
    <style:style style:name="WW8Num117z0" style:family="text"/>
    <style:style style:name="WW8Num118z0" style:family="text"/>
    <style:style style:name="WW8Num119z0" style:family="text"/>
    <style:style style:name="WW8Num120z0" style:family="text"/>
    <style:style style:name="WW8Num121z0" style:family="text"/>
    <style:style style:name="WW8Num121z1" style:family="text"/>
    <style:style style:name="WW8Num121z2" style:family="text"/>
    <style:style style:name="WW8Num121z3" style:family="text"/>
    <style:style style:name="WW8Num121z4" style:family="text"/>
    <style:style style:name="WW8Num121z5" style:family="text"/>
    <style:style style:name="WW8Num121z6" style:family="text"/>
    <style:style style:name="WW8Num121z7" style:family="text"/>
    <style:style style:name="WW8Num121z8" style:family="text"/>
    <style:style style:name="WW8Num122z0" style:family="text"/>
    <style:style style:name="WW8Num123z0" style:family="text"/>
    <style:style style:name="WW8Num124z0" style:family="text"/>
    <style:style style:name="WW8Num125z0" style:family="text"/>
    <style:style style:name="WW8Num126z0" style:family="text"/>
    <style:style style:name="WW8Num127z0" style:family="text"/>
    <style:style style:name="WW8Num128z0" style:family="text"/>
    <style:style style:name="WW8NumSt39z0" style:family="text">
      <style:text-properties style:font-name="新細明體" fo:font-family="新細明體, PMingLiU" style:font-family-generic="roman" style:font-pitch="variable" fo:font-size="12pt" fo:font-style="normal" style:text-underline-style="none" fo:font-weight="normal" style:font-name-asian="新細明體" style:font-family-asian="新細明體, PMingLiU" style:font-family-generic-asian="roman" style:font-pitch-asian="variable" style:font-size-asian="12pt" style:font-style-asian="normal" style:font-weight-asian="normal"/>
    </style:style>
    <style:style style:name="預設段落字型" style:family="text"/>
    <style:style style:name="註解參照" style:family="text" style:parent-style-name="預設段落字型">
      <style:text-properties fo:font-size="9pt" style:font-size-asian="9pt"/>
    </style:style>
    <style:style style:name="Page_20_Number" style:display-name="Page Number" style:family="text" style:parent-style-name="預設段落字型"/>
    <style:style style:name="f121" style:family="text" style:parent-style-name="預設段落字型">
      <style:text-properties style:font-name="細明體" fo:font-family="細明體, MingLiU" style:font-family-generic="modern" fo:font-size="12pt" style:font-name-asian="細明體" style:font-family-asian="細明體, MingLiU" style:font-family-generic-asian="modern" style:font-size-asian="12pt" style:font-name-complex="細明體" style:font-family-complex="細明體, MingLiU" style:font-family-generic-complex="modern" style:font-size-complex="12pt"/>
    </style:style>
    <style:style style:name="Internet_20_link" style:display-name="Internet link" style:family="text" style:parent-style-name="預設段落字型">
      <style:text-properties fo:color="#0000ff" style:text-underline-style="solid" style:text-underline-width="auto" style:text-underline-color="font-color"/>
    </style:style>
    <style:style style:name="Visited_20_Internet_20_Link" style:display-name="Visited Internet Link" style:family="text" style:parent-style-name="預設段落字型">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2, 3, ..." text:start-value="3">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318cm" fo:text-indent="-0.318cm" fo:margin-left="3.31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一, 二, 三, ...">
        <style:list-level-properties text:list-level-position-and-space-mode="label-alignment">
          <style:list-level-label-alignment text:label-followed-by="listtab" text:list-tab-stop-position="2.328cm" fo:text-indent="-0.767cm" fo:margin-left="2.32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一, 二, 三, ...">
        <style:list-level-properties text:list-level-position-and-space-mode="label-alignment">
          <style:list-level-label-alignment text:label-followed-by="listtab" text:list-tab-stop-position="2.355cm" fo:text-indent="-0.794cm" fo:margin-left="2.35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第" style:num-suffix="條　" style:num-format="一, 二, 三, ..." text:start-value="4">
        <style:list-level-properties text:list-level-position-and-space-mode="label-alignment">
          <style:list-level-label-alignment text:label-followed-by="listtab" text:list-tab-stop-position="1.693cm" fo:text-indent="-1.693cm" fo:margin-left="1.6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一, 二, 三, ...">
        <style:list-level-properties text:list-level-position-and-space-mode="label-alignment">
          <style:list-level-label-alignment text:label-followed-by="listtab" text:list-tab-stop-position="1.561cm" fo:text-indent="-1.164cm" fo:margin-left="1.5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第" style:num-suffix="章" style:num-format="一, 二, 三, ...">
        <style:list-level-properties text:list-level-position-and-space-mode="label-alignment">
          <style:list-level-label-alignment text:label-followed-by="listtab" text:list-tab-stop-position="1.561cm" fo:text-indent="-1.561cm" fo:margin-left="1.5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一, 二, 三, ...">
        <style:list-level-properties text:list-level-position-and-space-mode="label-alignment">
          <style:list-level-label-alignment text:label-followed-by="listtab" text:list-tab-stop-position="3.493cm" fo:text-indent="-0.767cm" fo:margin-left="3.4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一, 二, 三, ...">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一, 二, 三, ...">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一, 二, 三, ..."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2, 3, ...">
        <style:list-level-properties text:list-level-position-and-space-mode="label-alignment">
          <style:list-level-label-alignment text:label-followed-by="listtab" text:list-tab-stop-position="1.958cm" fo:text-indent="-0.767cm" fo:margin-left="1.95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14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4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4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一, 二, 三, ...">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5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5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6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6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6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2, 3, ...">
        <style:list-level-properties text:list-level-position-and-space-mode="label-alignment">
          <style:list-level-label-alignment text:label-followed-by="listtab" text:list-tab-stop-position="1.958cm" fo:text-indent="-0.767cm" fo:margin-left="1.95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第" style:num-suffix="條　" style:num-format="一, 二, 三, ...">
        <style:list-level-properties text:list-level-position-and-space-mode="label-alignment">
          <style:list-level-label-alignment text:label-followed-by="listtab" text:list-tab-stop-position="1.693cm" fo:text-indent="-1.693cm" fo:margin-left="1.6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 style:num-suffix="）" style:num-format="一, 二, 三, ...">
        <style:list-level-properties text:list-level-position-and-space-mode="label-alignment">
          <style:list-level-label-alignment text:label-followed-by="listtab" text:list-tab-stop-position="1.561cm" fo:text-indent="-1.164cm" fo:margin-left="1.5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一, 二, 三, ...">
        <style:list-level-properties text:list-level-position-and-space-mode="label-alignment">
          <style:list-level-label-alignment text:label-followed-by="listtab" text:list-tab-stop-position="3.493cm" fo:text-indent="-0.767cm" fo:margin-left="3.4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一, 二, 三, ...">
        <style:list-level-properties text:list-level-position-and-space-mode="label-alignment">
          <style:list-level-label-alignment text:label-followed-by="listtab" text:list-tab-stop-position="1.508cm" fo:text-indent="-1.111cm" fo:margin-left="1.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一, 二, 三, ...">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一, 二, 三, ...">
        <style:list-level-properties text:list-level-position-and-space-mode="label-alignment">
          <style:list-level-label-alignment text:label-followed-by="listtab" text:list-tab-stop-position="1.046cm" fo:text-indent="-0.847cm" fo:margin-left="1.04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2, 3, ...">
        <style:list-level-properties text:list-level-position-and-space-mode="label-alignment">
          <style:list-level-label-alignment text:label-followed-by="listtab" text:list-tab-stop-position="1.561cm" fo:text-indent="-0.767cm" fo:margin-left="1.5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suffix="）" style:num-format="一, 二, 三, ...">
        <style:list-level-properties text:list-level-position-and-space-mode="label-alignment">
          <style:list-level-label-alignment text:label-followed-by="listtab" text:list-tab-stop-position="1.561cm" fo:text-indent="-1.164cm" fo:margin-left="1.5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prefix="(" style:num-suffix=")" style:num-format="一, 二, 三, ...">
        <style:list-level-properties text:list-level-position-and-space-mode="label-alignment">
          <style:list-level-label-alignment text:label-followed-by="listtab" text:list-tab-stop-position="1.27cm"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一, 二, 三, ..." text:start-value="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一, 二, 三, ...">
        <style:list-level-properties text:list-level-position-and-space-mode="label-alignment">
          <style:list-level-label-alignment text:label-followed-by="listtab" text:list-tab-stop-position="0.75cm" fo:text-indent="-0.75cm" fo:margin-left="2.85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prefix="（" style:num-suffix="）" style:num-format="一, 二, 三, ...">
        <style:list-level-properties text:list-level-position-and-space-mode="label-alignment">
          <style:list-level-label-alignment text:label-followed-by="listtab" text:list-tab-stop-position="1.561cm" fo:text-indent="-1.164cm" fo:margin-left="1.5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一, 二, 三, ...">
        <style:list-level-properties text:list-level-position-and-space-mode="label-alignment">
          <style:list-level-label-alignment text:label-followed-by="listtab" text:list-tab-stop-position="1.046cm" fo:text-indent="-0.847cm" fo:margin-left="1.04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一, 二, 三, ...">
        <style:list-level-properties text:list-level-position-and-space-mode="label-alignment">
          <style:list-level-label-alignment text:label-followed-by="listtab" text:list-tab-stop-position="3.493cm" fo:text-indent="-0.767cm" fo:margin-left="3.4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prefix="("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36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36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36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一, 二, 三, ...">
        <style:list-level-properties text:list-level-position-and-space-mode="label-alignment">
          <style:list-level-label-alignment text:label-followed-by="listtab" text:list-tab-stop-position="0.75cm" fo:text-indent="-0.75cm" fo:margin-left="2.85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一, 二, 三, ..." text:start-value="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2, 3, ...">
        <style:list-level-properties text:list-level-position-and-space-mode="label-alignment">
          <style:list-level-label-alignment text:label-followed-by="listtab" text:list-tab-stop-position="1.958cm" fo:text-indent="-0.767cm" fo:margin-left="1.95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2, 3, ...">
        <style:list-level-properties text:list-level-position-and-space-mode="label-alignment">
          <style:list-level-label-alignment text:label-followed-by="listtab" text:list-tab-stop-position="1.958cm" fo:text-indent="-0.767cm" fo:margin-left="1.95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一, 二, 三, ...">
        <style:list-level-properties text:list-level-position-and-space-mode="label-alignment">
          <style:list-level-label-alignment text:label-followed-by="listtab" text:list-tab-stop-position="0.843cm" fo:text-indent="-0.847cm" fo:margin-left="0.843cm"/>
        </style:list-level-properties>
      </text:list-level-style-number>
      <text:list-level-style-number text:level="2" text:style-name="WW8Num41z0" style:num-prefix="(" style:num-suffix=")" style:num-format="一, 二, 三, ...">
        <style:list-level-properties text:list-level-position-and-space-mode="label-alignment">
          <style:list-level-label-alignment text:label-followed-by="listtab" text:list-tab-stop-position="0.847cm" fo:text-indent="-2.487cm" fo:margin-left="3.33cm"/>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2.536cm" fo:text-indent="-0.847cm" fo:margin-left="2.536cm"/>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3.383cm" fo:text-indent="-0.847cm" fo:margin-left="3.383cm"/>
        </style:list-level-properties>
      </text:list-level-style-number>
      <text:list-level-style-number text:level="5" text:style-name="WW8Num41z4" style:num-suffix="、" style:num-format="甲, 乙, 丙, ...">
        <style:list-level-properties text:list-level-position-and-space-mode="label-alignment">
          <style:list-level-label-alignment text:label-followed-by="listtab" text:list-tab-stop-position="4.23cm" fo:text-indent="-0.847cm" fo:margin-left="4.23cm"/>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5.076cm" fo:text-indent="-0.847cm" fo:margin-left="5.076cm"/>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5.923cm" fo:text-indent="-0.847cm" fo:margin-left="5.923cm"/>
        </style:list-level-properties>
      </text:list-level-style-number>
      <text:list-level-style-number text:level="8" text:style-name="WW8Num41z7" style:num-suffix="、" style:num-format="甲, 乙, 丙, ...">
        <style:list-level-properties text:list-level-position-and-space-mode="label-alignment">
          <style:list-level-label-alignment text:label-followed-by="listtab" text:list-tab-stop-position="6.77cm" fo:text-indent="-0.847cm" fo:margin-left="6.77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7.616cm" fo:text-indent="-0.847cm" fo:margin-left="7.6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 style:num-suffix="）" style:num-format="一, 二, 三, ...">
        <style:list-level-properties text:list-level-position-and-space-mode="label-alignment">
          <style:list-level-label-alignment text:label-followed-by="listtab" text:list-tab-stop-position="1.561cm" fo:text-indent="-1.164cm" fo:margin-left="1.5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一, 二, 三, ...">
        <style:list-level-properties text:list-level-position-and-space-mode="label-alignment">
          <style:list-level-label-alignment text:label-followed-by="listtab" text:list-tab-stop-position="0.843cm" fo:text-indent="-0.847cm" fo:margin-left="0.843cm"/>
        </style:list-level-properties>
      </text:list-level-style-number>
      <text:list-level-style-number text:level="2" text:style-name="WW8Num43z1" style:num-suffix="、" style:num-format="甲, 乙, 丙, ...">
        <style:list-level-properties text:list-level-position-and-space-mode="label-alignment">
          <style:list-level-label-alignment text:label-followed-by="listtab" text:list-tab-stop-position="1.69cm" fo:text-indent="-0.847cm" fo:margin-left="1.69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2.536cm" fo:text-indent="-0.847cm" fo:margin-left="2.536cm"/>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3.383cm" fo:text-indent="-0.847cm" fo:margin-left="3.383cm"/>
        </style:list-level-properties>
      </text:list-level-style-number>
      <text:list-level-style-number text:level="5" text:style-name="WW8Num43z4" style:num-suffix="、" style:num-format="甲, 乙, 丙, ...">
        <style:list-level-properties text:list-level-position-and-space-mode="label-alignment">
          <style:list-level-label-alignment text:label-followed-by="listtab" text:list-tab-stop-position="4.23cm" fo:text-indent="-0.847cm" fo:margin-left="4.23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5.076cm" fo:text-indent="-0.847cm" fo:margin-left="5.076cm"/>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5.923cm" fo:text-indent="-0.847cm" fo:margin-left="5.923cm"/>
        </style:list-level-properties>
      </text:list-level-style-number>
      <text:list-level-style-number text:level="8" text:style-name="WW8Num43z7" style:num-suffix="、" style:num-format="甲, 乙, 丙, ...">
        <style:list-level-properties text:list-level-position-and-space-mode="label-alignment">
          <style:list-level-label-alignment text:label-followed-by="listtab" text:list-tab-stop-position="6.77cm" fo:text-indent="-0.847cm" fo:margin-left="6.77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7.616cm" fo:text-indent="-0.847cm" fo:margin-left="7.6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format="一, 二, 三, ...">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style:num-format="一, 二, 三, ...">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5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45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45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45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45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一, 二, 三, ...">
        <style:list-level-properties text:list-level-position-and-space-mode="label-alignment">
          <style:list-level-label-alignment text:label-followed-by="listtab" text:list-tab-stop-position="2.355cm" fo:text-indent="-0.794cm" fo:margin-left="2.35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一, 二, 三, ...">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style:num-suffix="．" style:num-format="1, 2, 3, ...">
        <style:list-level-properties text:list-level-position-and-space-mode="label-alignment">
          <style:list-level-label-alignment text:label-followed-by="listtab" text:list-tab-stop-position="1.561cm" fo:text-indent="-0.767cm" fo:margin-left="1.5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text:style-name="WW8Num49z0"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49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49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49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49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49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49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49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49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一, 二, 三, ...">
        <style:list-level-properties text:list-level-position-and-space-mode="label-alignment">
          <style:list-level-label-alignment text:label-followed-by="listtab" text:list-tab-stop-position="2.725cm" fo:text-indent="-0.794cm" fo:margin-left="2.72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style:num-format="1, 2, 3, ...">
        <style:list-level-properties text:list-level-position-and-space-mode="label-alignment">
          <style:list-level-label-alignment text:label-followed-by="listtab" text:list-tab-stop-position="1.958cm" fo:text-indent="-0.767cm" fo:margin-left="1.95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prefix="第" style:num-suffix="條" style:num-format="一, 二, 三, ..." text:start-value="6">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text:style-name="WW8Num53z0" style:num-suffix="、" style:num-format="一, 二, 三, ...">
        <style:list-level-properties text:list-level-position-and-space-mode="label-alignment">
          <style:list-level-label-alignment text:label-followed-by="listtab" text:list-tab-stop-position="3.493cm" fo:text-indent="-0.767cm" fo:margin-left="3.4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一, 二, 三, ...">
        <style:list-level-properties text:list-level-position-and-space-mode="label-alignment">
          <style:list-level-label-alignment text:label-followed-by="listtab" text:list-tab-stop-position="3.493cm" fo:text-indent="-0.767cm" fo:margin-left="3.4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prefix="第" style:num-suffix="條" style:num-format="一, 二, 三, ..." text:start-value="2">
        <style:list-level-properties text:list-level-position-and-space-mode="label-alignment">
          <style:list-level-label-alignment text:label-followed-by="listtab" text:list-tab-stop-position="2.54cm" fo:text-indent="-1.693cm" fo:margin-left="2.54cm"/>
        </style:list-level-properties>
      </text:list-level-style-number>
      <text:list-level-style-number text:level="2" text:style-name="WW8Num56z0" style:num-suffix="、" style:num-format="一, 二, 三, ...">
        <style:list-level-properties text:list-level-position-and-space-mode="label-alignment">
          <style:list-level-label-alignment text:label-followed-by="listtab" text:list-tab-stop-position="2.54cm" fo:text-indent="-0.847cm" fo:margin-left="2.54cm"/>
        </style:list-level-properties>
      </text:list-level-style-number>
      <text:list-level-style-number text:level="3" text:style-name="WW8Num56z0" style:num-prefix="第" style:num-suffix="章" style:num-format="一, 二, 三, ..." text:start-value="3">
        <style:list-level-properties text:list-level-position-and-space-mode="label-alignment">
          <style:list-level-label-alignment text:label-followed-by="listtab" text:list-tab-stop-position="3.836cm" fo:text-indent="-1.296cm" fo:margin-left="3.836cm"/>
        </style:list-level-properties>
      </text:list-level-style-number>
      <text:list-level-style-number text:level="4" text:style-name="WW8Num56z3" style:num-suffix="." style:num-format="1">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5" text:style-name="WW8Num56z4" style:num-suffix="、" style:num-format="甲, 乙, 丙, ...">
        <style:list-level-properties text:list-level-position-and-space-mode="label-alignment">
          <style:list-level-label-alignment text:label-followed-by="listtab" text:list-tab-stop-position="5.08cm" fo:text-indent="-0.847cm" fo:margin-left="5.08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text:list-tab-stop-position="5.927cm" fo:text-indent="-0.847cm" fo:margin-left="5.927cm"/>
        </style:list-level-properties>
      </text:list-level-style-number>
      <text:list-level-style-number text:level="7" text:style-name="WW8Num56z6" style:num-suffix="." style:num-format="1">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8" text:style-name="WW8Num56z7" style:num-suffix="、" style:num-format="甲, 乙, 丙, ...">
        <style:list-level-properties text:list-level-position-and-space-mode="label-alignment">
          <style:list-level-label-alignment text:label-followed-by="listtab" text:list-tab-stop-position="7.62cm" fo:text-indent="-0.847cm" fo:margin-left="7.62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text:list-tab-stop-position="8.467cm"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一, 二, 三, ...">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2, 3, ...">
        <style:list-level-properties text:list-level-position-and-space-mode="label-alignment">
          <style:list-level-label-alignment text:label-followed-by="listtab" text:list-tab-stop-position="1.958cm" fo:text-indent="-0.767cm" fo:margin-left="1.95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text:style-name="WW8Num59z0"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text:style-name="WW8Num60z0" style:num-prefix="第" style:num-suffix="章" style:num-format="一, 二, 三, ..." text:start-value="4">
        <style:list-level-properties text:list-level-position-and-space-mode="label-alignment">
          <style:list-level-label-alignment text:label-followed-by="listtab" text:list-tab-stop-position="1.561cm" fo:text-indent="-1.561cm" fo:margin-left="1.5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text:style-name="WW8Num61z0"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number text:level="1" text:style-name="WW8Num62z0" style:num-suffix="、" style:num-format="一, 二, 三, ...">
        <style:list-level-properties text:list-level-position-and-space-mode="label-alignment">
          <style:list-level-label-alignment text:label-followed-by="listtab" text:list-tab-stop-position="2.773cm" fo:text-indent="-1.27cm" fo:margin-left="2.77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2, 3, ...">
        <style:list-level-properties text:list-level-position-and-space-mode="label-alignment">
          <style:list-level-label-alignment text:label-followed-by="listtab" text:list-tab-stop-position="1.958cm" fo:text-indent="-0.767cm" fo:margin-left="1.95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number text:level="1" text:style-name="WW8Num64z0" style:num-suffix="、" style:num-format="一, 二, 三, ...">
        <style:list-level-properties text:list-level-position-and-space-mode="label-alignment">
          <style:list-level-label-alignment text:label-followed-by="listtab" text:list-tab-stop-position="3.493cm" fo:text-indent="-0.767cm" fo:margin-left="3.4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prefix="（" style:num-suffix="）" style:num-format="一, 二, 三, ..." text:start-value="6">
        <style:list-level-properties text:list-level-position-and-space-mode="label-alignment">
          <style:list-level-label-alignment text:label-followed-by="listtab" text:list-tab-stop-position="1.667cm" fo:text-indent="-1.27cm" fo:margin-left="1.6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text:style-name="WW8Num67z0" style:num-prefix="（" style:num-suffix="、" style:num-format="一, 二, 三, ..." text:start-value="9">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67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67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67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67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67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67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67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67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prefix="（" style:num-suffix="）" style:num-format="一, 二, 三, ...">
        <style:list-level-properties text:list-level-position-and-space-mode="label-alignment">
          <style:list-level-label-alignment text:label-followed-by="listtab" text:list-tab-stop-position="1.667cm" fo:text-indent="-1.27cm" fo:margin-left="1.6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number text:level="1" text:style-name="WW8Num69z0" style:num-suffix="、" style:num-format="一, 二, 三, ...">
        <style:list-level-properties text:list-level-position-and-space-mode="label-alignment">
          <style:list-level-label-alignment text:label-followed-by="listtab" text:list-tab-stop-position="2.328cm" fo:text-indent="-0.767cm" fo:margin-left="2.32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text:style-name="WW8Num70z0" style:num-prefix="第" style:num-suffix="條" style:num-format="一, 二, 三, ..." text:start-value="21">
        <style:list-level-properties text:list-level-position-and-space-mode="label-alignment">
          <style:list-level-label-alignment text:label-followed-by="listtab" text:list-tab-stop-position="1.931cm" fo:text-indent="-1.931cm" fo:margin-left="1.93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number text:level="1" text:style-name="WW8Num71z0" style:num-prefix="第" style:num-suffix="條　" style:num-format="一, 二, 三, ..." text:start-value="3">
        <style:list-level-properties text:list-level-position-and-space-mode="label-alignment">
          <style:list-level-label-alignment text:label-followed-by="listtab" text:list-tab-stop-position="1.693cm" fo:text-indent="-1.693cm" fo:margin-left="1.6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一, 二, 三, ...">
        <style:list-level-properties text:list-level-position-and-space-mode="label-alignment">
          <style:list-level-label-alignment text:label-followed-by="listtab" text:list-tab-stop-position="2.355cm" fo:text-indent="-0.794cm" fo:margin-left="2.35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一, 二, 三, ...">
        <style:list-level-properties text:list-level-position-and-space-mode="label-alignment">
          <style:list-level-label-alignment text:label-followed-by="listtab" text:list-tab-stop-position="3.096cm" fo:text-indent="-0.767cm" fo:margin-left="3.09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number text:level="1" text:style-name="WW8Num74z0" style:num-prefix="（" style:num-suffix="）" style:num-format="1, 2, 3, ...">
        <style:list-level-properties text:list-level-position-and-space-mode="label-alignment">
          <style:list-level-label-alignment text:label-followed-by="listtab" text:list-tab-stop-position="2.725cm" fo:text-indent="-1.164cm" fo:margin-left="2.72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number text:level="1" text:style-name="WW8Num75z0" style:num-suffix="、" style:num-format="一, 二, 三, ...">
        <style:list-level-properties text:list-level-position-and-space-mode="label-alignment">
          <style:list-level-label-alignment text:label-followed-by="listtab" text:list-tab-stop-position="3.493cm" fo:text-indent="-0.767cm" fo:margin-left="3.4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number text:level="1" text:style-name="WW8Num76z0" style:num-prefix="（" style:num-suffix="）" style:num-format="一, 二, 三, ...">
        <style:list-level-properties text:list-level-position-and-space-mode="label-alignment">
          <style:list-level-label-alignment text:label-followed-by="listtab" text:list-tab-stop-position="1.561cm" fo:text-indent="-1.164cm" fo:margin-left="1.5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number text:level="1" text:style-name="WW8Num77z0"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number text:level="1" text:style-name="WW8Num78z0" style:num-prefix="（" style:num-suffix="）" style:num-format="一, 二, 三, ...">
        <style:list-level-properties text:list-level-position-and-space-mode="label-alignment">
          <style:list-level-label-alignment text:label-followed-by="listtab" text:list-tab-stop-position="1.561cm" fo:text-indent="-1.164cm" fo:margin-left="1.5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number text:level="1" text:style-name="WW8Num79z0" style:num-suffix="．" style:num-format="1, 2, 3, ...">
        <style:list-level-properties text:list-level-position-and-space-mode="label-alignment">
          <style:list-level-label-alignment text:label-followed-by="listtab" text:list-tab-stop-position="1.958cm" fo:text-indent="-0.767cm" fo:margin-left="1.95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number text:level="1" text:style-name="WW8Num80z0"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number text:level="1" text:style-name="WW8Num81z0" style:num-prefix="第" style:num-suffix="條" style:num-format="一, 二, 三, ..." text:start-value="9">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number text:level="1" text:style-name="WW8Num82z0" style:num-suffix="、" style:num-format="1, 2, 3, ..." text:start-value="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82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82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82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82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82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82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82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82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consecutive-numbering="true">
      <text:list-level-style-number text:level="1" text:style-name="WW8Num83z0"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number text:level="1" text:style-name="WW8Num84z0" style:num-suffix="、" style:num-format="一, 二, 三, ...">
        <style:list-level-properties text:list-level-position-and-space-mode="label-alignment">
          <style:list-level-label-alignment text:label-followed-by="listtab" text:list-tab-stop-position="3.493cm" fo:text-indent="-0.767cm" fo:margin-left="3.4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consecutive-numbering="true">
      <text:list-level-style-number text:level="1" text:style-name="WW8Num85z0" style:num-suffix="．" style:num-format="1, 2, 3, ...">
        <style:list-level-properties text:list-level-position-and-space-mode="label-alignment">
          <style:list-level-label-alignment text:label-followed-by="listtab" text:list-tab-stop-position="1.958cm" fo:text-indent="-0.767cm" fo:margin-left="1.95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consecutive-numbering="true">
      <text:list-level-style-number text:level="1" text:style-name="WW8Num86z0" style:num-prefix="第" style:num-suffix="條" style:num-format="一, 二, 三, ...">
        <style:list-level-properties text:list-level-position-and-space-mode="label-alignment">
          <style:list-level-label-alignment text:label-followed-by="listtab" text:list-tab-stop-position="1.969cm" fo:text-indent="-1.969cm" fo:margin-left="1.96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consecutive-numbering="true">
      <text:list-level-style-number text:level="1" text:style-name="WW8Num87z0" style:num-suffix="、" style:num-format="一, 二, 三, ...">
        <style:list-level-properties text:list-level-position-and-space-mode="label-alignment">
          <style:list-level-label-alignment text:label-followed-by="listtab" text:list-tab-stop-position="0.843cm" fo:text-indent="-0.847cm" fo:margin-left="0.843cm"/>
        </style:list-level-properties>
      </text:list-level-style-number>
      <text:list-level-style-number text:level="2" text:style-name="WW8Num87z1" style:num-suffix="、" style:num-format="甲, 乙, 丙, ...">
        <style:list-level-properties text:list-level-position-and-space-mode="label-alignment">
          <style:list-level-label-alignment text:label-followed-by="listtab" text:list-tab-stop-position="1.69cm" fo:text-indent="-0.847cm" fo:margin-left="1.69cm"/>
        </style:list-level-properties>
      </text:list-level-style-number>
      <text:list-level-style-number text:level="3" text:style-name="WW8Num87z2" style:num-suffix="." style:num-format="i">
        <style:list-level-properties text:list-level-position-and-space-mode="label-alignment" fo:text-align="end">
          <style:list-level-label-alignment text:label-followed-by="listtab" text:list-tab-stop-position="2.536cm" fo:text-indent="-0.847cm" fo:margin-left="2.536cm"/>
        </style:list-level-properties>
      </text:list-level-style-number>
      <text:list-level-style-number text:level="4" text:style-name="WW8Num87z3" style:num-suffix="." style:num-format="1">
        <style:list-level-properties text:list-level-position-and-space-mode="label-alignment">
          <style:list-level-label-alignment text:label-followed-by="listtab" text:list-tab-stop-position="3.383cm" fo:text-indent="-0.847cm" fo:margin-left="3.383cm"/>
        </style:list-level-properties>
      </text:list-level-style-number>
      <text:list-level-style-number text:level="5" text:style-name="WW8Num87z4" style:num-suffix="、" style:num-format="甲, 乙, 丙, ...">
        <style:list-level-properties text:list-level-position-and-space-mode="label-alignment">
          <style:list-level-label-alignment text:label-followed-by="listtab" text:list-tab-stop-position="4.23cm" fo:text-indent="-0.847cm" fo:margin-left="4.23cm"/>
        </style:list-level-properties>
      </text:list-level-style-number>
      <text:list-level-style-number text:level="6" text:style-name="WW8Num87z5" style:num-suffix="." style:num-format="i">
        <style:list-level-properties text:list-level-position-and-space-mode="label-alignment" fo:text-align="end">
          <style:list-level-label-alignment text:label-followed-by="listtab" text:list-tab-stop-position="5.076cm" fo:text-indent="-0.847cm" fo:margin-left="5.076cm"/>
        </style:list-level-properties>
      </text:list-level-style-number>
      <text:list-level-style-number text:level="7" text:style-name="WW8Num87z6" style:num-suffix="." style:num-format="1">
        <style:list-level-properties text:list-level-position-and-space-mode="label-alignment">
          <style:list-level-label-alignment text:label-followed-by="listtab" text:list-tab-stop-position="5.923cm" fo:text-indent="-0.847cm" fo:margin-left="5.923cm"/>
        </style:list-level-properties>
      </text:list-level-style-number>
      <text:list-level-style-number text:level="8" text:style-name="WW8Num87z7" style:num-suffix="、" style:num-format="甲, 乙, 丙, ...">
        <style:list-level-properties text:list-level-position-and-space-mode="label-alignment">
          <style:list-level-label-alignment text:label-followed-by="listtab" text:list-tab-stop-position="6.77cm" fo:text-indent="-0.847cm" fo:margin-left="6.77cm"/>
        </style:list-level-properties>
      </text:list-level-style-number>
      <text:list-level-style-number text:level="9" text:style-name="WW8Num87z8" style:num-suffix="." style:num-format="i">
        <style:list-level-properties text:list-level-position-and-space-mode="label-alignment" fo:text-align="end">
          <style:list-level-label-alignment text:label-followed-by="listtab" text:list-tab-stop-position="7.616cm" fo:text-indent="-0.847cm" fo:margin-left="7.6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consecutive-numbering="true">
      <text:list-level-style-number text:level="1" text:style-name="WW8Num88z0" style:num-prefix="（" style:num-suffix="）" style:num-format="一, 二, 三, ...">
        <style:list-level-properties text:list-level-position-and-space-mode="label-alignment">
          <style:list-level-label-alignment text:label-followed-by="listtab" text:list-tab-stop-position="1.561cm" fo:text-indent="-1.164cm" fo:margin-left="1.5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consecutive-numbering="true">
      <text:list-level-style-number text:level="1" text:style-name="WW8Num89z0" style:num-prefix="第" style:num-suffix="條" style:num-format="一, 二, 三, ...">
        <style:list-level-properties text:list-level-position-and-space-mode="label-alignment">
          <style:list-level-label-alignment text:label-followed-by="listtab" text:list-tab-stop-position="1.561cm" fo:text-indent="-1.561cm" fo:margin-left="1.5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consecutive-numbering="true">
      <text:list-level-style-number text:level="1" text:style-name="WW8Num90z0"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consecutive-numbering="true">
      <text:list-level-style-number text:level="1" text:style-name="WW8Num91z0" style:num-suffix="、" style:num-format="一, 二, 三, ...">
        <style:list-level-properties text:list-level-position-and-space-mode="label-alignment">
          <style:list-level-label-alignment text:label-followed-by="listtab" text:list-tab-stop-position="1.046cm" fo:text-indent="-0.847cm" fo:margin-left="1.04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consecutive-numbering="true">
      <text:list-level-style-number text:level="1" text:style-name="WW8Num92z0" style:num-suffix="." style:num-format="1">
        <style:list-level-properties text:list-level-position-and-space-mode="label-alignment">
          <style:list-level-label-alignment text:label-followed-by="listtab" text:list-tab-stop-position="0.318cm" fo:text-indent="-0.318cm" fo:margin-left="3.31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consecutive-numbering="true">
      <text:list-level-style-number text:level="1" text:style-name="WW8Num93z0" style:num-suffix="、" style:num-format="一, 二, 三, ..." text:start-value="9">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consecutive-numbering="true">
      <text:list-level-style-number text:level="1" text:style-name="WW8Num94z0" style:num-prefix="第" style:num-suffix="章" style:num-format="一, 二, 三, ...">
        <style:list-level-properties text:list-level-position-and-space-mode="label-alignment">
          <style:list-level-label-alignment text:label-followed-by="listtab" text:list-tab-stop-position="2.244cm" fo:text-indent="-2.244cm" fo:margin-left="2.244cm"/>
        </style:list-level-properties>
      </text:list-level-style-number>
      <text:list-level-style-number text:level="2" text:style-name="WW8Num94z1" style:num-prefix="第" style:num-suffix="條、" style:num-format="一, 二, 三, ...">
        <style:list-level-properties text:list-level-position-and-space-mode="label-alignment">
          <style:list-level-label-alignment text:label-followed-by="listtab" text:list-tab-stop-position="2.752cm" fo:text-indent="-1.27cm" fo:margin-left="2.117cm"/>
        </style:list-level-properties>
      </text:list-level-style-number>
      <text:list-level-style-number text:level="3" text:style-name="WW8Num94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94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94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94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94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94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94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consecutive-numbering="true">
      <text:list-level-style-number text:level="1" text:style-name="WW8Num95z0"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consecutive-numbering="true">
      <text:list-level-style-number text:level="1" text:style-name="WW8Num96z0" style:num-suffix="." style:num-format="1">
        <style:list-level-properties text:list-level-position-and-space-mode="label-alignment">
          <style:list-level-label-alignment text:label-followed-by="listtab" text:list-tab-stop-position="0.318cm" fo:text-indent="-0.318cm" fo:margin-left="3.4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consecutive-numbering="true">
      <text:list-level-style-number text:level="1" text:style-name="WW8Num97z0" style:num-prefix="（" style:num-suffix="）" style:num-format="一, 二, 三, ...">
        <style:list-level-properties text:list-level-position-and-space-mode="label-alignment">
          <style:list-level-label-alignment text:label-followed-by="listtab" text:list-tab-stop-position="1.27cm" fo:text-indent="-1.27cm" fo:margin-left="3.5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consecutive-numbering="true">
      <text:list-level-style-number text:level="1" text:style-name="WW8Num98z0"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98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98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98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98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98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98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98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98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consecutive-numbering="true">
      <text:list-level-style-number text:level="1" text:style-name="WW8Num99z0" style:num-suffix="、" style:num-format="一, 二, 三, ...">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consecutive-numbering="true">
      <text:list-level-style-number text:level="1" text:style-name="WW8Num100z0" style:num-prefix="("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00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00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00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00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00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00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00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00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consecutive-numbering="true">
      <text:list-level-style-number text:level="1" text:style-name="WW8Num101z0" style:num-suffix="．" style:num-format="1, 2, 3, ...">
        <style:list-level-properties text:list-level-position-and-space-mode="label-alignment">
          <style:list-level-label-alignment text:label-followed-by="listtab" text:list-tab-stop-position="1.958cm" fo:text-indent="-0.767cm" fo:margin-left="1.95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consecutive-numbering="true">
      <text:list-level-style-number text:level="1" text:style-name="WW8Num102z0" style:num-prefix="(" style:num-suffix=")" style:num-format="一, 二, 三, ...">
        <style:list-level-properties text:list-level-position-and-space-mode="label-alignment">
          <style:list-level-label-alignment text:label-followed-by="listtab" text:list-tab-stop-position="1.905cm" fo:text-indent="-1.334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consecutive-numbering="true">
      <text:list-level-style-number text:level="1" text:style-name="WW8Num103z0" style:num-prefix="("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03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03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03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03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03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03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03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03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consecutive-numbering="true">
      <text:list-level-style-number text:level="1" text:style-name="WW8Num104z0" style:num-suffix="．" style:num-format="1, 2, 3, ...">
        <style:list-level-properties text:list-level-position-and-space-mode="label-alignment">
          <style:list-level-label-alignment text:label-followed-by="listtab" text:list-tab-stop-position="1.958cm" fo:text-indent="-0.767cm" fo:margin-left="1.95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consecutive-numbering="true">
      <text:list-level-style-number text:level="1" text:style-name="WW8Num105z0"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consecutive-numbering="true">
      <text:list-level-style-number text:level="1" text:style-name="WW8Num106z0" style:num-suffix="．" style:num-format="1, 2, 3, ...">
        <style:list-level-properties text:list-level-position-and-space-mode="label-alignment">
          <style:list-level-label-alignment text:label-followed-by="listtab" text:list-tab-stop-position="1.958cm" fo:text-indent="-0.767cm" fo:margin-left="1.95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consecutive-numbering="true">
      <text:list-level-style-number text:level="1" text:style-name="WW8Num107z0" style:num-format="一, 二, 三, ..."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consecutive-numbering="true">
      <text:list-level-style-number text:level="1" text:style-name="WW8Num108z0" style:num-prefix="（" style:num-suffix="）" style:num-format="一, 二, 三, ...">
        <style:list-level-properties text:list-level-position-and-space-mode="label-alignment">
          <style:list-level-label-alignment text:label-followed-by="listtab" text:list-tab-stop-position="1.561cm" fo:text-indent="-1.164cm" fo:margin-left="1.5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consecutive-numbering="true">
      <text:list-level-style-number text:level="1" text:style-name="WW8Num109z0"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consecutive-numbering="true">
      <text:list-level-style-number text:level="1" text:style-name="WW8Num110z0" style:num-suffix="、" style:num-format="一, 二, 三, ...">
        <style:list-level-properties text:list-level-position-and-space-mode="label-alignment">
          <style:list-level-label-alignment text:label-followed-by="listtab" text:list-tab-stop-position="0.847cm" fo:text-indent="-0.847cm" fo:margin-left="1.58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consecutive-numbering="true">
      <text:list-level-style-number text:level="1" text:style-name="WW8Num111z0" style:num-prefix="（" style:num-suffix="）" style:num-format="1, 2, 3, ...">
        <style:list-level-properties text:list-level-position-and-space-mode="label-alignment">
          <style:list-level-label-alignment text:label-followed-by="listtab" text:list-tab-stop-position="2.752cm" fo:text-indent="-1.164cm" fo:margin-left="2.7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consecutive-numbering="true">
      <text:list-level-style-number text:level="1" text:style-name="WW8Num112z0" style:num-suffix="、" style:num-format="一, 二, 三, ...">
        <style:list-level-properties text:list-level-position-and-space-mode="label-alignment">
          <style:list-level-label-alignment text:label-followed-by="listtab" text:list-tab-stop-position="0.75cm" fo:text-indent="-0.75cm" fo:margin-left="2.97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number text:level="1" text:style-name="WW8Num113z0" style:num-suffix="、" style:num-format="一, 二, 三, ...">
        <style:list-level-properties text:list-level-position-and-space-mode="label-alignment">
          <style:list-level-label-alignment text:label-followed-by="listtab" text:list-tab-stop-position="0.843cm" fo:text-indent="-0.847cm" fo:margin-left="0.843cm"/>
        </style:list-level-properties>
      </text:list-level-style-number>
      <text:list-level-style-number text:level="2" text:style-name="WW8Num113z1" style:num-suffix="、" style:num-format="甲, 乙, 丙, ...">
        <style:list-level-properties text:list-level-position-and-space-mode="label-alignment">
          <style:list-level-label-alignment text:label-followed-by="listtab" text:list-tab-stop-position="1.69cm" fo:text-indent="-0.847cm" fo:margin-left="1.69cm"/>
        </style:list-level-properties>
      </text:list-level-style-number>
      <text:list-level-style-number text:level="3" text:style-name="WW8Num113z2" style:num-suffix="." style:num-format="i">
        <style:list-level-properties text:list-level-position-and-space-mode="label-alignment" fo:text-align="end">
          <style:list-level-label-alignment text:label-followed-by="listtab" text:list-tab-stop-position="2.536cm" fo:text-indent="-0.847cm" fo:margin-left="2.536cm"/>
        </style:list-level-properties>
      </text:list-level-style-number>
      <text:list-level-style-number text:level="4" text:style-name="WW8Num113z3" style:num-suffix="." style:num-format="1">
        <style:list-level-properties text:list-level-position-and-space-mode="label-alignment">
          <style:list-level-label-alignment text:label-followed-by="listtab" text:list-tab-stop-position="3.383cm" fo:text-indent="-0.847cm" fo:margin-left="3.383cm"/>
        </style:list-level-properties>
      </text:list-level-style-number>
      <text:list-level-style-number text:level="5" text:style-name="WW8Num113z4" style:num-suffix="、" style:num-format="甲, 乙, 丙, ...">
        <style:list-level-properties text:list-level-position-and-space-mode="label-alignment">
          <style:list-level-label-alignment text:label-followed-by="listtab" text:list-tab-stop-position="4.23cm" fo:text-indent="-0.847cm" fo:margin-left="4.23cm"/>
        </style:list-level-properties>
      </text:list-level-style-number>
      <text:list-level-style-number text:level="6" text:style-name="WW8Num113z5" style:num-suffix="." style:num-format="i">
        <style:list-level-properties text:list-level-position-and-space-mode="label-alignment" fo:text-align="end">
          <style:list-level-label-alignment text:label-followed-by="listtab" text:list-tab-stop-position="5.076cm" fo:text-indent="-0.847cm" fo:margin-left="5.076cm"/>
        </style:list-level-properties>
      </text:list-level-style-number>
      <text:list-level-style-number text:level="7" text:style-name="WW8Num113z6" style:num-suffix="." style:num-format="1">
        <style:list-level-properties text:list-level-position-and-space-mode="label-alignment">
          <style:list-level-label-alignment text:label-followed-by="listtab" text:list-tab-stop-position="5.923cm" fo:text-indent="-0.847cm" fo:margin-left="5.923cm"/>
        </style:list-level-properties>
      </text:list-level-style-number>
      <text:list-level-style-number text:level="8" text:style-name="WW8Num113z7" style:num-suffix="、" style:num-format="甲, 乙, 丙, ...">
        <style:list-level-properties text:list-level-position-and-space-mode="label-alignment">
          <style:list-level-label-alignment text:label-followed-by="listtab" text:list-tab-stop-position="6.77cm" fo:text-indent="-0.847cm" fo:margin-left="6.77cm"/>
        </style:list-level-properties>
      </text:list-level-style-number>
      <text:list-level-style-number text:level="9" text:style-name="WW8Num113z8" style:num-suffix="." style:num-format="i">
        <style:list-level-properties text:list-level-position-and-space-mode="label-alignment" fo:text-align="end">
          <style:list-level-label-alignment text:label-followed-by="listtab" text:list-tab-stop-position="7.616cm" fo:text-indent="-0.847cm" fo:margin-left="7.6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consecutive-numbering="true">
      <text:list-level-style-number text:level="1" text:style-name="WW8Num114z0" style:num-suffix="、" style:num-format="一, 二, 三, ...">
        <style:list-level-properties text:list-level-position-and-space-mode="label-alignment">
          <style:list-level-label-alignment text:label-followed-by="listtab" text:list-tab-stop-position="3.096cm" fo:text-indent="-0.767cm" fo:margin-left="3.09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consecutive-numbering="true">
      <text:list-level-style-number text:level="1" text:style-name="WW8Num115z0"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consecutive-numbering="true">
      <text:list-level-style-number text:level="1" text:style-name="WW8Num116z0" style:num-suffix="．" style:num-format="1, 2, 3, ...">
        <style:list-level-properties text:list-level-position-and-space-mode="label-alignment">
          <style:list-level-label-alignment text:label-followed-by="listtab" text:list-tab-stop-position="1.931cm" fo:text-indent="-0.767cm" fo:margin-left="1.93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consecutive-numbering="true">
      <text:list-level-style-number text:level="1" text:style-name="WW8Num117z0" style:num-prefix="第" style:num-suffix="章" style:num-format="一, 二, 三, ...">
        <style:list-level-properties text:list-level-position-and-space-mode="label-alignment">
          <style:list-level-label-alignment text:label-followed-by="listtab" text:list-tab-stop-position="1.561cm" fo:text-indent="-1.561cm" fo:margin-left="1.5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consecutive-numbering="true">
      <text:list-level-style-number text:level="1" text:style-name="WW8Num118z0"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consecutive-numbering="true">
      <text:list-level-style-number text:level="1" text:style-name="WW8Num119z0" style:num-suffix="、" style:num-format="一, 二, 三, ...">
        <style:list-level-properties text:list-level-position-and-space-mode="label-alignment">
          <style:list-level-label-alignment text:label-followed-by="listtab" text:list-tab-stop-position="2.355cm" fo:text-indent="-0.794cm" fo:margin-left="2.35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consecutive-numbering="true">
      <text:list-level-style-number text:level="1" text:style-name="WW8Num120z0" style:num-format="一, 二, 三, ..."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1" text:consecutive-numbering="true">
      <text:list-level-style-number text:level="1" text:style-name="WW8Num121z0" style:num-prefix="("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21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21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21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21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21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21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21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21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2" text:consecutive-numbering="true">
      <text:list-level-style-number text:level="1" text:style-name="WW8Num122z0" style:num-format="一, 二, 三, ..." text:start-value="1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3" text:consecutive-numbering="true">
      <text:list-level-style-number text:level="1" text:style-name="WW8Num123z0" style:num-suffix="、" style:num-format="一, 二, 三, ...">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4" text:consecutive-numbering="true">
      <text:list-level-style-number text:level="1" text:style-name="WW8Num124z0" style:num-suffix="．" style:num-format="1, 2, 3, ...">
        <style:list-level-properties text:list-level-position-and-space-mode="label-alignment">
          <style:list-level-label-alignment text:label-followed-by="listtab" text:list-tab-stop-position="1.561cm" fo:text-indent="-0.767cm" fo:margin-left="1.5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5" text:consecutive-numbering="true">
      <text:list-level-style-number text:level="1" text:style-name="WW8Num125z0" style:num-prefix="（" style:num-suffix="）" style:num-format="一, 二, 三, ...">
        <style:list-level-properties text:list-level-position-and-space-mode="label-alignment">
          <style:list-level-label-alignment text:label-followed-by="listtab" text:list-tab-stop-position="1.561cm" fo:text-indent="-1.164cm" fo:margin-left="1.5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6" text:consecutive-numbering="true">
      <text:list-level-style-number text:level="1" text:style-name="WW8Num126z0" style:num-prefix="（" style:num-suffix="）" style:num-format="一, 二, 三, ...">
        <style:list-level-properties text:list-level-position-and-space-mode="label-alignment">
          <style:list-level-label-alignment text:label-followed-by="listtab" text:list-tab-stop-position="1.561cm" fo:text-indent="-1.164cm" fo:margin-left="1.5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7" text:consecutive-numbering="true">
      <text:list-level-style-number text:level="1" text:style-name="WW8Num127z0" style:num-suffix="、" style:num-format="一, 二, 三, ...">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8" text:consecutive-numbering="true">
      <text:list-level-style-number text:level="1" text:style-name="WW8Num128z0" style:num-suffix="、" style:num-format="一, 二, 三, ...">
        <style:list-level-properties text:list-level-position-and-space-mode="label-alignment">
          <style:list-level-label-alignment text:label-followed-by="listtab" text:list-tab-stop-position="2.731cm" fo:text-indent="-1.27cm" fo:margin-left="2.73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501cm" fo:margin-bottom="1.75cm" fo:margin-left="2.12cm" fo:margin-right="2.2cm" style:writing-mode="lr-tb" style:layout-grid-color="#c0c0c0" style:layout-grid-lines="40"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text:span text:style-name="Page_20_Number"><text:span text:style-name="MT1"><text:page-number text:select-page="current">15</text:page-number></text:span></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國立暨南國際大學環境保護暨勞工安全衛生管理規章(草案)</dc:title>
    <meta:initial-creator>TYP</meta:initial-creator>
    <meta:creation-date>2007-07-05T08:50:00</meta:creation-date>
    <dc:creator>NCNU</dc:creator>
    <dc:date>2007-07-05T08:52:00</dc:date>
    <meta:print-date>2004-08-19T12:19:00</meta:print-date>
    <meta:editing-cycles>3</meta:editing-cycles>
    <meta:editing-duration>PT4M</meta:editing-duration>
    <meta:document-statistic meta:table-count="6" meta:image-count="0" meta:object-count="2" meta:page-count="16" meta:paragraph-count="313" meta:word-count="6009" meta:character-count="6259" meta:non-whitespace-character-count="6161"/>
    <meta:generator>LibreOffice/5.0.3.2$Windows_x86 LibreOffice_project/e5f16313668ac592c1bfb310f4390624e3dbfb75</meta:generator>
  </office:meta>
</office:document-meta>
</file>